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0.8189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0.2945in"/>
    </style:style>
    <style:style style:name="co7" style:family="table-column">
      <style:table-column-properties fo:break-before="auto" style:column-width="0.4126in"/>
    </style:style>
    <style:style style:name="co8" style:family="table-column">
      <style:table-column-properties fo:break-before="auto" style:column-width="0.2425in"/>
    </style:style>
    <style:style style:name="co9" style:family="table-column">
      <style:table-column-properties fo:break-before="auto" style:column-width="0.3516in"/>
    </style:style>
    <style:style style:name="co10" style:family="table-column">
      <style:table-column-properties fo:break-before="auto" style:column-width="0.3154in"/>
    </style:style>
    <style:style style:name="co11" style:family="table-column">
      <style:table-column-properties fo:break-before="auto" style:column-width="0.42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2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18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18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60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 style:data-style-name="N1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61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18">
      <style:table-cell-properties fo:border="none"/>
      <style:text-properties fo:font-weight="bold" style:font-weight-asian="bold" style:font-weight-complex="bold"/>
    </style:style>
    <style:style style:name="ce10" style:family="table-cell" style:parent-style-name="Default" style:data-style-name="N118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11" style:family="table-cell" style:parent-style-name="Default" style:data-style-name="N118">
      <style:table-cell-properties fo:border-bottom="0.0008in solid #000000" fo:border-left="0.0008in solid #000000" fo:border-right="0.0008in solid #000000" fo:border-top="none"/>
    </style:style>
    <style:style style:name="ce12" style:family="table-cell" style:parent-style-name="Default" style:data-style-name="N2">
      <style:table-cell-properties fo:border="0.0008in solid #000000"/>
    </style:style>
    <style:style style:name="ce13" style:family="table-cell" style:parent-style-name="Default" style:data-style-name="N60">
      <style:table-cell-properties fo:border-bottom="none" fo:border-left="0.0008in solid #000000" fo:border-right="0.0008in solid #000000" fo:border-top="none"/>
    </style:style>
    <style:style style:name="ce14" style:family="table-cell" style:parent-style-name="Default" style:data-style-name="N2">
      <style:table-cell-properties fo:border-bottom="none" fo:border-left="0.0008in solid #000000" fo:border-right="0.0008in solid #000000" fo:border-top="none"/>
    </style:style>
    <style:style style:name="ce15" style:family="table-cell" style:parent-style-name="Default" style:data-style-name="N2">
      <style:table-cell-properties fo:border-bottom="0.0008in solid #000000" fo:border-left="0.0008in solid #000000" fo:border-right="0.0008in solid #000000" fo:border-top="none"/>
    </style:style>
    <style:style style:name="ce16" style:family="table-cell" style:parent-style-name="Default" style:data-style-name="N118"/>
    <style:style style:name="ce17" style:family="table-cell" style:parent-style-name="Default" style:data-style-name="N60">
      <style:table-cell-properties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 style:data-style-name="N60">
      <style:table-cell-properties fo:border-bottom="none" fo:background-color="#c0c0c0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60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21" style:family="table-cell" style:parent-style-name="Default" style:data-style-name="N60"/>
    <style:style style:name="ce22" style:family="table-cell" style:parent-style-name="Default" style:data-style-name="N120">
      <style:table-cell-properties fo:border-bottom="none" fo:border-left="0.0008in solid #000000" fo:border-right="0.0008in solid #000000" fo:border-top="none"/>
    </style:style>
    <style:style style:name="ce23" style:family="table-cell" style:parent-style-name="Default" style:data-style-name="N61">
      <style:table-cell-properties fo:border-bottom="0.0008in solid #000000" fo:border-left="0.0008in solid #000000" fo:border-right="0.0008in solid #000000" fo:border-top="none"/>
    </style:style>
    <style:style style:name="ce24" style:family="table-cell" style:parent-style-name="Default" style:data-style-name="N60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25" style:family="table-cell" style:parent-style-name="Default" style:data-style-name="N60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</style:style>
    <style:style style:name="ce26" style:family="table-cell" style:parent-style-name="Default" style:data-style-name="N60">
      <style:table-cell-properties fo:border-bottom="none" fo:border-left="none" fo:border-right="none" fo:border-top="0.0008in solid #000000"/>
    </style:style>
    <style:style style:name="ce27" style:family="table-cell" style:parent-style-name="Default" style:data-style-name="N60">
      <style:table-cell-properties fo:border-bottom="none" fo:border-left="none" fo:border-right="none" fo:border-top="0.0008in solid #000000"/>
      <style:text-properties fo:font-weight="bold" style:font-weight-asian="bold" style:font-weight-complex="bold"/>
    </style:style>
    <style:style style:name="ce28" style:family="table-cell" style:parent-style-name="Default" style:data-style-name="N60">
      <style:table-cell-properties fo:padding-bottom="0.0193in" fo:padding-left="0.0138in" fo:padding-right="0.0138in" fo:padding-top="0.0193in"/>
    </style:style>
    <style:style style:name="ce29" style:family="table-cell" style:parent-style-name="Default" style:data-style-name="N60">
      <style:table-cell-properties fo:border-bottom="0.0008in solid #000000" fo:border-left="none" fo:border-right="none" fo:border-top="none"/>
      <style:text-properties style:font-name="Arial" style:font-name-asian="Arial1" style:font-name-complex="Arial1"/>
    </style:style>
    <style:style style:name="ce30" style:family="table-cell" style:parent-style-name="Default">
      <style:table-cell-properties fo:border="none"/>
    </style:style>
    <style:style style:name="ce31" style:family="table-cell" style:parent-style-name="Default">
      <style:table-cell-properties fo:border-bottom="none" fo:border-left="none" fo:border-right="none" fo:border-top="0.0008in solid #000000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34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</style:style>
    <style:style style:name="ce35" style:family="table-cell" style:parent-style-name="Default" style:data-style-name="N60">
      <style:table-cell-properties fo:border-bottom="none" fo:border-left="none" fo:border-right="0.0008in solid #000000" fo:border-top="0.0008in solid #000000"/>
      <style:text-properties fo:font-weight="bold" style:font-weight-asian="bold" style:font-weight-complex="bold"/>
    </style:style>
    <style:style style:name="ce36" style:family="table-cell" style:parent-style-name="Default" style:data-style-name="N60">
      <style:table-cell-properties fo:border-bottom="none" fo:border-left="none" fo:border-right="0.0008in solid #000000" fo:border-top="none"/>
    </style:style>
    <style:style style:name="ce37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ce38" style:family="table-cell" style:parent-style-name="Default" style:data-style-name="N60">
      <style:table-cell-properties fo:border-bottom="0.0008in solid #000000" fo:border-left="0.0008in solid #000000" fo:border-right="none" fo:border-top="none"/>
    </style:style>
    <style:style style:name="ce39" style:family="table-cell" style:parent-style-name="Default" style:data-style-name="N60">
      <style:table-cell-properties fo:border-bottom="none" fo:border-left="0.0008in solid #000000" fo:border-right="none" fo:border-top="none"/>
    </style:style>
    <style:style style:name="ce40" style:family="table-cell" style:parent-style-name="Default" style:data-style-name="N60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60">
      <style:table-cell-properties fo:border-bottom="none" fo:border-left="none" fo:border-right="0.0008in solid #000000" fo:border-top="0.0008in solid #000000"/>
    </style:style>
    <style:style style:name="ce42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60">
      <style:table-cell-properties fo:border="none"/>
    </style:style>
    <style:style style:name="ce44" style:family="table-cell" style:parent-style-name="Default" style:data-style-name="N60">
      <style:table-cell-properties fo:border-bottom="0.0008in solid #000000" fo:border-left="none" fo:border-right="0.0008in solid #000000" fo:border-top="none"/>
      <style:text-properties style:font-name="Arial" style:font-name-asian="Arial1" style:font-name-complex="Arial1"/>
    </style:style>
    <style:style style:name="ce45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order-left="none" fo:border-right="0.0008in solid #000000" fo:border-top="0.0008in solid #000000"/>
    </style:style>
    <style:style style:name="ce47" style:family="table-cell" style:parent-style-name="Default">
      <style:table-cell-properties fo:border-bottom="none" fo:border-left="none" fo:border-right="0.0008in solid #000000" fo:border-top="none"/>
      <style:text-properties fo:font-weight="bold" style:font-weight-asian="bold" style:font-weight-complex="bold"/>
    </style:style>
    <style:style style:name="ce48" style:family="table-cell" style:parent-style-name="Default" style:data-style-name="N6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6"/>
        <table:table-column table:style-name="co2" table:number-columns-repeated="3" table:default-cell-style-name="ce21"/>
        <table:table-column table:style-name="co2" table:default-cell-style-name="Default"/>
        <table:table-column table:style-name="co3" table:number-columns-repeated="3" table:default-cell-style-name="ce21"/>
        <table:table-column table:style-name="co2" table:default-cell-style-name="Default"/>
        <table:table-column table:style-name="co3" table:number-columns-repeated="3" table:default-cell-style-name="ce21"/>
        <table:table-column table:style-name="co2" table:default-cell-style-name="ce21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3" table:number-columns-repeated="15" table:default-cell-style-name="Default"/>
        <table:table-column table:style-name="co9" table:default-cell-style-name="Default"/>
        <table:table-column table:style-name="co3" table:number-columns-repeated="27" table:default-cell-style-name="Default"/>
        <table:table-column table:style-name="co10" table:default-cell-style-name="Default"/>
        <table:table-column table:style-name="co3" table:number-columns-repeated="27" table:default-cell-style-name="Default"/>
        <table:table-column table:style-name="co11" table:default-cell-style-name="Default"/>
        <table:table-column table:style-name="co3" table:number-columns-repeated="883" table:default-cell-style-name="Default"/>
        <table:table-row table:style-name="ro1">
          <table:table-cell table:style-name="ce1" office:value-type="string" table:number-columns-spanned="12" table:number-rows-spanned="1">
            <text:p>Perturbation study, based on constant Spacing dx=0.005, summation density, leapfrog , simu time~0.2 </text:p>
          </table:table-cell>
          <table:covered-table-cell table:style-name="ce17"/>
          <table:covered-table-cell table:number-columns-repeated="2"/>
          <table:covered-table-cell table:style-name="ce30"/>
          <table:covered-table-cell table:style-name="ce33"/>
          <table:covered-table-cell table:number-columns-repeated="2"/>
          <table:covered-table-cell table:style-name="ce30"/>
          <table:covered-table-cell table:style-name="ce33"/>
          <table:covered-table-cell table:number-columns-repeated="2"/>
          <table:table-cell table:number-columns-repeated="1012"/>
        </table:table-row>
        <table:table-row table:style-name="ro1">
          <table:table-cell table:style-name="ce2"/>
          <table:table-cell table:style-name="ce17"/>
          <table:table-cell table:number-columns-repeated="2"/>
          <table:table-cell table:style-name="ce30"/>
          <table:table-cell table:style-name="ce33"/>
          <table:table-cell table:number-columns-repeated="2"/>
          <table:table-cell table:style-name="ce30"/>
          <table: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8" office:value-type="string" table:number-columns-spanned="27" table:number-rows-spanned="1">
            <text:p>Perturbation 0.05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34"/>
          <table:covered-table-cell table:style-name="ce26"/>
          <table:covered-table-cell table:style-name="ce26"/>
          <table:covered-table-cell table:style-name="ce31"/>
          <table:covered-table-cell table:style-name="ce34"/>
          <table:covered-table-cell table:style-name="ce26"/>
          <table:covered-table-cell table:style-name="ce41"/>
          <table:covered-table-cell table:style-name="ce4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46"/>
          <table:table-cell/>
          <table:table-cell table:style-name="ce18" office:value-type="string" table:number-columns-spanned="27" table:number-rows-spanned="1">
            <text:p>Perturbation 0.10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34"/>
          <table:covered-table-cell table:style-name="ce26"/>
          <table:covered-table-cell table:style-name="ce26"/>
          <table:covered-table-cell table:style-name="ce31"/>
          <table:covered-table-cell table:style-name="ce34"/>
          <table:covered-table-cell table:style-name="ce26"/>
          <table:covered-table-cell table:style-name="ce41"/>
          <table:covered-table-cell table:style-name="ce4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46"/>
          <table:table-cell/>
          <table:table-cell table:style-name="ce18" office:value-type="string" table:number-columns-spanned="27" table:number-rows-spanned="1">
            <text:p>Perturbation 0.15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34"/>
          <table:covered-table-cell table:style-name="ce26"/>
          <table:covered-table-cell table:style-name="ce26"/>
          <table:covered-table-cell table:style-name="ce31"/>
          <table:covered-table-cell table:style-name="ce34"/>
          <table:covered-table-cell table:style-name="ce26"/>
          <table:covered-table-cell table:style-name="ce41"/>
          <table:covered-table-cell table:style-name="ce4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46"/>
          <table:table-cell/>
          <table:table-cell table:style-name="ce18" office:value-type="string" table:number-columns-spanned="27" table:number-rows-spanned="1">
            <text:p>Perturbation 0.20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34"/>
          <table:covered-table-cell table:style-name="ce26"/>
          <table:covered-table-cell table:style-name="ce26"/>
          <table:covered-table-cell table:style-name="ce31"/>
          <table:covered-table-cell table:style-name="ce34"/>
          <table:covered-table-cell table:style-name="ce26"/>
          <table:covered-table-cell table:style-name="ce41"/>
          <table:covered-table-cell table:style-name="ce4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46"/>
          <table:table-cell/>
          <table:table-cell table:style-name="ce18" office:value-type="string" table:number-columns-spanned="27" table:number-rows-spanned="1">
            <text:p>Perturbation 0.25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34"/>
          <table:covered-table-cell table:style-name="ce26"/>
          <table:covered-table-cell table:style-name="ce26"/>
          <table:covered-table-cell table:style-name="ce31"/>
          <table:covered-table-cell table:style-name="ce34"/>
          <table:covered-table-cell table:style-name="ce26"/>
          <table:covered-table-cell table:style-name="ce41"/>
          <table:covered-table-cell table:style-name="ce4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46"/>
          <table:table-cell/>
          <table:table-cell table:style-name="ce18" office:value-type="string" table:number-columns-spanned="27" table:number-rows-spanned="1">
            <text:p>Perturbation 0.30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34"/>
          <table:covered-table-cell table:style-name="ce26"/>
          <table:covered-table-cell table:style-name="ce26"/>
          <table:covered-table-cell table:style-name="ce31"/>
          <table:covered-table-cell table:style-name="ce34"/>
          <table:covered-table-cell table:style-name="ce26"/>
          <table:covered-table-cell table:style-name="ce41"/>
          <table:covered-table-cell table:style-name="ce4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46"/>
          <table:table-cell table:number-columns-repeated="856"/>
        </table:table-row>
        <table:table-row table:style-name="ro1">
          <table:table-cell table:style-name="ce4" office:value-type="string">
            <text:p>realisation</text:p>
          </table:table-cell>
          <table:table-cell table:style-name="ce19" office:value-type="string" table:number-columns-spanned="9" table:number-rows-spanned="1">
            <text:p>whole domain 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35"/>
          <table:table-cell table:style-name="ce19" office:value-type="string" table:number-columns-spanned="9" table:number-rows-spanned="1">
            <text:p>area3 (after rarefaction before CD)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style-name="ce45" office:value-type="string" table:number-columns-spanned="9" table:number-rows-spanned="1">
            <text:p>area2 (after CD before shock)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47"/>
          <table:table-cell table:style-name="ce32"/>
          <table:table-cell table:style-name="ce19" office:value-type="string" table:number-columns-spanned="9" table:number-rows-spanned="1">
            <text:p>whole domain 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35"/>
          <table:table-cell table:style-name="ce19" office:value-type="string" table:number-columns-spanned="9" table:number-rows-spanned="1">
            <text:p>area3 (after rarefaction before CD)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style-name="ce45" office:value-type="string" table:number-columns-spanned="9" table:number-rows-spanned="1">
            <text:p>area2 (after CD before shock)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47"/>
          <table:table-cell table:style-name="ce32"/>
          <table:table-cell table:style-name="ce19" office:value-type="string" table:number-columns-spanned="9" table:number-rows-spanned="1">
            <text:p>whole domain 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35"/>
          <table:table-cell table:style-name="ce19" office:value-type="string" table:number-columns-spanned="9" table:number-rows-spanned="1">
            <text:p>area3 (after rarefaction before CD)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style-name="ce45" office:value-type="string" table:number-columns-spanned="9" table:number-rows-spanned="1">
            <text:p>area2 (after CD before shock)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47"/>
          <table:table-cell table:style-name="ce32"/>
          <table:table-cell table:style-name="ce19" office:value-type="string" table:number-columns-spanned="9" table:number-rows-spanned="1">
            <text:p>whole domain 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35"/>
          <table:table-cell table:style-name="ce19" office:value-type="string" table:number-columns-spanned="9" table:number-rows-spanned="1">
            <text:p>area3 (after rarefaction before CD)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style-name="ce45" office:value-type="string" table:number-columns-spanned="9" table:number-rows-spanned="1">
            <text:p>area2 (after CD before shock)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47"/>
          <table:table-cell table:style-name="ce32"/>
          <table:table-cell table:style-name="ce19" office:value-type="string" table:number-columns-spanned="9" table:number-rows-spanned="1">
            <text:p>whole domain 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35"/>
          <table:table-cell table:style-name="ce19" office:value-type="string" table:number-columns-spanned="9" table:number-rows-spanned="1">
            <text:p>area3 (after rarefaction before CD)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style-name="ce45" office:value-type="string" table:number-columns-spanned="9" table:number-rows-spanned="1">
            <text:p>area2 (after CD before shock)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47"/>
          <table:table-cell table:style-name="ce32"/>
          <table:table-cell table:style-name="ce19" office:value-type="string" table:number-columns-spanned="9" table:number-rows-spanned="1">
            <text:p>whole domain 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35"/>
          <table:table-cell table:style-name="ce19" office:value-type="string" table:number-columns-spanned="9" table:number-rows-spanned="1">
            <text:p>area3 (after rarefaction before CD)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style-name="ce45" office:value-type="string" table:number-columns-spanned="9" table:number-rows-spanned="1">
            <text:p>area2 (after CD before shock)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47"/>
          <table:table-cell table:style-name="ce32" table:number-columns-repeated="856"/>
        </table:table-row>
        <table:table-row table:style-name="ro1">
          <table:table-cell table:style-name="ce5"/>
          <table:table-cell table:style-name="ce20" office:value-type="string">
            <text:p>L1_rho</text:p>
          </table:table-cell>
          <table:table-cell table:style-name="ce20" office:value-type="string">
            <text:p>L1_u</text:p>
          </table:table-cell>
          <table:table-cell table:style-name="ce29" office:value-type="string">
            <text:p>L1e</text:p>
          </table:table-cell>
          <table:table-cell table:style-name="ce20" office:value-type="string">
            <text:p>L2_rho</text:p>
          </table:table-cell>
          <table:table-cell table:style-name="ce20" office:value-type="string">
            <text:p>L2_u</text:p>
          </table:table-cell>
          <table:table-cell table:style-name="ce29" office:value-type="string">
            <text:p>L2e</text:p>
          </table:table-cell>
          <table:table-cell table:style-name="ce20" office:value-type="string">
            <text:p>Linf_rho</text:p>
          </table:table-cell>
          <table:table-cell table:style-name="ce20" office:value-type="string">
            <text:p>Linf_u</text:p>
          </table:table-cell>
          <table:table-cell table:style-name="ce29" office:value-type="string">
            <text:p>Linf_e</text:p>
          </table:table-cell>
          <table:table-cell table:style-name="ce38" office:value-type="string">
            <text:p>L1_rho3</text:p>
          </table:table-cell>
          <table:table-cell table:style-name="ce20" office:value-type="string">
            <text:p>L1_u3</text:p>
          </table:table-cell>
          <table:table-cell table:style-name="ce29" office:value-type="string">
            <text:p>L1e3</text:p>
          </table:table-cell>
          <table:table-cell table:style-name="ce20" office:value-type="string">
            <text:p>L2_rho3</text:p>
          </table:table-cell>
          <table:table-cell table:style-name="ce20" office:value-type="string">
            <text:p>L2_u3</text:p>
          </table:table-cell>
          <table:table-cell table:style-name="ce29" office:value-type="string">
            <text:p>L2e3</text:p>
          </table:table-cell>
          <table:table-cell table:style-name="ce20" office:value-type="string">
            <text:p>Linf_rho3</text:p>
          </table:table-cell>
          <table:table-cell table:style-name="ce20" office:value-type="string">
            <text:p>Linf_u3</text:p>
          </table:table-cell>
          <table:table-cell table:style-name="ce44" office:value-type="string">
            <text:p>Linf_e3</text:p>
          </table:table-cell>
          <table:table-cell table:style-name="ce38" office:value-type="string">
            <text:p>L1_rho2</text:p>
          </table:table-cell>
          <table:table-cell table:style-name="ce20" office:value-type="string">
            <text:p>L1_u2</text:p>
          </table:table-cell>
          <table:table-cell table:style-name="ce29" office:value-type="string">
            <text:p>L1e2</text:p>
          </table:table-cell>
          <table:table-cell table:style-name="ce20" office:value-type="string">
            <text:p>L2_rho2</text:p>
          </table:table-cell>
          <table:table-cell table:style-name="ce20" office:value-type="string">
            <text:p>L2_u2</text:p>
          </table:table-cell>
          <table:table-cell table:style-name="ce29" office:value-type="string">
            <text:p>L2e2</text:p>
          </table:table-cell>
          <table:table-cell table:style-name="ce20" office:value-type="string">
            <text:p>Linf_rho2</text:p>
          </table:table-cell>
          <table:table-cell table:style-name="ce20" office:value-type="string">
            <text:p>Linf_u2</text:p>
          </table:table-cell>
          <table:table-cell table:style-name="ce44" office:value-type="string">
            <text:p>Linf_e2</text:p>
          </table:table-cell>
          <table:table-cell/>
          <table:table-cell table:style-name="ce20" office:value-type="string">
            <text:p>L1_rho</text:p>
          </table:table-cell>
          <table:table-cell table:style-name="ce20" office:value-type="string">
            <text:p>L1_u</text:p>
          </table:table-cell>
          <table:table-cell table:style-name="ce29" office:value-type="string">
            <text:p>L1e</text:p>
          </table:table-cell>
          <table:table-cell table:style-name="ce20" office:value-type="string">
            <text:p>L2_rho</text:p>
          </table:table-cell>
          <table:table-cell table:style-name="ce20" office:value-type="string">
            <text:p>L2_u</text:p>
          </table:table-cell>
          <table:table-cell table:style-name="ce29" office:value-type="string">
            <text:p>L2e</text:p>
          </table:table-cell>
          <table:table-cell table:style-name="ce20" office:value-type="string">
            <text:p>Linf_rho</text:p>
          </table:table-cell>
          <table:table-cell table:style-name="ce20" office:value-type="string">
            <text:p>Linf_u</text:p>
          </table:table-cell>
          <table:table-cell table:style-name="ce29" office:value-type="string">
            <text:p>Linf_e</text:p>
          </table:table-cell>
          <table:table-cell table:style-name="ce38" office:value-type="string">
            <text:p>L1_rho3</text:p>
          </table:table-cell>
          <table:table-cell table:style-name="ce20" office:value-type="string">
            <text:p>L1_u3</text:p>
          </table:table-cell>
          <table:table-cell table:style-name="ce29" office:value-type="string">
            <text:p>L1e3</text:p>
          </table:table-cell>
          <table:table-cell table:style-name="ce20" office:value-type="string">
            <text:p>L2_rho3</text:p>
          </table:table-cell>
          <table:table-cell table:style-name="ce20" office:value-type="string">
            <text:p>L2_u3</text:p>
          </table:table-cell>
          <table:table-cell table:style-name="ce29" office:value-type="string">
            <text:p>L2e3</text:p>
          </table:table-cell>
          <table:table-cell table:style-name="ce20" office:value-type="string">
            <text:p>Linf_rho3</text:p>
          </table:table-cell>
          <table:table-cell table:style-name="ce20" office:value-type="string">
            <text:p>Linf_u3</text:p>
          </table:table-cell>
          <table:table-cell table:style-name="ce44" office:value-type="string">
            <text:p>Linf_e3</text:p>
          </table:table-cell>
          <table:table-cell table:style-name="ce38" office:value-type="string">
            <text:p>L1_rho2</text:p>
          </table:table-cell>
          <table:table-cell table:style-name="ce20" office:value-type="string">
            <text:p>L1_u2</text:p>
          </table:table-cell>
          <table:table-cell table:style-name="ce29" office:value-type="string">
            <text:p>L1e2</text:p>
          </table:table-cell>
          <table:table-cell table:style-name="ce20" office:value-type="string">
            <text:p>L2_rho2</text:p>
          </table:table-cell>
          <table:table-cell table:style-name="ce20" office:value-type="string">
            <text:p>L2_u2</text:p>
          </table:table-cell>
          <table:table-cell table:style-name="ce29" office:value-type="string">
            <text:p>L2e2</text:p>
          </table:table-cell>
          <table:table-cell table:style-name="ce20" office:value-type="string">
            <text:p>Linf_rho2</text:p>
          </table:table-cell>
          <table:table-cell table:style-name="ce20" office:value-type="string">
            <text:p>Linf_u2</text:p>
          </table:table-cell>
          <table:table-cell table:style-name="ce44" office:value-type="string">
            <text:p>Linf_e2</text:p>
          </table:table-cell>
          <table:table-cell/>
          <table:table-cell table:style-name="ce20" office:value-type="string">
            <text:p>L1_rho</text:p>
          </table:table-cell>
          <table:table-cell table:style-name="ce20" office:value-type="string">
            <text:p>L1_u</text:p>
          </table:table-cell>
          <table:table-cell table:style-name="ce29" office:value-type="string">
            <text:p>L1e</text:p>
          </table:table-cell>
          <table:table-cell table:style-name="ce20" office:value-type="string">
            <text:p>L2_rho</text:p>
          </table:table-cell>
          <table:table-cell table:style-name="ce20" office:value-type="string">
            <text:p>L2_u</text:p>
          </table:table-cell>
          <table:table-cell table:style-name="ce29" office:value-type="string">
            <text:p>L2e</text:p>
          </table:table-cell>
          <table:table-cell table:style-name="ce20" office:value-type="string">
            <text:p>Linf_rho</text:p>
          </table:table-cell>
          <table:table-cell table:style-name="ce20" office:value-type="string">
            <text:p>Linf_u</text:p>
          </table:table-cell>
          <table:table-cell table:style-name="ce29" office:value-type="string">
            <text:p>Linf_e</text:p>
          </table:table-cell>
          <table:table-cell table:style-name="ce38" office:value-type="string">
            <text:p>L1_rho3</text:p>
          </table:table-cell>
          <table:table-cell table:style-name="ce20" office:value-type="string">
            <text:p>L1_u3</text:p>
          </table:table-cell>
          <table:table-cell table:style-name="ce29" office:value-type="string">
            <text:p>L1e3</text:p>
          </table:table-cell>
          <table:table-cell table:style-name="ce20" office:value-type="string">
            <text:p>L2_rho3</text:p>
          </table:table-cell>
          <table:table-cell table:style-name="ce20" office:value-type="string">
            <text:p>L2_u3</text:p>
          </table:table-cell>
          <table:table-cell table:style-name="ce29" office:value-type="string">
            <text:p>L2e3</text:p>
          </table:table-cell>
          <table:table-cell table:style-name="ce20" office:value-type="string">
            <text:p>Linf_rho3</text:p>
          </table:table-cell>
          <table:table-cell table:style-name="ce20" office:value-type="string">
            <text:p>Linf_u3</text:p>
          </table:table-cell>
          <table:table-cell table:style-name="ce44" office:value-type="string">
            <text:p>Linf_e3</text:p>
          </table:table-cell>
          <table:table-cell table:style-name="ce38" office:value-type="string">
            <text:p>L1_rho2</text:p>
          </table:table-cell>
          <table:table-cell table:style-name="ce20" office:value-type="string">
            <text:p>L1_u2</text:p>
          </table:table-cell>
          <table:table-cell table:style-name="ce29" office:value-type="string">
            <text:p>L1e2</text:p>
          </table:table-cell>
          <table:table-cell table:style-name="ce20" office:value-type="string">
            <text:p>L2_rho2</text:p>
          </table:table-cell>
          <table:table-cell table:style-name="ce20" office:value-type="string">
            <text:p>L2_u2</text:p>
          </table:table-cell>
          <table:table-cell table:style-name="ce29" office:value-type="string">
            <text:p>L2e2</text:p>
          </table:table-cell>
          <table:table-cell table:style-name="ce20" office:value-type="string">
            <text:p>Linf_rho2</text:p>
          </table:table-cell>
          <table:table-cell table:style-name="ce20" office:value-type="string">
            <text:p>Linf_u2</text:p>
          </table:table-cell>
          <table:table-cell table:style-name="ce44" office:value-type="string">
            <text:p>Linf_e2</text:p>
          </table:table-cell>
          <table:table-cell/>
          <table:table-cell table:style-name="ce20" office:value-type="string">
            <text:p>L1_rho</text:p>
          </table:table-cell>
          <table:table-cell table:style-name="ce20" office:value-type="string">
            <text:p>L1_u</text:p>
          </table:table-cell>
          <table:table-cell table:style-name="ce29" office:value-type="string">
            <text:p>L1e</text:p>
          </table:table-cell>
          <table:table-cell table:style-name="ce20" office:value-type="string">
            <text:p>L2_rho</text:p>
          </table:table-cell>
          <table:table-cell table:style-name="ce20" office:value-type="string">
            <text:p>L2_u</text:p>
          </table:table-cell>
          <table:table-cell table:style-name="ce29" office:value-type="string">
            <text:p>L2e</text:p>
          </table:table-cell>
          <table:table-cell table:style-name="ce20" office:value-type="string">
            <text:p>Linf_rho</text:p>
          </table:table-cell>
          <table:table-cell table:style-name="ce20" office:value-type="string">
            <text:p>Linf_u</text:p>
          </table:table-cell>
          <table:table-cell table:style-name="ce29" office:value-type="string">
            <text:p>Linf_e</text:p>
          </table:table-cell>
          <table:table-cell table:style-name="ce38" office:value-type="string">
            <text:p>L1_rho3</text:p>
          </table:table-cell>
          <table:table-cell table:style-name="ce20" office:value-type="string">
            <text:p>L1_u3</text:p>
          </table:table-cell>
          <table:table-cell table:style-name="ce29" office:value-type="string">
            <text:p>L1e3</text:p>
          </table:table-cell>
          <table:table-cell table:style-name="ce20" office:value-type="string">
            <text:p>L2_rho3</text:p>
          </table:table-cell>
          <table:table-cell table:style-name="ce20" office:value-type="string">
            <text:p>L2_u3</text:p>
          </table:table-cell>
          <table:table-cell table:style-name="ce29" office:value-type="string">
            <text:p>L2e3</text:p>
          </table:table-cell>
          <table:table-cell table:style-name="ce20" office:value-type="string">
            <text:p>Linf_rho3</text:p>
          </table:table-cell>
          <table:table-cell table:style-name="ce20" office:value-type="string">
            <text:p>Linf_u3</text:p>
          </table:table-cell>
          <table:table-cell table:style-name="ce44" office:value-type="string">
            <text:p>Linf_e3</text:p>
          </table:table-cell>
          <table:table-cell table:style-name="ce38" office:value-type="string">
            <text:p>L1_rho2</text:p>
          </table:table-cell>
          <table:table-cell table:style-name="ce20" office:value-type="string">
            <text:p>L1_u2</text:p>
          </table:table-cell>
          <table:table-cell table:style-name="ce29" office:value-type="string">
            <text:p>L1e2</text:p>
          </table:table-cell>
          <table:table-cell table:style-name="ce20" office:value-type="string">
            <text:p>L2_rho2</text:p>
          </table:table-cell>
          <table:table-cell table:style-name="ce20" office:value-type="string">
            <text:p>L2_u2</text:p>
          </table:table-cell>
          <table:table-cell table:style-name="ce29" office:value-type="string">
            <text:p>L2e2</text:p>
          </table:table-cell>
          <table:table-cell table:style-name="ce20" office:value-type="string">
            <text:p>Linf_rho2</text:p>
          </table:table-cell>
          <table:table-cell table:style-name="ce20" office:value-type="string">
            <text:p>Linf_u2</text:p>
          </table:table-cell>
          <table:table-cell table:style-name="ce44" office:value-type="string">
            <text:p>Linf_e2</text:p>
          </table:table-cell>
          <table:table-cell/>
          <table:table-cell table:style-name="ce20" office:value-type="string">
            <text:p>L1_rho</text:p>
          </table:table-cell>
          <table:table-cell table:style-name="ce20" office:value-type="string">
            <text:p>L1_u</text:p>
          </table:table-cell>
          <table:table-cell table:style-name="ce29" office:value-type="string">
            <text:p>L1e</text:p>
          </table:table-cell>
          <table:table-cell table:style-name="ce20" office:value-type="string">
            <text:p>L2_rho</text:p>
          </table:table-cell>
          <table:table-cell table:style-name="ce20" office:value-type="string">
            <text:p>L2_u</text:p>
          </table:table-cell>
          <table:table-cell table:style-name="ce29" office:value-type="string">
            <text:p>L2e</text:p>
          </table:table-cell>
          <table:table-cell table:style-name="ce20" office:value-type="string">
            <text:p>Linf_rho</text:p>
          </table:table-cell>
          <table:table-cell table:style-name="ce20" office:value-type="string">
            <text:p>Linf_u</text:p>
          </table:table-cell>
          <table:table-cell table:style-name="ce29" office:value-type="string">
            <text:p>Linf_e</text:p>
          </table:table-cell>
          <table:table-cell table:style-name="ce38" office:value-type="string">
            <text:p>L1_rho3</text:p>
          </table:table-cell>
          <table:table-cell table:style-name="ce20" office:value-type="string">
            <text:p>L1_u3</text:p>
          </table:table-cell>
          <table:table-cell table:style-name="ce29" office:value-type="string">
            <text:p>L1e3</text:p>
          </table:table-cell>
          <table:table-cell table:style-name="ce20" office:value-type="string">
            <text:p>L2_rho3</text:p>
          </table:table-cell>
          <table:table-cell table:style-name="ce20" office:value-type="string">
            <text:p>L2_u3</text:p>
          </table:table-cell>
          <table:table-cell table:style-name="ce29" office:value-type="string">
            <text:p>L2e3</text:p>
          </table:table-cell>
          <table:table-cell table:style-name="ce20" office:value-type="string">
            <text:p>Linf_rho3</text:p>
          </table:table-cell>
          <table:table-cell table:style-name="ce20" office:value-type="string">
            <text:p>Linf_u3</text:p>
          </table:table-cell>
          <table:table-cell table:style-name="ce44" office:value-type="string">
            <text:p>Linf_e3</text:p>
          </table:table-cell>
          <table:table-cell table:style-name="ce38" office:value-type="string">
            <text:p>L1_rho2</text:p>
          </table:table-cell>
          <table:table-cell table:style-name="ce20" office:value-type="string">
            <text:p>L1_u2</text:p>
          </table:table-cell>
          <table:table-cell table:style-name="ce29" office:value-type="string">
            <text:p>L1e2</text:p>
          </table:table-cell>
          <table:table-cell table:style-name="ce20" office:value-type="string">
            <text:p>L2_rho2</text:p>
          </table:table-cell>
          <table:table-cell table:style-name="ce20" office:value-type="string">
            <text:p>L2_u2</text:p>
          </table:table-cell>
          <table:table-cell table:style-name="ce29" office:value-type="string">
            <text:p>L2e2</text:p>
          </table:table-cell>
          <table:table-cell table:style-name="ce20" office:value-type="string">
            <text:p>Linf_rho2</text:p>
          </table:table-cell>
          <table:table-cell table:style-name="ce20" office:value-type="string">
            <text:p>Linf_u2</text:p>
          </table:table-cell>
          <table:table-cell table:style-name="ce44" office:value-type="string">
            <text:p>Linf_e2</text:p>
          </table:table-cell>
          <table:table-cell/>
          <table:table-cell table:style-name="ce20" office:value-type="string">
            <text:p>L1_rho</text:p>
          </table:table-cell>
          <table:table-cell table:style-name="ce20" office:value-type="string">
            <text:p>L1_u</text:p>
          </table:table-cell>
          <table:table-cell table:style-name="ce29" office:value-type="string">
            <text:p>L1e</text:p>
          </table:table-cell>
          <table:table-cell table:style-name="ce20" office:value-type="string">
            <text:p>L2_rho</text:p>
          </table:table-cell>
          <table:table-cell table:style-name="ce20" office:value-type="string">
            <text:p>L2_u</text:p>
          </table:table-cell>
          <table:table-cell table:style-name="ce29" office:value-type="string">
            <text:p>L2e</text:p>
          </table:table-cell>
          <table:table-cell table:style-name="ce20" office:value-type="string">
            <text:p>Linf_rho</text:p>
          </table:table-cell>
          <table:table-cell table:style-name="ce20" office:value-type="string">
            <text:p>Linf_u</text:p>
          </table:table-cell>
          <table:table-cell table:style-name="ce29" office:value-type="string">
            <text:p>Linf_e</text:p>
          </table:table-cell>
          <table:table-cell table:style-name="ce38" office:value-type="string">
            <text:p>L1_rho3</text:p>
          </table:table-cell>
          <table:table-cell table:style-name="ce20" office:value-type="string">
            <text:p>L1_u3</text:p>
          </table:table-cell>
          <table:table-cell table:style-name="ce29" office:value-type="string">
            <text:p>L1e3</text:p>
          </table:table-cell>
          <table:table-cell table:style-name="ce20" office:value-type="string">
            <text:p>L2_rho3</text:p>
          </table:table-cell>
          <table:table-cell table:style-name="ce20" office:value-type="string">
            <text:p>L2_u3</text:p>
          </table:table-cell>
          <table:table-cell table:style-name="ce29" office:value-type="string">
            <text:p>L2e3</text:p>
          </table:table-cell>
          <table:table-cell table:style-name="ce20" office:value-type="string">
            <text:p>Linf_rho3</text:p>
          </table:table-cell>
          <table:table-cell table:style-name="ce20" office:value-type="string">
            <text:p>Linf_u3</text:p>
          </table:table-cell>
          <table:table-cell table:style-name="ce44" office:value-type="string">
            <text:p>Linf_e3</text:p>
          </table:table-cell>
          <table:table-cell table:style-name="ce38" office:value-type="string">
            <text:p>L1_rho2</text:p>
          </table:table-cell>
          <table:table-cell table:style-name="ce20" office:value-type="string">
            <text:p>L1_u2</text:p>
          </table:table-cell>
          <table:table-cell table:style-name="ce29" office:value-type="string">
            <text:p>L1e2</text:p>
          </table:table-cell>
          <table:table-cell table:style-name="ce20" office:value-type="string">
            <text:p>L2_rho2</text:p>
          </table:table-cell>
          <table:table-cell table:style-name="ce20" office:value-type="string">
            <text:p>L2_u2</text:p>
          </table:table-cell>
          <table:table-cell table:style-name="ce29" office:value-type="string">
            <text:p>L2e2</text:p>
          </table:table-cell>
          <table:table-cell table:style-name="ce20" office:value-type="string">
            <text:p>Linf_rho2</text:p>
          </table:table-cell>
          <table:table-cell table:style-name="ce20" office:value-type="string">
            <text:p>Linf_u2</text:p>
          </table:table-cell>
          <table:table-cell table:style-name="ce44" office:value-type="string">
            <text:p>Linf_e2</text:p>
          </table:table-cell>
          <table:table-cell table:number-columns-repeated="856"/>
        </table:table-row>
        <table:table-row table:style-name="ro1">
          <table:table-cell table:style-name="ce6" office:value-type="float" office:value="1">
            <text:p>1</text:p>
          </table:table-cell>
          <table:table-cell office:value-type="float" office:value="0.00754283">
            <text:p>7.54E-003</text:p>
          </table:table-cell>
          <table:table-cell office:value-type="float" office:value="0.0213338">
            <text:p>2.13E-002</text:p>
          </table:table-cell>
          <table:table-cell office:value-type="float" office:value="0.0135991">
            <text:p>1.36E-002</text:p>
          </table:table-cell>
          <table:table-cell table:style-name="ce21" office:value-type="float" office:value="0.0147945">
            <text:p>1.48E-002</text:p>
          </table:table-cell>
          <table:table-cell office:value-type="float" office:value="0.0721729">
            <text:p>7.22E-002</text:p>
          </table:table-cell>
          <table:table-cell office:value-type="float" office:value="0.0374318">
            <text:p>3.74E-002</text:p>
          </table:table-cell>
          <table:table-cell office:value-type="float" office:value="0.0708102">
            <text:p>7.08E-002</text:p>
          </table:table-cell>
          <table:table-cell table:style-name="ce21" office:value-type="float" office:value="0.586067">
            <text:p>5.86E-001</text:p>
          </table:table-cell>
          <table:table-cell table:style-name="ce36" office:value-type="float" office:value="0.336362">
            <text:p>3.36E-001</text:p>
          </table:table-cell>
          <table:table-cell table:style-name="ce39" office:value-type="float" office:value="0.00530308">
            <text:p>5.30E-003</text:p>
          </table:table-cell>
          <table:table-cell office:value-type="float" office:value="0.00779974">
            <text:p>7.80E-003</text:p>
          </table:table-cell>
          <table:table-cell office:value-type="float" office:value="0.00391891">
            <text:p>3.92E-003</text:p>
          </table:table-cell>
          <table:table-cell table:style-name="ce21" office:value-type="float" office:value="0.00628418">
            <text:p>6.28E-003</text:p>
          </table:table-cell>
          <table:table-cell table:style-name="ce21" office:value-type="float" office:value="0.0109414">
            <text:p>1.09E-002</text:p>
          </table:table-cell>
          <table:table-cell table:style-name="ce21" office:value-type="float" office:value="0.00487986">
            <text:p>4.88E-003</text:p>
          </table:table-cell>
          <table:table-cell table:style-name="ce21" office:value-type="float" office:value="0.0137957">
            <text:p>1.38E-002</text:p>
          </table:table-cell>
          <table:table-cell table:style-name="ce21" office:value-type="float" office:value="0.0254937">
            <text:p>2.55E-002</text:p>
          </table:table-cell>
          <table:table-cell table:style-name="ce36" office:value-type="float" office:value="0.0117024">
            <text:p>1.17E-002</text:p>
          </table:table-cell>
          <table:table-cell table:style-name="ce39" office:value-type="float" office:value="0.00205939">
            <text:p>2.06E-003</text:p>
          </table:table-cell>
          <table:table-cell table:style-name="ce21" office:value-type="float" office:value="0.00237843">
            <text:p>2.38E-003</text:p>
          </table:table-cell>
          <table:table-cell table:style-name="ce21" office:value-type="float" office:value="0.00527153">
            <text:p>5.27E-003</text:p>
          </table:table-cell>
          <table:table-cell table:style-name="ce21" office:value-type="float" office:value="0.00233467">
            <text:p>2.33E-003</text:p>
          </table:table-cell>
          <table:table-cell table:style-name="ce21" office:value-type="float" office:value="0.0038463">
            <text:p>3.85E-003</text:p>
          </table:table-cell>
          <table:table-cell table:style-name="ce21" office:value-type="float" office:value="0.00763146">
            <text:p>7.63E-003</text:p>
          </table:table-cell>
          <table:table-cell table:style-name="ce21" office:value-type="float" office:value="0.00462726">
            <text:p>4.63E-003</text:p>
          </table:table-cell>
          <table:table-cell table:style-name="ce21" office:value-type="float" office:value="0.0121247">
            <text:p>1.21E-002</text:p>
          </table:table-cell>
          <table:table-cell table:style-name="ce36" office:value-type="float" office:value="0.0213677">
            <text:p>2.14E-002</text:p>
          </table:table-cell>
          <table:table-cell/>
          <table:table-cell table:style-name="ce21" office:value-type="float" office:value="0.00770531">
            <text:p>7.71E-003</text:p>
          </table:table-cell>
          <table:table-cell table:style-name="ce21" office:value-type="float" office:value="0.0211275">
            <text:p>2.11E-002</text:p>
          </table:table-cell>
          <table:table-cell table:style-name="ce21" office:value-type="float" office:value="0.0141689">
            <text:p>1.42E-002</text:p>
          </table:table-cell>
          <table:table-cell table:style-name="ce21" office:value-type="float" office:value="0.0150339">
            <text:p>1.50E-002</text:p>
          </table:table-cell>
          <table:table-cell table:style-name="ce21" office:value-type="float" office:value="0.0680721">
            <text:p>6.81E-002</text:p>
          </table:table-cell>
          <table:table-cell table:style-name="ce21" office:value-type="float" office:value="0.0369147">
            <text:p>3.69E-002</text:p>
          </table:table-cell>
          <table:table-cell table:style-name="ce21" office:value-type="float" office:value="0.0780708">
            <text:p>7.81E-002</text:p>
          </table:table-cell>
          <table:table-cell table:style-name="ce21" office:value-type="float" office:value="0.520321">
            <text:p>5.20E-001</text:p>
          </table:table-cell>
          <table:table-cell table:style-name="ce36" office:value-type="float" office:value="0.328882">
            <text:p>3.29E-001</text:p>
          </table:table-cell>
          <table:table-cell table:style-name="ce39" office:value-type="float" office:value="0.00614473">
            <text:p>6.14E-003</text:p>
          </table:table-cell>
          <table:table-cell table:style-name="ce21" office:value-type="float" office:value="0.0100857">
            <text:p>1.01E-002</text:p>
          </table:table-cell>
          <table:table-cell table:style-name="ce21" office:value-type="float" office:value="0.00460166">
            <text:p>4.60E-003</text:p>
          </table:table-cell>
          <table:table-cell table:style-name="ce21" office:value-type="float" office:value="0.00750296">
            <text:p>7.50E-003</text:p>
          </table:table-cell>
          <table:table-cell table:style-name="ce21" office:value-type="float" office:value="0.0141914">
            <text:p>1.42E-002</text:p>
          </table:table-cell>
          <table:table-cell table:style-name="ce21" office:value-type="float" office:value="0.00584497">
            <text:p>5.84E-003</text:p>
          </table:table-cell>
          <table:table-cell table:style-name="ce21" office:value-type="float" office:value="0.0170769">
            <text:p>1.71E-002</text:p>
          </table:table-cell>
          <table:table-cell table:style-name="ce21" office:value-type="float" office:value="0.033377">
            <text:p>3.34E-002</text:p>
          </table:table-cell>
          <table:table-cell table:style-name="ce36" office:value-type="float" office:value="0.0105443">
            <text:p>1.05E-002</text:p>
          </table:table-cell>
          <table:table-cell table:style-name="ce39" office:value-type="float" office:value="0.00209678">
            <text:p>2.10E-003</text:p>
          </table:table-cell>
          <table:table-cell table:style-name="ce21" office:value-type="float" office:value="0.0028242">
            <text:p>2.82E-003</text:p>
          </table:table-cell>
          <table:table-cell table:style-name="ce21" office:value-type="float" office:value="0.0064743">
            <text:p>6.47E-003</text:p>
          </table:table-cell>
          <table:table-cell table:style-name="ce21" office:value-type="float" office:value="0.00239563">
            <text:p>2.40E-003</text:p>
          </table:table-cell>
          <table:table-cell table:style-name="ce21" office:value-type="float" office:value="0.00345707">
            <text:p>3.46E-003</text:p>
          </table:table-cell>
          <table:table-cell table:style-name="ce21" office:value-type="float" office:value="0.00856151">
            <text:p>8.56E-003</text:p>
          </table:table-cell>
          <table:table-cell table:style-name="ce21" office:value-type="float" office:value="0.00495451">
            <text:p>4.95E-003</text:p>
          </table:table-cell>
          <table:table-cell table:style-name="ce21" office:value-type="float" office:value="0.00854018">
            <text:p>8.54E-003</text:p>
          </table:table-cell>
          <table:table-cell table:style-name="ce36" office:value-type="float" office:value="0.0224495">
            <text:p>2.24E-002</text:p>
          </table:table-cell>
          <table:table-cell/>
          <table:table-cell table:style-name="ce21" office:value-type="float" office:value="0.0081219">
            <text:p>8.12E-003</text:p>
          </table:table-cell>
          <table:table-cell table:style-name="ce21" office:value-type="float" office:value="0.0220944">
            <text:p>2.21E-002</text:p>
          </table:table-cell>
          <table:table-cell table:style-name="ce21" office:value-type="float" office:value="0.0146502">
            <text:p>1.47E-002</text:p>
          </table:table-cell>
          <table:table-cell table:style-name="ce21" office:value-type="float" office:value="0.0151965">
            <text:p>1.52E-002</text:p>
          </table:table-cell>
          <table:table-cell table:style-name="ce21" office:value-type="float" office:value="0.0730841">
            <text:p>7.31E-002</text:p>
          </table:table-cell>
          <table:table-cell table:style-name="ce21" office:value-type="float" office:value="0.0389909">
            <text:p>3.90E-002</text:p>
          </table:table-cell>
          <table:table-cell table:style-name="ce21" office:value-type="float" office:value="0.0696411">
            <text:p>6.96E-002</text:p>
          </table:table-cell>
          <table:table-cell table:style-name="ce21" office:value-type="float" office:value="0.58911">
            <text:p>5.89E-001</text:p>
          </table:table-cell>
          <table:table-cell table:style-name="ce36" office:value-type="float" office:value="0.367348">
            <text:p>3.67E-001</text:p>
          </table:table-cell>
          <table:table-cell table:style-name="ce39" office:value-type="float" office:value="0.00595408">
            <text:p>5.95E-003</text:p>
          </table:table-cell>
          <table:table-cell table:style-name="ce21" office:value-type="float" office:value="0.0099652">
            <text:p>9.97E-003</text:p>
          </table:table-cell>
          <table:table-cell table:style-name="ce21" office:value-type="float" office:value="0.00472313">
            <text:p>4.72E-003</text:p>
          </table:table-cell>
          <table:table-cell table:style-name="ce21" office:value-type="float" office:value="0.00752163">
            <text:p>7.52E-003</text:p>
          </table:table-cell>
          <table:table-cell table:style-name="ce21" office:value-type="float" office:value="0.0138091">
            <text:p>1.38E-002</text:p>
          </table:table-cell>
          <table:table-cell table:style-name="ce21" office:value-type="float" office:value="0.0056267">
            <text:p>5.63E-003</text:p>
          </table:table-cell>
          <table:table-cell table:style-name="ce21" office:value-type="float" office:value="0.015286">
            <text:p>1.53E-002</text:p>
          </table:table-cell>
          <table:table-cell table:style-name="ce21" office:value-type="float" office:value="0.0395015">
            <text:p>3.95E-002</text:p>
          </table:table-cell>
          <table:table-cell table:style-name="ce36" office:value-type="float" office:value="0.00950508">
            <text:p>9.51E-003</text:p>
          </table:table-cell>
          <table:table-cell table:style-name="ce39" office:value-type="float" office:value="0.00194513">
            <text:p>1.95E-003</text:p>
          </table:table-cell>
          <table:table-cell table:style-name="ce21" office:value-type="float" office:value="0.00257547">
            <text:p>2.58E-003</text:p>
          </table:table-cell>
          <table:table-cell table:style-name="ce21" office:value-type="float" office:value="0.00569658">
            <text:p>5.70E-003</text:p>
          </table:table-cell>
          <table:table-cell table:style-name="ce21" office:value-type="float" office:value="0.00221033">
            <text:p>2.21E-003</text:p>
          </table:table-cell>
          <table:table-cell table:style-name="ce21" office:value-type="float" office:value="0.00379761">
            <text:p>3.80E-003</text:p>
          </table:table-cell>
          <table:table-cell table:style-name="ce21" office:value-type="float" office:value="0.00801768">
            <text:p>8.02E-003</text:p>
          </table:table-cell>
          <table:table-cell table:style-name="ce21" office:value-type="float" office:value="0.00468383">
            <text:p>4.68E-003</text:p>
          </table:table-cell>
          <table:table-cell table:style-name="ce21" office:value-type="float" office:value="0.0127151">
            <text:p>1.27E-002</text:p>
          </table:table-cell>
          <table:table-cell table:style-name="ce36" office:value-type="float" office:value="0.0201341">
            <text:p>2.01E-002</text:p>
          </table:table-cell>
          <table:table-cell/>
          <table:table-cell table:style-name="ce21" office:value-type="float" office:value="0.00820735">
            <text:p>8.21E-003</text:p>
          </table:table-cell>
          <table:table-cell table:style-name="ce21" office:value-type="float" office:value="0.0225057">
            <text:p>2.25E-002</text:p>
          </table:table-cell>
          <table:table-cell table:style-name="ce21" office:value-type="float" office:value="0.0153424">
            <text:p>1.53E-002</text:p>
          </table:table-cell>
          <table:table-cell table:style-name="ce21" office:value-type="float" office:value="0.0152387">
            <text:p>1.52E-002</text:p>
          </table:table-cell>
          <table:table-cell table:style-name="ce21" office:value-type="float" office:value="0.0734936">
            <text:p>7.35E-002</text:p>
          </table:table-cell>
          <table:table-cell table:style-name="ce21" office:value-type="float" office:value="0.0391758">
            <text:p>3.92E-002</text:p>
          </table:table-cell>
          <table:table-cell table:style-name="ce21" office:value-type="float" office:value="0.0689345">
            <text:p>6.89E-002</text:p>
          </table:table-cell>
          <table:table-cell table:style-name="ce21" office:value-type="float" office:value="0.600955">
            <text:p>6.01E-001</text:p>
          </table:table-cell>
          <table:table-cell table:style-name="ce36" office:value-type="float" office:value="0.355545">
            <text:p>3.56E-001</text:p>
          </table:table-cell>
          <table:table-cell table:style-name="ce39" office:value-type="float" office:value="0.00532815">
            <text:p>5.33E-003</text:p>
          </table:table-cell>
          <table:table-cell table:style-name="ce21" office:value-type="float" office:value="0.0104786">
            <text:p>1.05E-002</text:p>
          </table:table-cell>
          <table:table-cell table:style-name="ce21" office:value-type="float" office:value="0.00546505">
            <text:p>5.47E-003</text:p>
          </table:table-cell>
          <table:table-cell table:style-name="ce21" office:value-type="float" office:value="0.00641424">
            <text:p>6.41E-003</text:p>
          </table:table-cell>
          <table:table-cell table:style-name="ce21" office:value-type="float" office:value="0.0134867">
            <text:p>1.35E-002</text:p>
          </table:table-cell>
          <table:table-cell table:style-name="ce21" office:value-type="float" office:value="0.00752983">
            <text:p>7.53E-003</text:p>
          </table:table-cell>
          <table:table-cell table:style-name="ce21" office:value-type="float" office:value="0.0144513">
            <text:p>1.45E-002</text:p>
          </table:table-cell>
          <table:table-cell table:style-name="ce21" office:value-type="float" office:value="0.0262256">
            <text:p>2.62E-002</text:p>
          </table:table-cell>
          <table:table-cell table:style-name="ce36" office:value-type="float" office:value="0.019449">
            <text:p>1.94E-002</text:p>
          </table:table-cell>
          <table:table-cell table:style-name="ce39" office:value-type="float" office:value="0.00226535">
            <text:p>2.27E-003</text:p>
          </table:table-cell>
          <table:table-cell table:style-name="ce21" office:value-type="float" office:value="0.00312693">
            <text:p>3.13E-003</text:p>
          </table:table-cell>
          <table:table-cell table:style-name="ce21" office:value-type="float" office:value="0.00613618">
            <text:p>6.14E-003</text:p>
          </table:table-cell>
          <table:table-cell table:style-name="ce21" office:value-type="float" office:value="0.00239795">
            <text:p>2.40E-003</text:p>
          </table:table-cell>
          <table:table-cell table:style-name="ce21" office:value-type="float" office:value="0.00500355">
            <text:p>5.00E-003</text:p>
          </table:table-cell>
          <table:table-cell table:style-name="ce21" office:value-type="float" office:value="0.00849885">
            <text:p>8.50E-003</text:p>
          </table:table-cell>
          <table:table-cell table:style-name="ce21" office:value-type="float" office:value="0.00367205">
            <text:p>3.67E-003</text:p>
          </table:table-cell>
          <table:table-cell table:style-name="ce21" office:value-type="float" office:value="0.0174991">
            <text:p>1.75E-002</text:p>
          </table:table-cell>
          <table:table-cell table:style-name="ce36" office:value-type="float" office:value="0.0231266">
            <text:p>2.31E-002</text:p>
          </table:table-cell>
          <table:table-cell/>
          <table:table-cell table:style-name="ce21" office:value-type="float" office:value="0.00841069">
            <text:p>8.41E-003</text:p>
          </table:table-cell>
          <table:table-cell table:style-name="ce21" office:value-type="float" office:value="0.0216438">
            <text:p>2.16E-002</text:p>
          </table:table-cell>
          <table:table-cell table:style-name="ce21" office:value-type="float" office:value="0.015524">
            <text:p>1.55E-002</text:p>
          </table:table-cell>
          <table:table-cell table:style-name="ce21" office:value-type="float" office:value="0.0153777">
            <text:p>1.54E-002</text:p>
          </table:table-cell>
          <table:table-cell table:style-name="ce21" office:value-type="float" office:value="0.0687745">
            <text:p>6.88E-002</text:p>
          </table:table-cell>
          <table:table-cell table:style-name="ce21" office:value-type="float" office:value="0.0373487">
            <text:p>3.73E-002</text:p>
          </table:table-cell>
          <table:table-cell table:style-name="ce21" office:value-type="float" office:value="0.0769197">
            <text:p>7.69E-002</text:p>
          </table:table-cell>
          <table:table-cell table:style-name="ce21" office:value-type="float" office:value="0.534177">
            <text:p>5.34E-001</text:p>
          </table:table-cell>
          <table:table-cell table:style-name="ce36" office:value-type="float" office:value="0.339434">
            <text:p>3.39E-001</text:p>
          </table:table-cell>
          <table:table-cell table:style-name="ce39" office:value-type="float" office:value="0.00714343">
            <text:p>7.14E-003</text:p>
          </table:table-cell>
          <table:table-cell table:style-name="ce21" office:value-type="float" office:value="0.0125756">
            <text:p>1.26E-002</text:p>
          </table:table-cell>
          <table:table-cell table:style-name="ce21" office:value-type="float" office:value="0.00524386">
            <text:p>5.24E-003</text:p>
          </table:table-cell>
          <table:table-cell table:style-name="ce21" office:value-type="float" office:value="0.00886128">
            <text:p>8.86E-003</text:p>
          </table:table-cell>
          <table:table-cell table:style-name="ce21" office:value-type="float" office:value="0.0196263">
            <text:p>1.96E-002</text:p>
          </table:table-cell>
          <table:table-cell table:style-name="ce21" office:value-type="float" office:value="0.00773631">
            <text:p>7.74E-003</text:p>
          </table:table-cell>
          <table:table-cell table:style-name="ce21" office:value-type="float" office:value="0.0198662">
            <text:p>1.99E-002</text:p>
          </table:table-cell>
          <table:table-cell table:style-name="ce21" office:value-type="float" office:value="0.0539717">
            <text:p>5.40E-002</text:p>
          </table:table-cell>
          <table:table-cell table:style-name="ce36" office:value-type="float" office:value="0.0187786">
            <text:p>1.88E-002</text:p>
          </table:table-cell>
          <table:table-cell table:style-name="ce39" office:value-type="float" office:value="0.00167195">
            <text:p>1.67E-003</text:p>
          </table:table-cell>
          <table:table-cell table:style-name="ce21" office:value-type="float" office:value="0.00246646">
            <text:p>2.47E-003</text:p>
          </table:table-cell>
          <table:table-cell table:style-name="ce21" office:value-type="float" office:value="0.00609298">
            <text:p>6.09E-003</text:p>
          </table:table-cell>
          <table:table-cell table:style-name="ce21" office:value-type="float" office:value="0.00213827">
            <text:p>2.14E-003</text:p>
          </table:table-cell>
          <table:table-cell table:style-name="ce21" office:value-type="float" office:value="0.00296371">
            <text:p>2.96E-003</text:p>
          </table:table-cell>
          <table:table-cell table:style-name="ce21" office:value-type="float" office:value="0.00898681">
            <text:p>8.99E-003</text:p>
          </table:table-cell>
          <table:table-cell table:style-name="ce21" office:value-type="float" office:value="0.00445968">
            <text:p>4.46E-003</text:p>
          </table:table-cell>
          <table:table-cell table:style-name="ce21" office:value-type="float" office:value="0.00589289">
            <text:p>5.89E-003</text:p>
          </table:table-cell>
          <table:table-cell table:style-name="ce36" office:value-type="float" office:value="0.0270308">
            <text:p>2.70E-002</text:p>
          </table:table-cell>
          <table:table-cell/>
          <table:table-cell table:style-name="ce21" office:value-type="float" office:value="0.00837288">
            <text:p>8.37E-003</text:p>
          </table:table-cell>
          <table:table-cell table:style-name="ce21" office:value-type="float" office:value="0.0232549">
            <text:p>2.33E-002</text:p>
          </table:table-cell>
          <table:table-cell table:style-name="ce21" office:value-type="float" office:value="0.0163752">
            <text:p>1.64E-002</text:p>
          </table:table-cell>
          <table:table-cell table:style-name="ce21" office:value-type="float" office:value="0.0148663">
            <text:p>1.49E-002</text:p>
          </table:table-cell>
          <table:table-cell table:style-name="ce21" office:value-type="float" office:value="0.0728185">
            <text:p>7.28E-002</text:p>
          </table:table-cell>
          <table:table-cell table:style-name="ce21" office:value-type="float" office:value="0.0345258">
            <text:p>3.45E-002</text:p>
          </table:table-cell>
          <table:table-cell table:style-name="ce21" office:value-type="float" office:value="0.0693402">
            <text:p>6.93E-002</text:p>
          </table:table-cell>
          <table:table-cell table:style-name="ce21" office:value-type="float" office:value="0.602837">
            <text:p>6.03E-001</text:p>
          </table:table-cell>
          <table:table-cell table:style-name="ce36" office:value-type="float" office:value="0.242994">
            <text:p>2.43E-001</text:p>
          </table:table-cell>
          <table:table-cell table:style-name="ce39" office:value-type="float" office:value="0.00759634">
            <text:p>7.60E-003</text:p>
          </table:table-cell>
          <table:table-cell table:style-name="ce21" office:value-type="float" office:value="0.0170225">
            <text:p>1.70E-002</text:p>
          </table:table-cell>
          <table:table-cell table:style-name="ce21" office:value-type="float" office:value="0.00495136">
            <text:p>4.95E-003</text:p>
          </table:table-cell>
          <table:table-cell table:style-name="ce21" office:value-type="float" office:value="0.00810759">
            <text:p>8.11E-003</text:p>
          </table:table-cell>
          <table:table-cell table:style-name="ce21" office:value-type="float" office:value="0.0258299">
            <text:p>2.58E-002</text:p>
          </table:table-cell>
          <table:table-cell table:style-name="ce21" office:value-type="float" office:value="0.00610488">
            <text:p>6.10E-003</text:p>
          </table:table-cell>
          <table:table-cell table:style-name="ce21" office:value-type="float" office:value="0.0133741">
            <text:p>1.34E-002</text:p>
          </table:table-cell>
          <table:table-cell table:style-name="ce21" office:value-type="float" office:value="0.0685161">
            <text:p>6.85E-002</text:p>
          </table:table-cell>
          <table:table-cell table:style-name="ce36" office:value-type="float" office:value="0.0117106">
            <text:p>1.17E-002</text:p>
          </table:table-cell>
          <table:table-cell table:style-name="ce39" office:value-type="float" office:value="0.00253122">
            <text:p>2.53E-003</text:p>
          </table:table-cell>
          <table:table-cell table:style-name="ce21" office:value-type="float" office:value="0.00553522">
            <text:p>5.54E-003</text:p>
          </table:table-cell>
          <table:table-cell table:style-name="ce21" office:value-type="float" office:value="0.00920629">
            <text:p>9.21E-003</text:p>
          </table:table-cell>
          <table:table-cell table:style-name="ce21" office:value-type="float" office:value="0.0032553">
            <text:p>3.26E-003</text:p>
          </table:table-cell>
          <table:table-cell table:style-name="ce21" office:value-type="float" office:value="0.00630649">
            <text:p>6.31E-003</text:p>
          </table:table-cell>
          <table:table-cell table:style-name="ce21" office:value-type="float" office:value="0.0113097">
            <text:p>1.13E-002</text:p>
          </table:table-cell>
          <table:table-cell table:style-name="ce21" office:value-type="float" office:value="0.00619324">
            <text:p>6.19E-003</text:p>
          </table:table-cell>
          <table:table-cell table:style-name="ce21" office:value-type="float" office:value="0.0113086">
            <text:p>1.13E-002</text:p>
          </table:table-cell>
          <table:table-cell table:style-name="ce36" office:value-type="float" office:value="0.031144">
            <text:p>3.11E-002</text:p>
          </table:table-cell>
          <table:table-cell table:number-columns-repeated="856"/>
        </table:table-row>
        <table:table-row table:style-name="ro1">
          <table:table-cell table:style-name="ce6" office:value-type="float" office:value="2">
            <text:p>2</text:p>
          </table:table-cell>
          <table:table-cell office:value-type="float" office:value="0.00753796">
            <text:p>7.54E-003</text:p>
          </table:table-cell>
          <table:table-cell office:value-type="float" office:value="0.0213512">
            <text:p>2.14E-002</text:p>
          </table:table-cell>
          <table:table-cell office:value-type="float" office:value="0.0137461">
            <text:p>1.37E-002</text:p>
          </table:table-cell>
          <table:table-cell table:style-name="ce21" office:value-type="float" office:value="0.0147617">
            <text:p>1.48E-002</text:p>
          </table:table-cell>
          <table:table-cell office:value-type="float" office:value="0.0725581">
            <text:p>7.26E-002</text:p>
          </table:table-cell>
          <table:table-cell office:value-type="float" office:value="0.037364">
            <text:p>3.74E-002</text:p>
          </table:table-cell>
          <table:table-cell office:value-type="float" office:value="0.0704897">
            <text:p>7.05E-002</text:p>
          </table:table-cell>
          <table:table-cell table:style-name="ce21" office:value-type="float" office:value="0.587394">
            <text:p>5.87E-001</text:p>
          </table:table-cell>
          <table:table-cell table:style-name="ce36" office:value-type="float" office:value="0.330843">
            <text:p>3.31E-001</text:p>
          </table:table-cell>
          <table:table-cell table:style-name="ce39" office:value-type="float" office:value="0.00523568">
            <text:p>5.24E-003</text:p>
          </table:table-cell>
          <table:table-cell office:value-type="float" office:value="0.00786249">
            <text:p>7.86E-003</text:p>
          </table:table-cell>
          <table:table-cell office:value-type="float" office:value="0.00398069">
            <text:p>3.98E-003</text:p>
          </table:table-cell>
          <table:table-cell table:style-name="ce21" office:value-type="float" office:value="0.00619598">
            <text:p>6.20E-003</text:p>
          </table:table-cell>
          <table:table-cell table:style-name="ce21" office:value-type="float" office:value="0.0110213">
            <text:p>1.10E-002</text:p>
          </table:table-cell>
          <table:table-cell table:style-name="ce21" office:value-type="float" office:value="0.00453299">
            <text:p>4.53E-003</text:p>
          </table:table-cell>
          <table:table-cell table:style-name="ce21" office:value-type="float" office:value="0.0130761">
            <text:p>1.31E-002</text:p>
          </table:table-cell>
          <table:table-cell table:style-name="ce21" office:value-type="float" office:value="0.0280412">
            <text:p>2.80E-002</text:p>
          </table:table-cell>
          <table:table-cell table:style-name="ce36" office:value-type="float" office:value="0.00979216">
            <text:p>9.79E-003</text:p>
          </table:table-cell>
          <table:table-cell table:style-name="ce39" office:value-type="float" office:value="0.00191707">
            <text:p>1.92E-003</text:p>
          </table:table-cell>
          <table:table-cell table:style-name="ce21" office:value-type="float" office:value="0.00204445">
            <text:p>2.04E-003</text:p>
          </table:table-cell>
          <table:table-cell table:style-name="ce21" office:value-type="float" office:value="0.00536978">
            <text:p>5.37E-003</text:p>
          </table:table-cell>
          <table:table-cell table:style-name="ce21" office:value-type="float" office:value="0.00224917">
            <text:p>2.25E-003</text:p>
          </table:table-cell>
          <table:table-cell table:style-name="ce21" office:value-type="float" office:value="0.00355921">
            <text:p>3.56E-003</text:p>
          </table:table-cell>
          <table:table-cell table:style-name="ce21" office:value-type="float" office:value="0.00756638">
            <text:p>7.57E-003</text:p>
          </table:table-cell>
          <table:table-cell table:style-name="ce21" office:value-type="float" office:value="0.00470942">
            <text:p>4.71E-003</text:p>
          </table:table-cell>
          <table:table-cell table:style-name="ce21" office:value-type="float" office:value="0.0116545">
            <text:p>1.17E-002</text:p>
          </table:table-cell>
          <table:table-cell table:style-name="ce36" office:value-type="float" office:value="0.0192315">
            <text:p>1.92E-002</text:p>
          </table:table-cell>
          <table:table-cell/>
          <table:table-cell table:style-name="ce21" office:value-type="float" office:value="0.00768442">
            <text:p>7.68E-003</text:p>
          </table:table-cell>
          <table:table-cell table:style-name="ce21" office:value-type="float" office:value="0.0213533">
            <text:p>2.14E-002</text:p>
          </table:table-cell>
          <table:table-cell table:style-name="ce21" office:value-type="float" office:value="0.014048">
            <text:p>1.40E-002</text:p>
          </table:table-cell>
          <table:table-cell table:style-name="ce21" office:value-type="float" office:value="0.0147369">
            <text:p>1.47E-002</text:p>
          </table:table-cell>
          <table:table-cell table:style-name="ce21" office:value-type="float" office:value="0.0721217">
            <text:p>7.21E-002</text:p>
          </table:table-cell>
          <table:table-cell table:style-name="ce21" office:value-type="float" office:value="0.0382808">
            <text:p>3.83E-002</text:p>
          </table:table-cell>
          <table:table-cell table:style-name="ce21" office:value-type="float" office:value="0.0707221">
            <text:p>7.07E-002</text:p>
          </table:table-cell>
          <table:table-cell table:style-name="ce21" office:value-type="float" office:value="0.587764">
            <text:p>5.88E-001</text:p>
          </table:table-cell>
          <table:table-cell table:style-name="ce36" office:value-type="float" office:value="0.343565">
            <text:p>3.44E-001</text:p>
          </table:table-cell>
          <table:table-cell table:style-name="ce39" office:value-type="float" office:value="0.00470755">
            <text:p>4.71E-003</text:p>
          </table:table-cell>
          <table:table-cell table:style-name="ce21" office:value-type="float" office:value="0.00714323">
            <text:p>7.14E-003</text:p>
          </table:table-cell>
          <table:table-cell table:style-name="ce21" office:value-type="float" office:value="0.00380585">
            <text:p>3.81E-003</text:p>
          </table:table-cell>
          <table:table-cell table:style-name="ce21" office:value-type="float" office:value="0.00541396">
            <text:p>5.41E-003</text:p>
          </table:table-cell>
          <table:table-cell table:style-name="ce21" office:value-type="float" office:value="0.0101296">
            <text:p>1.01E-002</text:p>
          </table:table-cell>
          <table:table-cell table:style-name="ce21" office:value-type="float" office:value="0.00461448">
            <text:p>4.61E-003</text:p>
          </table:table-cell>
          <table:table-cell table:style-name="ce21" office:value-type="float" office:value="0.0102443">
            <text:p>1.02E-002</text:p>
          </table:table-cell>
          <table:table-cell table:style-name="ce21" office:value-type="float" office:value="0.0254773">
            <text:p>2.55E-002</text:p>
          </table:table-cell>
          <table:table-cell table:style-name="ce36" office:value-type="float" office:value="0.00807207">
            <text:p>8.07E-003</text:p>
          </table:table-cell>
          <table:table-cell table:style-name="ce39" office:value-type="float" office:value="0.00200879">
            <text:p>2.01E-003</text:p>
          </table:table-cell>
          <table:table-cell table:style-name="ce21" office:value-type="float" office:value="0.00210751">
            <text:p>2.11E-003</text:p>
          </table:table-cell>
          <table:table-cell table:style-name="ce21" office:value-type="float" office:value="0.00508555">
            <text:p>5.09E-003</text:p>
          </table:table-cell>
          <table:table-cell table:style-name="ce21" office:value-type="float" office:value="0.00227107">
            <text:p>2.27E-003</text:p>
          </table:table-cell>
          <table:table-cell table:style-name="ce21" office:value-type="float" office:value="0.00332412">
            <text:p>3.32E-003</text:p>
          </table:table-cell>
          <table:table-cell table:style-name="ce21" office:value-type="float" office:value="0.00748287">
            <text:p>7.48E-003</text:p>
          </table:table-cell>
          <table:table-cell table:style-name="ce21" office:value-type="float" office:value="0.00439874">
            <text:p>4.40E-003</text:p>
          </table:table-cell>
          <table:table-cell table:style-name="ce21" office:value-type="float" office:value="0.0113509">
            <text:p>1.14E-002</text:p>
          </table:table-cell>
          <table:table-cell table:style-name="ce36" office:value-type="float" office:value="0.0213608">
            <text:p>2.14E-002</text:p>
          </table:table-cell>
          <table:table-cell/>
          <table:table-cell table:style-name="ce21" office:value-type="float" office:value="0.00806454">
            <text:p>8.06E-003</text:p>
          </table:table-cell>
          <table:table-cell table:style-name="ce21" office:value-type="float" office:value="0.0209255">
            <text:p>2.09E-002</text:p>
          </table:table-cell>
          <table:table-cell table:style-name="ce21" office:value-type="float" office:value="0.0146889">
            <text:p>1.47E-002</text:p>
          </table:table-cell>
          <table:table-cell table:style-name="ce21" office:value-type="float" office:value="0.0152967">
            <text:p>1.53E-002</text:p>
          </table:table-cell>
          <table:table-cell table:style-name="ce21" office:value-type="float" office:value="0.0678057">
            <text:p>6.78E-002</text:p>
          </table:table-cell>
          <table:table-cell table:style-name="ce21" office:value-type="float" office:value="0.037276">
            <text:p>3.73E-002</text:p>
          </table:table-cell>
          <table:table-cell table:style-name="ce21" office:value-type="float" office:value="0.0790781">
            <text:p>7.91E-002</text:p>
          </table:table-cell>
          <table:table-cell table:style-name="ce21" office:value-type="float" office:value="0.516801">
            <text:p>5.17E-001</text:p>
          </table:table-cell>
          <table:table-cell table:style-name="ce36" office:value-type="float" office:value="0.327825">
            <text:p>3.28E-001</text:p>
          </table:table-cell>
          <table:table-cell table:style-name="ce39" office:value-type="float" office:value="0.0050913">
            <text:p>5.09E-003</text:p>
          </table:table-cell>
          <table:table-cell table:style-name="ce21" office:value-type="float" office:value="0.00804284">
            <text:p>8.04E-003</text:p>
          </table:table-cell>
          <table:table-cell table:style-name="ce21" office:value-type="float" office:value="0.00330977">
            <text:p>3.31E-003</text:p>
          </table:table-cell>
          <table:table-cell table:style-name="ce21" office:value-type="float" office:value="0.006121">
            <text:p>6.12E-003</text:p>
          </table:table-cell>
          <table:table-cell table:style-name="ce21" office:value-type="float" office:value="0.0110969">
            <text:p>1.11E-002</text:p>
          </table:table-cell>
          <table:table-cell table:style-name="ce21" office:value-type="float" office:value="0.00451297">
            <text:p>4.51E-003</text:p>
          </table:table-cell>
          <table:table-cell table:style-name="ce21" office:value-type="float" office:value="0.0148268">
            <text:p>1.48E-002</text:p>
          </table:table-cell>
          <table:table-cell table:style-name="ce21" office:value-type="float" office:value="0.0231748">
            <text:p>2.32E-002</text:p>
          </table:table-cell>
          <table:table-cell table:style-name="ce36" office:value-type="float" office:value="0.0127055">
            <text:p>1.27E-002</text:p>
          </table:table-cell>
          <table:table-cell table:style-name="ce39" office:value-type="float" office:value="0.00214619">
            <text:p>2.15E-003</text:p>
          </table:table-cell>
          <table:table-cell table:style-name="ce21" office:value-type="float" office:value="0.00227873">
            <text:p>2.28E-003</text:p>
          </table:table-cell>
          <table:table-cell table:style-name="ce21" office:value-type="float" office:value="0.00658957">
            <text:p>6.59E-003</text:p>
          </table:table-cell>
          <table:table-cell table:style-name="ce21" office:value-type="float" office:value="0.00254192">
            <text:p>2.54E-003</text:p>
          </table:table-cell>
          <table:table-cell table:style-name="ce21" office:value-type="float" office:value="0.00338424">
            <text:p>3.38E-003</text:p>
          </table:table-cell>
          <table:table-cell table:style-name="ce21" office:value-type="float" office:value="0.00857802">
            <text:p>8.58E-003</text:p>
          </table:table-cell>
          <table:table-cell table:style-name="ce21" office:value-type="float" office:value="0.00536109">
            <text:p>5.36E-003</text:p>
          </table:table-cell>
          <table:table-cell table:style-name="ce21" office:value-type="float" office:value="0.00984189">
            <text:p>9.84E-003</text:p>
          </table:table-cell>
          <table:table-cell table:style-name="ce36" office:value-type="float" office:value="0.0229788">
            <text:p>2.30E-002</text:p>
          </table:table-cell>
          <table:table-cell/>
          <table:table-cell table:style-name="ce21" office:value-type="float" office:value="0.0086047">
            <text:p>8.60E-003</text:p>
          </table:table-cell>
          <table:table-cell table:style-name="ce21" office:value-type="float" office:value="0.0224393">
            <text:p>2.24E-002</text:p>
          </table:table-cell>
          <table:table-cell table:style-name="ce21" office:value-type="float" office:value="0.0149319">
            <text:p>1.49E-002</text:p>
          </table:table-cell>
          <table:table-cell table:style-name="ce21" office:value-type="float" office:value="0.0153694">
            <text:p>1.54E-002</text:p>
          </table:table-cell>
          <table:table-cell table:style-name="ce21" office:value-type="float" office:value="0.0707166">
            <text:p>7.07E-002</text:p>
          </table:table-cell>
          <table:table-cell table:style-name="ce21" office:value-type="float" office:value="0.0356035">
            <text:p>3.56E-002</text:p>
          </table:table-cell>
          <table:table-cell table:style-name="ce21" office:value-type="float" office:value="0.0756343">
            <text:p>7.56E-002</text:p>
          </table:table-cell>
          <table:table-cell table:style-name="ce21" office:value-type="float" office:value="0.555987">
            <text:p>5.56E-001</text:p>
          </table:table-cell>
          <table:table-cell table:style-name="ce36" office:value-type="float" office:value="0.302362">
            <text:p>3.02E-001</text:p>
          </table:table-cell>
          <table:table-cell table:style-name="ce39" office:value-type="float" office:value="0.0079416">
            <text:p>7.94E-003</text:p>
          </table:table-cell>
          <table:table-cell table:style-name="ce21" office:value-type="float" office:value="0.0135314">
            <text:p>1.35E-002</text:p>
          </table:table-cell>
          <table:table-cell table:style-name="ce21" office:value-type="float" office:value="0.00591643">
            <text:p>5.92E-003</text:p>
          </table:table-cell>
          <table:table-cell table:style-name="ce21" office:value-type="float" office:value="0.00910684">
            <text:p>9.11E-003</text:p>
          </table:table-cell>
          <table:table-cell table:style-name="ce21" office:value-type="float" office:value="0.0185962">
            <text:p>1.86E-002</text:p>
          </table:table-cell>
          <table:table-cell table:style-name="ce21" office:value-type="float" office:value="0.00708616">
            <text:p>7.09E-003</text:p>
          </table:table-cell>
          <table:table-cell table:style-name="ce21" office:value-type="float" office:value="0.0177827">
            <text:p>1.78E-002</text:p>
          </table:table-cell>
          <table:table-cell table:style-name="ce21" office:value-type="float" office:value="0.0413498">
            <text:p>4.13E-002</text:p>
          </table:table-cell>
          <table:table-cell table:style-name="ce36" office:value-type="float" office:value="0.0126681">
            <text:p>1.27E-002</text:p>
          </table:table-cell>
          <table:table-cell table:style-name="ce39" office:value-type="float" office:value="0.0027367">
            <text:p>2.74E-003</text:p>
          </table:table-cell>
          <table:table-cell table:style-name="ce21" office:value-type="float" office:value="0.00319236">
            <text:p>3.19E-003</text:p>
          </table:table-cell>
          <table:table-cell table:style-name="ce21" office:value-type="float" office:value="0.00828512">
            <text:p>8.29E-003</text:p>
          </table:table-cell>
          <table:table-cell table:style-name="ce21" office:value-type="float" office:value="0.00304478">
            <text:p>3.04E-003</text:p>
          </table:table-cell>
          <table:table-cell table:style-name="ce21" office:value-type="float" office:value="0.00423605">
            <text:p>4.24E-003</text:p>
          </table:table-cell>
          <table:table-cell table:style-name="ce21" office:value-type="float" office:value="0.0103094">
            <text:p>1.03E-002</text:p>
          </table:table-cell>
          <table:table-cell table:style-name="ce21" office:value-type="float" office:value="0.00645295">
            <text:p>6.45E-003</text:p>
          </table:table-cell>
          <table:table-cell table:style-name="ce21" office:value-type="float" office:value="0.0120764">
            <text:p>1.21E-002</text:p>
          </table:table-cell>
          <table:table-cell table:style-name="ce36" office:value-type="float" office:value="0.0237429">
            <text:p>2.37E-002</text:p>
          </table:table-cell>
          <table:table-cell/>
          <table:table-cell table:style-name="ce21" office:value-type="float" office:value="0.00797514">
            <text:p>7.98E-003</text:p>
          </table:table-cell>
          <table:table-cell table:style-name="ce21" office:value-type="float" office:value="0.021379">
            <text:p>2.14E-002</text:p>
          </table:table-cell>
          <table:table-cell table:style-name="ce21" office:value-type="float" office:value="0.0150287">
            <text:p>1.50E-002</text:p>
          </table:table-cell>
          <table:table-cell table:style-name="ce21" office:value-type="float" office:value="0.0145215">
            <text:p>1.45E-002</text:p>
          </table:table-cell>
          <table:table-cell table:style-name="ce21" office:value-type="float" office:value="0.071655">
            <text:p>7.17E-002</text:p>
          </table:table-cell>
          <table:table-cell table:style-name="ce21" office:value-type="float" office:value="0.0381357">
            <text:p>3.81E-002</text:p>
          </table:table-cell>
          <table:table-cell table:style-name="ce21" office:value-type="float" office:value="0.0695272">
            <text:p>6.95E-002</text:p>
          </table:table-cell>
          <table:table-cell table:style-name="ce21" office:value-type="float" office:value="0.590526">
            <text:p>5.91E-001</text:p>
          </table:table-cell>
          <table:table-cell table:style-name="ce36" office:value-type="float" office:value="0.349539">
            <text:p>3.50E-001</text:p>
          </table:table-cell>
          <table:table-cell table:style-name="ce39" office:value-type="float" office:value="0.00517391">
            <text:p>5.17E-003</text:p>
          </table:table-cell>
          <table:table-cell table:style-name="ce21" office:value-type="float" office:value="0.00973633">
            <text:p>9.74E-003</text:p>
          </table:table-cell>
          <table:table-cell table:style-name="ce21" office:value-type="float" office:value="0.00391589">
            <text:p>3.92E-003</text:p>
          </table:table-cell>
          <table:table-cell table:style-name="ce21" office:value-type="float" office:value="0.00634106">
            <text:p>6.34E-003</text:p>
          </table:table-cell>
          <table:table-cell table:style-name="ce21" office:value-type="float" office:value="0.0134154">
            <text:p>1.34E-002</text:p>
          </table:table-cell>
          <table:table-cell table:style-name="ce21" office:value-type="float" office:value="0.00445323">
            <text:p>4.45E-003</text:p>
          </table:table-cell>
          <table:table-cell table:style-name="ce21" office:value-type="float" office:value="0.012755">
            <text:p>1.28E-002</text:p>
          </table:table-cell>
          <table:table-cell table:style-name="ce21" office:value-type="float" office:value="0.0376053">
            <text:p>3.76E-002</text:p>
          </table:table-cell>
          <table:table-cell table:style-name="ce36" office:value-type="float" office:value="0.00623085">
            <text:p>6.23E-003</text:p>
          </table:table-cell>
          <table:table-cell table:style-name="ce39" office:value-type="float" office:value="0.00195663">
            <text:p>1.96E-003</text:p>
          </table:table-cell>
          <table:table-cell table:style-name="ce21" office:value-type="float" office:value="0.00257955">
            <text:p>2.58E-003</text:p>
          </table:table-cell>
          <table:table-cell table:style-name="ce21" office:value-type="float" office:value="0.00703204">
            <text:p>7.03E-003</text:p>
          </table:table-cell>
          <table:table-cell table:style-name="ce21" office:value-type="float" office:value="0.00235075">
            <text:p>2.35E-003</text:p>
          </table:table-cell>
          <table:table-cell table:style-name="ce21" office:value-type="float" office:value="0.00325226">
            <text:p>3.25E-003</text:p>
          </table:table-cell>
          <table:table-cell table:style-name="ce21" office:value-type="float" office:value="0.00917251">
            <text:p>9.17E-003</text:p>
          </table:table-cell>
          <table:table-cell table:style-name="ce21" office:value-type="float" office:value="0.00552657">
            <text:p>5.53E-003</text:p>
          </table:table-cell>
          <table:table-cell table:style-name="ce21" office:value-type="float" office:value="0.00787014">
            <text:p>7.87E-003</text:p>
          </table:table-cell>
          <table:table-cell table:style-name="ce36" office:value-type="float" office:value="0.0209041">
            <text:p>2.09E-002</text:p>
          </table:table-cell>
          <table:table-cell/>
          <table:table-cell table:style-name="ce21" office:value-type="float" office:value="0.00805801">
            <text:p>8.06E-003</text:p>
          </table:table-cell>
          <table:table-cell table:style-name="ce21" office:value-type="float" office:value="0.0211197">
            <text:p>2.11E-002</text:p>
          </table:table-cell>
          <table:table-cell table:style-name="ce21" office:value-type="float" office:value="0.0164747">
            <text:p>1.65E-002</text:p>
          </table:table-cell>
          <table:table-cell table:style-name="ce21" office:value-type="float" office:value="0.0155881">
            <text:p>1.56E-002</text:p>
          </table:table-cell>
          <table:table-cell table:style-name="ce21" office:value-type="float" office:value="0.0655156">
            <text:p>6.55E-002</text:p>
          </table:table-cell>
          <table:table-cell table:style-name="ce21" office:value-type="float" office:value="0.0399465">
            <text:p>3.99E-002</text:p>
          </table:table-cell>
          <table:table-cell table:style-name="ce21" office:value-type="float" office:value="0.0836843">
            <text:p>8.37E-002</text:p>
          </table:table-cell>
          <table:table-cell table:style-name="ce21" office:value-type="float" office:value="0.486454">
            <text:p>4.86E-001</text:p>
          </table:table-cell>
          <table:table-cell table:style-name="ce36" office:value-type="float" office:value="0.31929">
            <text:p>3.19E-001</text:p>
          </table:table-cell>
          <table:table-cell table:style-name="ce39" office:value-type="float" office:value="0.00441012">
            <text:p>4.41E-003</text:p>
          </table:table-cell>
          <table:table-cell table:style-name="ce21" office:value-type="float" office:value="0.010026">
            <text:p>1.00E-002</text:p>
          </table:table-cell>
          <table:table-cell table:style-name="ce21" office:value-type="float" office:value="0.0052193">
            <text:p>5.22E-003</text:p>
          </table:table-cell>
          <table:table-cell table:style-name="ce21" office:value-type="float" office:value="0.00543281">
            <text:p>5.43E-003</text:p>
          </table:table-cell>
          <table:table-cell table:style-name="ce21" office:value-type="float" office:value="0.0119536">
            <text:p>1.20E-002</text:p>
          </table:table-cell>
          <table:table-cell table:style-name="ce21" office:value-type="float" office:value="0.00662036">
            <text:p>6.62E-003</text:p>
          </table:table-cell>
          <table:table-cell table:style-name="ce21" office:value-type="float" office:value="0.011579">
            <text:p>1.16E-002</text:p>
          </table:table-cell>
          <table:table-cell table:style-name="ce21" office:value-type="float" office:value="0.0214207">
            <text:p>2.14E-002</text:p>
          </table:table-cell>
          <table:table-cell table:style-name="ce36" office:value-type="float" office:value="0.0140204">
            <text:p>1.40E-002</text:p>
          </table:table-cell>
          <table:table-cell table:style-name="ce39" office:value-type="float" office:value="0.00206162">
            <text:p>2.06E-003</text:p>
          </table:table-cell>
          <table:table-cell table:style-name="ce21" office:value-type="float" office:value="0.00376792">
            <text:p>3.77E-003</text:p>
          </table:table-cell>
          <table:table-cell table:style-name="ce21" office:value-type="float" office:value="0.00826654">
            <text:p>8.27E-003</text:p>
          </table:table-cell>
          <table:table-cell table:style-name="ce21" office:value-type="float" office:value="0.0023943">
            <text:p>2.39E-003</text:p>
          </table:table-cell>
          <table:table-cell table:style-name="ce21" office:value-type="float" office:value="0.00443297">
            <text:p>4.43E-003</text:p>
          </table:table-cell>
          <table:table-cell table:style-name="ce21" office:value-type="float" office:value="0.0101321">
            <text:p>1.01E-002</text:p>
          </table:table-cell>
          <table:table-cell table:style-name="ce21" office:value-type="float" office:value="0.00447495">
            <text:p>4.47E-003</text:p>
          </table:table-cell>
          <table:table-cell table:style-name="ce21" office:value-type="float" office:value="0.0101463">
            <text:p>1.01E-002</text:p>
          </table:table-cell>
          <table:table-cell table:style-name="ce36" office:value-type="float" office:value="0.02225">
            <text:p>2.23E-002</text:p>
          </table:table-cell>
          <table:table-cell table:number-columns-repeated="856"/>
        </table:table-row>
        <table:table-row table:style-name="ro1">
          <table:table-cell table:style-name="ce6" office:value-type="float" office:value="3">
            <text:p>3</text:p>
          </table:table-cell>
          <table:table-cell office:value-type="float" office:value="0.00768086">
            <text:p>7.68E-003</text:p>
          </table:table-cell>
          <table:table-cell office:value-type="float" office:value="0.0206796">
            <text:p>2.07E-002</text:p>
          </table:table-cell>
          <table:table-cell office:value-type="float" office:value="0.0137385">
            <text:p>1.37E-002</text:p>
          </table:table-cell>
          <table:table-cell table:style-name="ce21" office:value-type="float" office:value="0.0150672">
            <text:p>1.51E-002</text:p>
          </table:table-cell>
          <table:table-cell office:value-type="float" office:value="0.0680664">
            <text:p>6.81E-002</text:p>
          </table:table-cell>
          <table:table-cell office:value-type="float" office:value="0.0367372">
            <text:p>3.67E-002</text:p>
          </table:table-cell>
          <table:table-cell office:value-type="float" office:value="0.0778157">
            <text:p>7.78E-002</text:p>
          </table:table-cell>
          <table:table-cell table:style-name="ce21" office:value-type="float" office:value="0.524792">
            <text:p>5.25E-001</text:p>
          </table:table-cell>
          <table:table-cell table:style-name="ce36" office:value-type="float" office:value="0.321965">
            <text:p>3.22E-001</text:p>
          </table:table-cell>
          <table:table-cell table:style-name="ce39" office:value-type="float" office:value="0.00517896">
            <text:p>5.18E-003</text:p>
          </table:table-cell>
          <table:table-cell office:value-type="float" office:value="0.00793103">
            <text:p>7.93E-003</text:p>
          </table:table-cell>
          <table:table-cell office:value-type="float" office:value="0.00371044">
            <text:p>3.71E-003</text:p>
          </table:table-cell>
          <table:table-cell table:style-name="ce21" office:value-type="float" office:value="0.00608454">
            <text:p>6.08E-003</text:p>
          </table:table-cell>
          <table:table-cell table:style-name="ce21" office:value-type="float" office:value="0.0109382">
            <text:p>1.09E-002</text:p>
          </table:table-cell>
          <table:table-cell table:style-name="ce21" office:value-type="float" office:value="0.00402096">
            <text:p>4.02E-003</text:p>
          </table:table-cell>
          <table:table-cell table:style-name="ce21" office:value-type="float" office:value="0.0121854">
            <text:p>1.22E-002</text:p>
          </table:table-cell>
          <table:table-cell table:style-name="ce21" office:value-type="float" office:value="0.0286822">
            <text:p>2.87E-002</text:p>
          </table:table-cell>
          <table:table-cell table:style-name="ce36" office:value-type="float" office:value="0.0069893">
            <text:p>6.99E-003</text:p>
          </table:table-cell>
          <table:table-cell table:style-name="ce39" office:value-type="float" office:value="0.00208244">
            <text:p>2.08E-003</text:p>
          </table:table-cell>
          <table:table-cell table:style-name="ce21" office:value-type="float" office:value="0.0023275">
            <text:p>2.33E-003</text:p>
          </table:table-cell>
          <table:table-cell table:style-name="ce21" office:value-type="float" office:value="0.0053785">
            <text:p>5.38E-003</text:p>
          </table:table-cell>
          <table:table-cell table:style-name="ce21" office:value-type="float" office:value="0.00242056">
            <text:p>2.42E-003</text:p>
          </table:table-cell>
          <table:table-cell table:style-name="ce21" office:value-type="float" office:value="0.00370909">
            <text:p>3.71E-003</text:p>
          </table:table-cell>
          <table:table-cell table:style-name="ce21" office:value-type="float" office:value="0.0079254">
            <text:p>7.93E-003</text:p>
          </table:table-cell>
          <table:table-cell table:style-name="ce21" office:value-type="float" office:value="0.00514545">
            <text:p>5.15E-003</text:p>
          </table:table-cell>
          <table:table-cell table:style-name="ce21" office:value-type="float" office:value="0.011412">
            <text:p>1.14E-002</text:p>
          </table:table-cell>
          <table:table-cell table:style-name="ce36" office:value-type="float" office:value="0.0214061">
            <text:p>2.14E-002</text:p>
          </table:table-cell>
          <table:table-cell/>
          <table:table-cell table:style-name="ce21" office:value-type="float" office:value="0.00767623">
            <text:p>7.68E-003</text:p>
          </table:table-cell>
          <table:table-cell table:style-name="ce21" office:value-type="float" office:value="0.0208254">
            <text:p>2.08E-002</text:p>
          </table:table-cell>
          <table:table-cell table:style-name="ce21" office:value-type="float" office:value="0.0141275">
            <text:p>1.41E-002</text:p>
          </table:table-cell>
          <table:table-cell table:style-name="ce21" office:value-type="float" office:value="0.0149711">
            <text:p>1.50E-002</text:p>
          </table:table-cell>
          <table:table-cell table:style-name="ce21" office:value-type="float" office:value="0.068735">
            <text:p>6.87E-002</text:p>
          </table:table-cell>
          <table:table-cell table:style-name="ce21" office:value-type="float" office:value="0.0375714">
            <text:p>3.76E-002</text:p>
          </table:table-cell>
          <table:table-cell table:style-name="ce21" office:value-type="float" office:value="0.0771037">
            <text:p>7.71E-002</text:p>
          </table:table-cell>
          <table:table-cell table:style-name="ce21" office:value-type="float" office:value="0.541662">
            <text:p>5.42E-001</text:p>
          </table:table-cell>
          <table:table-cell table:style-name="ce36" office:value-type="float" office:value="0.329155">
            <text:p>3.29E-001</text:p>
          </table:table-cell>
          <table:table-cell table:style-name="ce39" office:value-type="float" office:value="0.00528514">
            <text:p>5.29E-003</text:p>
          </table:table-cell>
          <table:table-cell table:style-name="ce21" office:value-type="float" office:value="0.0101039">
            <text:p>1.01E-002</text:p>
          </table:table-cell>
          <table:table-cell table:style-name="ce21" office:value-type="float" office:value="0.00465895">
            <text:p>4.66E-003</text:p>
          </table:table-cell>
          <table:table-cell table:style-name="ce21" office:value-type="float" office:value="0.00645026">
            <text:p>6.45E-003</text:p>
          </table:table-cell>
          <table:table-cell table:style-name="ce21" office:value-type="float" office:value="0.0132722">
            <text:p>1.33E-002</text:p>
          </table:table-cell>
          <table:table-cell table:style-name="ce21" office:value-type="float" office:value="0.00573642">
            <text:p>5.74E-003</text:p>
          </table:table-cell>
          <table:table-cell table:style-name="ce21" office:value-type="float" office:value="0.0140923">
            <text:p>1.41E-002</text:p>
          </table:table-cell>
          <table:table-cell table:style-name="ce21" office:value-type="float" office:value="0.0310337">
            <text:p>3.10E-002</text:p>
          </table:table-cell>
          <table:table-cell table:style-name="ce36" office:value-type="float" office:value="0.0100321">
            <text:p>1.00E-002</text:p>
          </table:table-cell>
          <table:table-cell table:style-name="ce39" office:value-type="float" office:value="0.00188445">
            <text:p>1.88E-003</text:p>
          </table:table-cell>
          <table:table-cell table:style-name="ce21" office:value-type="float" office:value="0.00208968">
            <text:p>2.09E-003</text:p>
          </table:table-cell>
          <table:table-cell table:style-name="ce21" office:value-type="float" office:value="0.00564645">
            <text:p>5.65E-003</text:p>
          </table:table-cell>
          <table:table-cell table:style-name="ce21" office:value-type="float" office:value="0.00229393">
            <text:p>2.29E-003</text:p>
          </table:table-cell>
          <table:table-cell table:style-name="ce21" office:value-type="float" office:value="0.00281025">
            <text:p>2.81E-003</text:p>
          </table:table-cell>
          <table:table-cell table:style-name="ce21" office:value-type="float" office:value="0.00790443">
            <text:p>7.90E-003</text:p>
          </table:table-cell>
          <table:table-cell table:style-name="ce21" office:value-type="float" office:value="0.00506658">
            <text:p>5.07E-003</text:p>
          </table:table-cell>
          <table:table-cell table:style-name="ce21" office:value-type="float" office:value="0.0078631">
            <text:p>7.86E-003</text:p>
          </table:table-cell>
          <table:table-cell table:style-name="ce36" office:value-type="float" office:value="0.0209618">
            <text:p>2.10E-002</text:p>
          </table:table-cell>
          <table:table-cell/>
          <table:table-cell table:style-name="ce21" office:value-type="float" office:value="0.0080601">
            <text:p>8.06E-003</text:p>
          </table:table-cell>
          <table:table-cell table:style-name="ce21" office:value-type="float" office:value="0.0216591">
            <text:p>2.17E-002</text:p>
          </table:table-cell>
          <table:table-cell table:style-name="ce21" office:value-type="float" office:value="0.0145178">
            <text:p>1.45E-002</text:p>
          </table:table-cell>
          <table:table-cell table:style-name="ce21" office:value-type="float" office:value="0.015415">
            <text:p>1.54E-002</text:p>
          </table:table-cell>
          <table:table-cell table:style-name="ce21" office:value-type="float" office:value="0.0681113">
            <text:p>6.81E-002</text:p>
          </table:table-cell>
          <table:table-cell table:style-name="ce21" office:value-type="float" office:value="0.0374132">
            <text:p>3.74E-002</text:p>
          </table:table-cell>
          <table:table-cell table:style-name="ce21" office:value-type="float" office:value="0.078431">
            <text:p>7.84E-002</text:p>
          </table:table-cell>
          <table:table-cell table:style-name="ce21" office:value-type="float" office:value="0.52385">
            <text:p>5.24E-001</text:p>
          </table:table-cell>
          <table:table-cell table:style-name="ce36" office:value-type="float" office:value="0.342187">
            <text:p>3.42E-001</text:p>
          </table:table-cell>
          <table:table-cell table:style-name="ce39" office:value-type="float" office:value="0.00649321">
            <text:p>6.49E-003</text:p>
          </table:table-cell>
          <table:table-cell table:style-name="ce21" office:value-type="float" office:value="0.0102238">
            <text:p>1.02E-002</text:p>
          </table:table-cell>
          <table:table-cell table:style-name="ce21" office:value-type="float" office:value="0.00473171">
            <text:p>4.73E-003</text:p>
          </table:table-cell>
          <table:table-cell table:style-name="ce21" office:value-type="float" office:value="0.00777949">
            <text:p>7.78E-003</text:p>
          </table:table-cell>
          <table:table-cell table:style-name="ce21" office:value-type="float" office:value="0.0138471">
            <text:p>1.38E-002</text:p>
          </table:table-cell>
          <table:table-cell table:style-name="ce21" office:value-type="float" office:value="0.00610364">
            <text:p>6.10E-003</text:p>
          </table:table-cell>
          <table:table-cell table:style-name="ce21" office:value-type="float" office:value="0.0160891">
            <text:p>1.61E-002</text:p>
          </table:table-cell>
          <table:table-cell table:style-name="ce21" office:value-type="float" office:value="0.0326623">
            <text:p>3.27E-002</text:p>
          </table:table-cell>
          <table:table-cell table:style-name="ce36" office:value-type="float" office:value="0.014507">
            <text:p>1.45E-002</text:p>
          </table:table-cell>
          <table:table-cell table:style-name="ce39" office:value-type="float" office:value="0.00178485">
            <text:p>1.78E-003</text:p>
          </table:table-cell>
          <table:table-cell table:style-name="ce21" office:value-type="float" office:value="0.00241602">
            <text:p>2.42E-003</text:p>
          </table:table-cell>
          <table:table-cell table:style-name="ce21" office:value-type="float" office:value="0.00648302">
            <text:p>6.48E-003</text:p>
          </table:table-cell>
          <table:table-cell table:style-name="ce21" office:value-type="float" office:value="0.00221745">
            <text:p>2.22E-003</text:p>
          </table:table-cell>
          <table:table-cell table:style-name="ce21" office:value-type="float" office:value="0.00298995">
            <text:p>2.99E-003</text:p>
          </table:table-cell>
          <table:table-cell table:style-name="ce21" office:value-type="float" office:value="0.00884825">
            <text:p>8.85E-003</text:p>
          </table:table-cell>
          <table:table-cell table:style-name="ce21" office:value-type="float" office:value="0.00517662">
            <text:p>5.18E-003</text:p>
          </table:table-cell>
          <table:table-cell table:style-name="ce21" office:value-type="float" office:value="0.00742151">
            <text:p>7.42E-003</text:p>
          </table:table-cell>
          <table:table-cell table:style-name="ce36" office:value-type="float" office:value="0.0227158">
            <text:p>2.27E-002</text:p>
          </table:table-cell>
          <table:table-cell/>
          <table:table-cell table:style-name="ce21" office:value-type="float" office:value="0.00784507">
            <text:p>7.85E-003</text:p>
          </table:table-cell>
          <table:table-cell table:style-name="ce21" office:value-type="float" office:value="0.0218802">
            <text:p>2.19E-002</text:p>
          </table:table-cell>
          <table:table-cell table:style-name="ce21" office:value-type="float" office:value="0.0143403">
            <text:p>1.43E-002</text:p>
          </table:table-cell>
          <table:table-cell table:style-name="ce21" office:value-type="float" office:value="0.014849">
            <text:p>1.48E-002</text:p>
          </table:table-cell>
          <table:table-cell table:style-name="ce21" office:value-type="float" office:value="0.0719113">
            <text:p>7.19E-002</text:p>
          </table:table-cell>
          <table:table-cell table:style-name="ce21" office:value-type="float" office:value="0.0360104">
            <text:p>3.60E-002</text:p>
          </table:table-cell>
          <table:table-cell table:style-name="ce21" office:value-type="float" office:value="0.0705281">
            <text:p>7.05E-002</text:p>
          </table:table-cell>
          <table:table-cell table:style-name="ce21" office:value-type="float" office:value="0.582395">
            <text:p>5.82E-001</text:p>
          </table:table-cell>
          <table:table-cell table:style-name="ce36" office:value-type="float" office:value="0.322585">
            <text:p>3.23E-001</text:p>
          </table:table-cell>
          <table:table-cell table:style-name="ce39" office:value-type="float" office:value="0.00607006">
            <text:p>6.07E-003</text:p>
          </table:table-cell>
          <table:table-cell table:style-name="ce21" office:value-type="float" office:value="0.00987074">
            <text:p>9.87E-003</text:p>
          </table:table-cell>
          <table:table-cell table:style-name="ce21" office:value-type="float" office:value="0.00464885">
            <text:p>4.65E-003</text:p>
          </table:table-cell>
          <table:table-cell table:style-name="ce21" office:value-type="float" office:value="0.00730759">
            <text:p>7.31E-003</text:p>
          </table:table-cell>
          <table:table-cell table:style-name="ce21" office:value-type="float" office:value="0.0119374">
            <text:p>1.19E-002</text:p>
          </table:table-cell>
          <table:table-cell table:style-name="ce21" office:value-type="float" office:value="0.0056453">
            <text:p>5.65E-003</text:p>
          </table:table-cell>
          <table:table-cell table:style-name="ce21" office:value-type="float" office:value="0.014022">
            <text:p>1.40E-002</text:p>
          </table:table-cell>
          <table:table-cell table:style-name="ce21" office:value-type="float" office:value="0.0301677">
            <text:p>3.02E-002</text:p>
          </table:table-cell>
          <table:table-cell table:style-name="ce36" office:value-type="float" office:value="0.0101135">
            <text:p>1.01E-002</text:p>
          </table:table-cell>
          <table:table-cell table:style-name="ce39" office:value-type="float" office:value="0.00203203">
            <text:p>2.03E-003</text:p>
          </table:table-cell>
          <table:table-cell table:style-name="ce21" office:value-type="float" office:value="0.00230792">
            <text:p>2.31E-003</text:p>
          </table:table-cell>
          <table:table-cell table:style-name="ce21" office:value-type="float" office:value="0.0068145">
            <text:p>6.81E-003</text:p>
          </table:table-cell>
          <table:table-cell table:style-name="ce21" office:value-type="float" office:value="0.00261851">
            <text:p>2.62E-003</text:p>
          </table:table-cell>
          <table:table-cell table:style-name="ce21" office:value-type="float" office:value="0.00317845">
            <text:p>3.18E-003</text:p>
          </table:table-cell>
          <table:table-cell table:style-name="ce21" office:value-type="float" office:value="0.00917636">
            <text:p>9.18E-003</text:p>
          </table:table-cell>
          <table:table-cell table:style-name="ce21" office:value-type="float" office:value="0.00694542">
            <text:p>6.95E-003</text:p>
          </table:table-cell>
          <table:table-cell table:style-name="ce21" office:value-type="float" office:value="0.00829138">
            <text:p>8.29E-003</text:p>
          </table:table-cell>
          <table:table-cell table:style-name="ce36" office:value-type="float" office:value="0.0247555">
            <text:p>2.48E-002</text:p>
          </table:table-cell>
          <table:table-cell/>
          <table:table-cell table:style-name="ce21" office:value-type="float" office:value="0.00805467">
            <text:p>8.05E-003</text:p>
          </table:table-cell>
          <table:table-cell table:style-name="ce21" office:value-type="float" office:value="0.0216065">
            <text:p>2.16E-002</text:p>
          </table:table-cell>
          <table:table-cell table:style-name="ce21" office:value-type="float" office:value="0.0157069">
            <text:p>1.57E-002</text:p>
          </table:table-cell>
          <table:table-cell table:style-name="ce21" office:value-type="float" office:value="0.0149174">
            <text:p>1.49E-002</text:p>
          </table:table-cell>
          <table:table-cell table:style-name="ce21" office:value-type="float" office:value="0.0684695">
            <text:p>6.85E-002</text:p>
          </table:table-cell>
          <table:table-cell table:style-name="ce21" office:value-type="float" office:value="0.0369511">
            <text:p>3.70E-002</text:p>
          </table:table-cell>
          <table:table-cell table:style-name="ce21" office:value-type="float" office:value="0.0801028">
            <text:p>8.01E-002</text:p>
          </table:table-cell>
          <table:table-cell table:style-name="ce21" office:value-type="float" office:value="0.523747">
            <text:p>5.24E-001</text:p>
          </table:table-cell>
          <table:table-cell table:style-name="ce36" office:value-type="float" office:value="0.318295">
            <text:p>3.18E-001</text:p>
          </table:table-cell>
          <table:table-cell table:style-name="ce39" office:value-type="float" office:value="0.00567336">
            <text:p>5.67E-003</text:p>
          </table:table-cell>
          <table:table-cell table:style-name="ce21" office:value-type="float" office:value="0.0116172">
            <text:p>1.16E-002</text:p>
          </table:table-cell>
          <table:table-cell table:style-name="ce21" office:value-type="float" office:value="0.00620661">
            <text:p>6.21E-003</text:p>
          </table:table-cell>
          <table:table-cell table:style-name="ce21" office:value-type="float" office:value="0.00622953">
            <text:p>6.23E-003</text:p>
          </table:table-cell>
          <table:table-cell table:style-name="ce21" office:value-type="float" office:value="0.0176812">
            <text:p>1.77E-002</text:p>
          </table:table-cell>
          <table:table-cell table:style-name="ce21" office:value-type="float" office:value="0.00698639">
            <text:p>6.99E-003</text:p>
          </table:table-cell>
          <table:table-cell table:style-name="ce21" office:value-type="float" office:value="0.00977553">
            <text:p>9.78E-003</text:p>
          </table:table-cell>
          <table:table-cell table:style-name="ce21" office:value-type="float" office:value="0.0399573">
            <text:p>4.00E-002</text:p>
          </table:table-cell>
          <table:table-cell table:style-name="ce36" office:value-type="float" office:value="0.0127712">
            <text:p>1.28E-002</text:p>
          </table:table-cell>
          <table:table-cell table:style-name="ce39" office:value-type="float" office:value="0.00218162">
            <text:p>2.18E-003</text:p>
          </table:table-cell>
          <table:table-cell table:style-name="ce21" office:value-type="float" office:value="0.0021172">
            <text:p>2.12E-003</text:p>
          </table:table-cell>
          <table:table-cell table:style-name="ce21" office:value-type="float" office:value="0.00811633">
            <text:p>8.12E-003</text:p>
          </table:table-cell>
          <table:table-cell table:style-name="ce21" office:value-type="float" office:value="0.00267966">
            <text:p>2.68E-003</text:p>
          </table:table-cell>
          <table:table-cell table:style-name="ce21" office:value-type="float" office:value="0.00292595">
            <text:p>2.93E-003</text:p>
          </table:table-cell>
          <table:table-cell table:style-name="ce21" office:value-type="float" office:value="0.010726">
            <text:p>1.07E-002</text:p>
          </table:table-cell>
          <table:table-cell table:style-name="ce21" office:value-type="float" office:value="0.00599834">
            <text:p>6.00E-003</text:p>
          </table:table-cell>
          <table:table-cell table:style-name="ce21" office:value-type="float" office:value="0.0083551">
            <text:p>8.36E-003</text:p>
          </table:table-cell>
          <table:table-cell table:style-name="ce36" office:value-type="float" office:value="0.0324955">
            <text:p>3.25E-002</text:p>
          </table:table-cell>
          <table:table-cell/>
          <table:table-cell table:style-name="ce21" office:value-type="float" office:value="0.00902348">
            <text:p>9.02E-003</text:p>
          </table:table-cell>
          <table:table-cell table:style-name="ce21" office:value-type="float" office:value="0.0231475">
            <text:p>2.31E-002</text:p>
          </table:table-cell>
          <table:table-cell table:style-name="ce21" office:value-type="float" office:value="0.0160441">
            <text:p>1.60E-002</text:p>
          </table:table-cell>
          <table:table-cell table:style-name="ce21" office:value-type="float" office:value="0.0161195">
            <text:p>1.61E-002</text:p>
          </table:table-cell>
          <table:table-cell table:style-name="ce21" office:value-type="float" office:value="0.0670966">
            <text:p>6.71E-002</text:p>
          </table:table-cell>
          <table:table-cell table:style-name="ce21" office:value-type="float" office:value="0.0397701">
            <text:p>3.98E-002</text:p>
          </table:table-cell>
          <table:table-cell table:style-name="ce21" office:value-type="float" office:value="0.0820311">
            <text:p>8.20E-002</text:p>
          </table:table-cell>
          <table:table-cell table:style-name="ce21" office:value-type="float" office:value="0.491759">
            <text:p>4.92E-001</text:p>
          </table:table-cell>
          <table:table-cell table:style-name="ce36" office:value-type="float" office:value="0.365072">
            <text:p>3.65E-001</text:p>
          </table:table-cell>
          <table:table-cell table:style-name="ce39" office:value-type="float" office:value="0.00729533">
            <text:p>7.30E-003</text:p>
          </table:table-cell>
          <table:table-cell table:style-name="ce21" office:value-type="float" office:value="0.00930533">
            <text:p>9.31E-003</text:p>
          </table:table-cell>
          <table:table-cell table:style-name="ce21" office:value-type="float" office:value="0.00469942">
            <text:p>4.70E-003</text:p>
          </table:table-cell>
          <table:table-cell table:style-name="ce21" office:value-type="float" office:value="0.00893347">
            <text:p>8.93E-003</text:p>
          </table:table-cell>
          <table:table-cell table:style-name="ce21" office:value-type="float" office:value="0.0143304">
            <text:p>1.43E-002</text:p>
          </table:table-cell>
          <table:table-cell table:style-name="ce21" office:value-type="float" office:value="0.00556228">
            <text:p>5.56E-003</text:p>
          </table:table-cell>
          <table:table-cell table:style-name="ce21" office:value-type="float" office:value="0.0177604">
            <text:p>1.78E-002</text:p>
          </table:table-cell>
          <table:table-cell table:style-name="ce21" office:value-type="float" office:value="0.0422381">
            <text:p>4.22E-002</text:p>
          </table:table-cell>
          <table:table-cell table:style-name="ce36" office:value-type="float" office:value="0.0104592">
            <text:p>1.05E-002</text:p>
          </table:table-cell>
          <table:table-cell table:style-name="ce39" office:value-type="float" office:value="0.00226459">
            <text:p>2.26E-003</text:p>
          </table:table-cell>
          <table:table-cell table:style-name="ce21" office:value-type="float" office:value="0.00529342">
            <text:p>5.29E-003</text:p>
          </table:table-cell>
          <table:table-cell table:style-name="ce21" office:value-type="float" office:value="0.00797885">
            <text:p>7.98E-003</text:p>
          </table:table-cell>
          <table:table-cell table:style-name="ce21" office:value-type="float" office:value="0.00239602">
            <text:p>2.40E-003</text:p>
          </table:table-cell>
          <table:table-cell table:style-name="ce21" office:value-type="float" office:value="0.0070659">
            <text:p>7.07E-003</text:p>
          </table:table-cell>
          <table:table-cell table:style-name="ce21" office:value-type="float" office:value="0.0101677">
            <text:p>1.02E-002</text:p>
          </table:table-cell>
          <table:table-cell table:style-name="ce21" office:value-type="float" office:value="0.0043281">
            <text:p>4.33E-003</text:p>
          </table:table-cell>
          <table:table-cell table:style-name="ce21" office:value-type="float" office:value="0.0192243">
            <text:p>1.92E-002</text:p>
          </table:table-cell>
          <table:table-cell table:style-name="ce36" office:value-type="float" office:value="0.0216423">
            <text:p>2.16E-002</text:p>
          </table:table-cell>
          <table:table-cell table:number-columns-repeated="856"/>
        </table:table-row>
        <table:table-row table:style-name="ro1">
          <table:table-cell table:style-name="ce6" office:value-type="float" office:value="4">
            <text:p>4</text:p>
          </table:table-cell>
          <table:table-cell office:value-type="float" office:value="0.00755174">
            <text:p>7.55E-003</text:p>
          </table:table-cell>
          <table:table-cell office:value-type="float" office:value="0.0215231">
            <text:p>2.15E-002</text:p>
          </table:table-cell>
          <table:table-cell office:value-type="float" office:value="0.013606">
            <text:p>1.36E-002</text:p>
          </table:table-cell>
          <table:table-cell table:style-name="ce21" office:value-type="float" office:value="0.01481">
            <text:p>1.48E-002</text:p>
          </table:table-cell>
          <table:table-cell office:value-type="float" office:value="0.0725978">
            <text:p>7.26E-002</text:p>
          </table:table-cell>
          <table:table-cell office:value-type="float" office:value="0.0375062">
            <text:p>3.75E-002</text:p>
          </table:table-cell>
          <table:table-cell office:value-type="float" office:value="0.0705189">
            <text:p>7.05E-002</text:p>
          </table:table-cell>
          <table:table-cell table:style-name="ce21" office:value-type="float" office:value="0.586537">
            <text:p>5.87E-001</text:p>
          </table:table-cell>
          <table:table-cell table:style-name="ce36" office:value-type="float" office:value="0.338303">
            <text:p>3.38E-001</text:p>
          </table:table-cell>
          <table:table-cell table:style-name="ce39" office:value-type="float" office:value="0.00533137">
            <text:p>5.33E-003</text:p>
          </table:table-cell>
          <table:table-cell office:value-type="float" office:value="0.00774535">
            <text:p>7.75E-003</text:p>
          </table:table-cell>
          <table:table-cell office:value-type="float" office:value="0.00392428">
            <text:p>3.92E-003</text:p>
          </table:table-cell>
          <table:table-cell table:style-name="ce21" office:value-type="float" office:value="0.0062927">
            <text:p>6.29E-003</text:p>
          </table:table-cell>
          <table:table-cell table:style-name="ce21" office:value-type="float" office:value="0.0111806">
            <text:p>1.12E-002</text:p>
          </table:table-cell>
          <table:table-cell table:style-name="ce21" office:value-type="float" office:value="0.00433155">
            <text:p>4.33E-003</text:p>
          </table:table-cell>
          <table:table-cell table:style-name="ce21" office:value-type="float" office:value="0.0131543">
            <text:p>1.32E-002</text:p>
          </table:table-cell>
          <table:table-cell table:style-name="ce21" office:value-type="float" office:value="0.0295125">
            <text:p>2.95E-002</text:p>
          </table:table-cell>
          <table:table-cell table:style-name="ce36" office:value-type="float" office:value="0.00771592">
            <text:p>7.72E-003</text:p>
          </table:table-cell>
          <table:table-cell table:style-name="ce39" office:value-type="float" office:value="0.00196885">
            <text:p>1.97E-003</text:p>
          </table:table-cell>
          <table:table-cell table:style-name="ce21" office:value-type="float" office:value="0.00237905">
            <text:p>2.38E-003</text:p>
          </table:table-cell>
          <table:table-cell table:style-name="ce21" office:value-type="float" office:value="0.00521406">
            <text:p>5.21E-003</text:p>
          </table:table-cell>
          <table:table-cell table:style-name="ce21" office:value-type="float" office:value="0.00223116">
            <text:p>2.23E-003</text:p>
          </table:table-cell>
          <table:table-cell table:style-name="ce21" office:value-type="float" office:value="0.00401985">
            <text:p>4.02E-003</text:p>
          </table:table-cell>
          <table:table-cell table:style-name="ce21" office:value-type="float" office:value="0.00760361">
            <text:p>7.60E-003</text:p>
          </table:table-cell>
          <table:table-cell table:style-name="ce21" office:value-type="float" office:value="0.00452224">
            <text:p>4.52E-003</text:p>
          </table:table-cell>
          <table:table-cell table:style-name="ce21" office:value-type="float" office:value="0.0127432">
            <text:p>1.27E-002</text:p>
          </table:table-cell>
          <table:table-cell table:style-name="ce36" office:value-type="float" office:value="0.0211956">
            <text:p>2.12E-002</text:p>
          </table:table-cell>
          <table:table-cell/>
          <table:table-cell table:style-name="ce21" office:value-type="float" office:value="0.00788135">
            <text:p>7.88E-003</text:p>
          </table:table-cell>
          <table:table-cell table:style-name="ce21" office:value-type="float" office:value="0.0215668">
            <text:p>2.16E-002</text:p>
          </table:table-cell>
          <table:table-cell table:style-name="ce21" office:value-type="float" office:value="0.0141959">
            <text:p>1.42E-002</text:p>
          </table:table-cell>
          <table:table-cell table:style-name="ce21" office:value-type="float" office:value="0.0149006">
            <text:p>1.49E-002</text:p>
          </table:table-cell>
          <table:table-cell table:style-name="ce21" office:value-type="float" office:value="0.0722436">
            <text:p>7.22E-002</text:p>
          </table:table-cell>
          <table:table-cell table:style-name="ce21" office:value-type="float" office:value="0.037603">
            <text:p>3.76E-002</text:p>
          </table:table-cell>
          <table:table-cell table:style-name="ce21" office:value-type="float" office:value="0.0703989">
            <text:p>7.04E-002</text:p>
          </table:table-cell>
          <table:table-cell table:style-name="ce21" office:value-type="float" office:value="0.58531">
            <text:p>5.85E-001</text:p>
          </table:table-cell>
          <table:table-cell table:style-name="ce36" office:value-type="float" office:value="0.337774">
            <text:p>3.38E-001</text:p>
          </table:table-cell>
          <table:table-cell table:style-name="ce39" office:value-type="float" office:value="0.00559754">
            <text:p>5.60E-003</text:p>
          </table:table-cell>
          <table:table-cell table:style-name="ce21" office:value-type="float" office:value="0.00854154">
            <text:p>8.54E-003</text:p>
          </table:table-cell>
          <table:table-cell table:style-name="ce21" office:value-type="float" office:value="0.00356036">
            <text:p>3.56E-003</text:p>
          </table:table-cell>
          <table:table-cell table:style-name="ce21" office:value-type="float" office:value="0.00679151">
            <text:p>6.79E-003</text:p>
          </table:table-cell>
          <table:table-cell table:style-name="ce21" office:value-type="float" office:value="0.0122749">
            <text:p>1.23E-002</text:p>
          </table:table-cell>
          <table:table-cell table:style-name="ce21" office:value-type="float" office:value="0.00467556">
            <text:p>4.68E-003</text:p>
          </table:table-cell>
          <table:table-cell table:style-name="ce21" office:value-type="float" office:value="0.0147942">
            <text:p>1.48E-002</text:p>
          </table:table-cell>
          <table:table-cell table:style-name="ce21" office:value-type="float" office:value="0.0335072">
            <text:p>3.35E-002</text:p>
          </table:table-cell>
          <table:table-cell table:style-name="ce36" office:value-type="float" office:value="0.0123823">
            <text:p>1.24E-002</text:p>
          </table:table-cell>
          <table:table-cell table:style-name="ce39" office:value-type="float" office:value="0.00213091">
            <text:p>2.13E-003</text:p>
          </table:table-cell>
          <table:table-cell table:style-name="ce21" office:value-type="float" office:value="0.00242818">
            <text:p>2.43E-003</text:p>
          </table:table-cell>
          <table:table-cell table:style-name="ce21" office:value-type="float" office:value="0.00548268">
            <text:p>5.48E-003</text:p>
          </table:table-cell>
          <table:table-cell table:style-name="ce21" office:value-type="float" office:value="0.00249014">
            <text:p>2.49E-003</text:p>
          </table:table-cell>
          <table:table-cell table:style-name="ce21" office:value-type="float" office:value="0.00375385">
            <text:p>3.75E-003</text:p>
          </table:table-cell>
          <table:table-cell table:style-name="ce21" office:value-type="float" office:value="0.00781183">
            <text:p>7.81E-003</text:p>
          </table:table-cell>
          <table:table-cell table:style-name="ce21" office:value-type="float" office:value="0.00498101">
            <text:p>4.98E-003</text:p>
          </table:table-cell>
          <table:table-cell table:style-name="ce21" office:value-type="float" office:value="0.0110812">
            <text:p>1.11E-002</text:p>
          </table:table-cell>
          <table:table-cell table:style-name="ce36" office:value-type="float" office:value="0.0216525">
            <text:p>2.17E-002</text:p>
          </table:table-cell>
          <table:table-cell/>
          <table:table-cell table:style-name="ce21" office:value-type="float" office:value="0.00774446">
            <text:p>7.74E-003</text:p>
          </table:table-cell>
          <table:table-cell table:style-name="ce21" office:value-type="float" office:value="0.0211459">
            <text:p>2.11E-002</text:p>
          </table:table-cell>
          <table:table-cell table:style-name="ce21" office:value-type="float" office:value="0.0144183">
            <text:p>1.44E-002</text:p>
          </table:table-cell>
          <table:table-cell table:style-name="ce21" office:value-type="float" office:value="0.0147248">
            <text:p>1.47E-002</text:p>
          </table:table-cell>
          <table:table-cell table:style-name="ce21" office:value-type="float" office:value="0.0691064">
            <text:p>6.91E-002</text:p>
          </table:table-cell>
          <table:table-cell table:style-name="ce21" office:value-type="float" office:value="0.0369753">
            <text:p>3.70E-002</text:p>
          </table:table-cell>
          <table:table-cell table:style-name="ce21" office:value-type="float" office:value="0.076102">
            <text:p>7.61E-002</text:p>
          </table:table-cell>
          <table:table-cell table:style-name="ce21" office:value-type="float" office:value="0.538055">
            <text:p>5.38E-001</text:p>
          </table:table-cell>
          <table:table-cell table:style-name="ce36" office:value-type="float" office:value="0.319671">
            <text:p>3.20E-001</text:p>
          </table:table-cell>
          <table:table-cell table:style-name="ce39" office:value-type="float" office:value="0.00511377">
            <text:p>5.11E-003</text:p>
          </table:table-cell>
          <table:table-cell table:style-name="ce21" office:value-type="float" office:value="0.0087984">
            <text:p>8.80E-003</text:p>
          </table:table-cell>
          <table:table-cell table:style-name="ce21" office:value-type="float" office:value="0.00415068">
            <text:p>4.15E-003</text:p>
          </table:table-cell>
          <table:table-cell table:style-name="ce21" office:value-type="float" office:value="0.00621485">
            <text:p>6.21E-003</text:p>
          </table:table-cell>
          <table:table-cell table:style-name="ce21" office:value-type="float" office:value="0.012417">
            <text:p>1.24E-002</text:p>
          </table:table-cell>
          <table:table-cell table:style-name="ce21" office:value-type="float" office:value="0.00484985">
            <text:p>4.85E-003</text:p>
          </table:table-cell>
          <table:table-cell table:style-name="ce21" office:value-type="float" office:value="0.0110688">
            <text:p>1.11E-002</text:p>
          </table:table-cell>
          <table:table-cell table:style-name="ce21" office:value-type="float" office:value="0.0357991">
            <text:p>3.58E-002</text:p>
          </table:table-cell>
          <table:table-cell table:style-name="ce36" office:value-type="float" office:value="0.00766842">
            <text:p>7.67E-003</text:p>
          </table:table-cell>
          <table:table-cell table:style-name="ce39" office:value-type="float" office:value="0.00195704">
            <text:p>1.96E-003</text:p>
          </table:table-cell>
          <table:table-cell table:style-name="ce21" office:value-type="float" office:value="0.00249029">
            <text:p>2.49E-003</text:p>
          </table:table-cell>
          <table:table-cell table:style-name="ce21" office:value-type="float" office:value="0.00660533">
            <text:p>6.61E-003</text:p>
          </table:table-cell>
          <table:table-cell table:style-name="ce21" office:value-type="float" office:value="0.00225075">
            <text:p>2.25E-003</text:p>
          </table:table-cell>
          <table:table-cell table:style-name="ce21" office:value-type="float" office:value="0.00353446">
            <text:p>3.53E-003</text:p>
          </table:table-cell>
          <table:table-cell table:style-name="ce21" office:value-type="float" office:value="0.00831534">
            <text:p>8.32E-003</text:p>
          </table:table-cell>
          <table:table-cell table:style-name="ce21" office:value-type="float" office:value="0.0052646">
            <text:p>5.26E-003</text:p>
          </table:table-cell>
          <table:table-cell table:style-name="ce21" office:value-type="float" office:value="0.0105828">
            <text:p>1.06E-002</text:p>
          </table:table-cell>
          <table:table-cell table:style-name="ce36" office:value-type="float" office:value="0.0184053">
            <text:p>1.84E-002</text:p>
          </table:table-cell>
          <table:table-cell/>
          <table:table-cell table:style-name="ce21" office:value-type="float" office:value="0.0084641">
            <text:p>8.46E-003</text:p>
          </table:table-cell>
          <table:table-cell table:style-name="ce21" office:value-type="float" office:value="0.0234279">
            <text:p>2.34E-002</text:p>
          </table:table-cell>
          <table:table-cell table:style-name="ce21" office:value-type="float" office:value="0.015154">
            <text:p>1.52E-002</text:p>
          </table:table-cell>
          <table:table-cell table:style-name="ce21" office:value-type="float" office:value="0.0151827">
            <text:p>1.52E-002</text:p>
          </table:table-cell>
          <table:table-cell table:style-name="ce21" office:value-type="float" office:value="0.0753964">
            <text:p>7.54E-002</text:p>
          </table:table-cell>
          <table:table-cell table:style-name="ce21" office:value-type="float" office:value="0.0363518">
            <text:p>3.64E-002</text:p>
          </table:table-cell>
          <table:table-cell table:style-name="ce21" office:value-type="float" office:value="0.0661545">
            <text:p>6.62E-002</text:p>
          </table:table-cell>
          <table:table-cell table:style-name="ce21" office:value-type="float" office:value="0.609847">
            <text:p>6.10E-001</text:p>
          </table:table-cell>
          <table:table-cell table:style-name="ce36" office:value-type="float" office:value="0.312511">
            <text:p>3.13E-001</text:p>
          </table:table-cell>
          <table:table-cell table:style-name="ce39" office:value-type="float" office:value="0.0072381">
            <text:p>7.24E-003</text:p>
          </table:table-cell>
          <table:table-cell table:style-name="ce21" office:value-type="float" office:value="0.0104776">
            <text:p>1.05E-002</text:p>
          </table:table-cell>
          <table:table-cell table:style-name="ce21" office:value-type="float" office:value="0.00443981">
            <text:p>4.44E-003</text:p>
          </table:table-cell>
          <table:table-cell table:style-name="ce21" office:value-type="float" office:value="0.0083943">
            <text:p>8.39E-003</text:p>
          </table:table-cell>
          <table:table-cell table:style-name="ce21" office:value-type="float" office:value="0.0160546">
            <text:p>1.61E-002</text:p>
          </table:table-cell>
          <table:table-cell table:style-name="ce21" office:value-type="float" office:value="0.00552848">
            <text:p>5.53E-003</text:p>
          </table:table-cell>
          <table:table-cell table:style-name="ce21" office:value-type="float" office:value="0.0163088">
            <text:p>1.63E-002</text:p>
          </table:table-cell>
          <table:table-cell table:style-name="ce21" office:value-type="float" office:value="0.0419322">
            <text:p>4.19E-002</text:p>
          </table:table-cell>
          <table:table-cell table:style-name="ce36" office:value-type="float" office:value="0.0103547">
            <text:p>1.04E-002</text:p>
          </table:table-cell>
          <table:table-cell table:style-name="ce39" office:value-type="float" office:value="0.00226633">
            <text:p>2.27E-003</text:p>
          </table:table-cell>
          <table:table-cell table:style-name="ce21" office:value-type="float" office:value="0.004314">
            <text:p>4.31E-003</text:p>
          </table:table-cell>
          <table:table-cell table:style-name="ce21" office:value-type="float" office:value="0.00774527">
            <text:p>7.75E-003</text:p>
          </table:table-cell>
          <table:table-cell table:style-name="ce21" office:value-type="float" office:value="0.00267348">
            <text:p>2.67E-003</text:p>
          </table:table-cell>
          <table:table-cell table:style-name="ce21" office:value-type="float" office:value="0.0055451">
            <text:p>5.55E-003</text:p>
          </table:table-cell>
          <table:table-cell table:style-name="ce21" office:value-type="float" office:value="0.0103924">
            <text:p>1.04E-002</text:p>
          </table:table-cell>
          <table:table-cell table:style-name="ce21" office:value-type="float" office:value="0.00575932">
            <text:p>5.76E-003</text:p>
          </table:table-cell>
          <table:table-cell table:style-name="ce21" office:value-type="float" office:value="0.0152094">
            <text:p>1.52E-002</text:p>
          </table:table-cell>
          <table:table-cell table:style-name="ce36" office:value-type="float" office:value="0.0319366">
            <text:p>3.19E-002</text:p>
          </table:table-cell>
          <table:table-cell/>
          <table:table-cell table:style-name="ce21" office:value-type="float" office:value="0.0084037">
            <text:p>8.40E-003</text:p>
          </table:table-cell>
          <table:table-cell table:style-name="ce21" office:value-type="float" office:value="0.022197">
            <text:p>2.22E-002</text:p>
          </table:table-cell>
          <table:table-cell table:style-name="ce21" office:value-type="float" office:value="0.0157246">
            <text:p>1.57E-002</text:p>
          </table:table-cell>
          <table:table-cell table:style-name="ce21" office:value-type="float" office:value="0.0155626">
            <text:p>1.56E-002</text:p>
          </table:table-cell>
          <table:table-cell table:style-name="ce21" office:value-type="float" office:value="0.0719099">
            <text:p>7.19E-002</text:p>
          </table:table-cell>
          <table:table-cell table:style-name="ce21" office:value-type="float" office:value="0.0385319">
            <text:p>3.85E-002</text:p>
          </table:table-cell>
          <table:table-cell table:style-name="ce21" office:value-type="float" office:value="0.074169">
            <text:p>7.42E-002</text:p>
          </table:table-cell>
          <table:table-cell table:style-name="ce21" office:value-type="float" office:value="0.574627">
            <text:p>5.75E-001</text:p>
          </table:table-cell>
          <table:table-cell table:style-name="ce36" office:value-type="float" office:value="0.348303">
            <text:p>3.48E-001</text:p>
          </table:table-cell>
          <table:table-cell table:style-name="ce39" office:value-type="float" office:value="0.00640868">
            <text:p>6.41E-003</text:p>
          </table:table-cell>
          <table:table-cell table:style-name="ce21" office:value-type="float" office:value="0.00833671">
            <text:p>8.34E-003</text:p>
          </table:table-cell>
          <table:table-cell table:style-name="ce21" office:value-type="float" office:value="0.00459949">
            <text:p>4.60E-003</text:p>
          </table:table-cell>
          <table:table-cell table:style-name="ce21" office:value-type="float" office:value="0.00801721">
            <text:p>8.02E-003</text:p>
          </table:table-cell>
          <table:table-cell table:style-name="ce21" office:value-type="float" office:value="0.0114886">
            <text:p>1.15E-002</text:p>
          </table:table-cell>
          <table:table-cell table:style-name="ce21" office:value-type="float" office:value="0.00570675">
            <text:p>5.71E-003</text:p>
          </table:table-cell>
          <table:table-cell table:style-name="ce21" office:value-type="float" office:value="0.0182235">
            <text:p>1.82E-002</text:p>
          </table:table-cell>
          <table:table-cell table:style-name="ce21" office:value-type="float" office:value="0.0292578">
            <text:p>2.93E-002</text:p>
          </table:table-cell>
          <table:table-cell table:style-name="ce36" office:value-type="float" office:value="0.0117434">
            <text:p>1.17E-002</text:p>
          </table:table-cell>
          <table:table-cell table:style-name="ce39" office:value-type="float" office:value="0.00167504">
            <text:p>1.68E-003</text:p>
          </table:table-cell>
          <table:table-cell table:style-name="ce21" office:value-type="float" office:value="0.00375358">
            <text:p>3.75E-003</text:p>
          </table:table-cell>
          <table:table-cell table:style-name="ce21" office:value-type="float" office:value="0.00680241">
            <text:p>6.80E-003</text:p>
          </table:table-cell>
          <table:table-cell table:style-name="ce21" office:value-type="float" office:value="0.00193329">
            <text:p>1.93E-003</text:p>
          </table:table-cell>
          <table:table-cell table:style-name="ce21" office:value-type="float" office:value="0.0044428">
            <text:p>4.44E-003</text:p>
          </table:table-cell>
          <table:table-cell table:style-name="ce21" office:value-type="float" office:value="0.00834047">
            <text:p>8.34E-003</text:p>
          </table:table-cell>
          <table:table-cell table:style-name="ce21" office:value-type="float" office:value="0.00367163">
            <text:p>3.67E-003</text:p>
          </table:table-cell>
          <table:table-cell table:style-name="ce21" office:value-type="float" office:value="0.0099884">
            <text:p>9.99E-003</text:p>
          </table:table-cell>
          <table:table-cell table:style-name="ce36" office:value-type="float" office:value="0.0174288">
            <text:p>1.74E-002</text:p>
          </table:table-cell>
          <table:table-cell/>
          <table:table-cell table:style-name="ce21" office:value-type="float" office:value="0.00807385">
            <text:p>8.07E-003</text:p>
          </table:table-cell>
          <table:table-cell table:style-name="ce21" office:value-type="float" office:value="0.0219661">
            <text:p>2.20E-002</text:p>
          </table:table-cell>
          <table:table-cell table:style-name="ce21" office:value-type="float" office:value="0.0158746">
            <text:p>1.59E-002</text:p>
          </table:table-cell>
          <table:table-cell table:style-name="ce21" office:value-type="float" office:value="0.0146389">
            <text:p>1.46E-002</text:p>
          </table:table-cell>
          <table:table-cell table:style-name="ce21" office:value-type="float" office:value="0.0705344">
            <text:p>7.05E-002</text:p>
          </table:table-cell>
          <table:table-cell table:style-name="ce21" office:value-type="float" office:value="0.0385401">
            <text:p>3.85E-002</text:p>
          </table:table-cell>
          <table:table-cell table:style-name="ce21" office:value-type="float" office:value="0.0721077">
            <text:p>7.21E-002</text:p>
          </table:table-cell>
          <table:table-cell table:style-name="ce21" office:value-type="float" office:value="0.574011">
            <text:p>5.74E-001</text:p>
          </table:table-cell>
          <table:table-cell table:style-name="ce36" office:value-type="float" office:value="0.354644">
            <text:p>3.55E-001</text:p>
          </table:table-cell>
          <table:table-cell table:style-name="ce39" office:value-type="float" office:value="0.00495504">
            <text:p>4.96E-003</text:p>
          </table:table-cell>
          <table:table-cell table:style-name="ce21" office:value-type="float" office:value="0.0095808">
            <text:p>9.58E-003</text:p>
          </table:table-cell>
          <table:table-cell table:style-name="ce21" office:value-type="float" office:value="0.00803564">
            <text:p>8.04E-003</text:p>
          </table:table-cell>
          <table:table-cell table:style-name="ce21" office:value-type="float" office:value="0.00599125">
            <text:p>5.99E-003</text:p>
          </table:table-cell>
          <table:table-cell table:style-name="ce21" office:value-type="float" office:value="0.0118898">
            <text:p>1.19E-002</text:p>
          </table:table-cell>
          <table:table-cell table:style-name="ce21" office:value-type="float" office:value="0.00911978">
            <text:p>9.12E-003</text:p>
          </table:table-cell>
          <table:table-cell table:style-name="ce21" office:value-type="float" office:value="0.0114251">
            <text:p>1.14E-002</text:p>
          </table:table-cell>
          <table:table-cell table:style-name="ce21" office:value-type="float" office:value="0.0290936">
            <text:p>2.91E-002</text:p>
          </table:table-cell>
          <table:table-cell table:style-name="ce36" office:value-type="float" office:value="0.0150749">
            <text:p>1.51E-002</text:p>
          </table:table-cell>
          <table:table-cell table:style-name="ce39" office:value-type="float" office:value="0.00209786">
            <text:p>2.10E-003</text:p>
          </table:table-cell>
          <table:table-cell table:style-name="ce21" office:value-type="float" office:value="0.00431911">
            <text:p>4.32E-003</text:p>
          </table:table-cell>
          <table:table-cell table:style-name="ce21" office:value-type="float" office:value="0.00778065">
            <text:p>7.78E-003</text:p>
          </table:table-cell>
          <table:table-cell table:style-name="ce21" office:value-type="float" office:value="0.00249874">
            <text:p>2.50E-003</text:p>
          </table:table-cell>
          <table:table-cell table:style-name="ce21" office:value-type="float" office:value="0.00581713">
            <text:p>5.82E-003</text:p>
          </table:table-cell>
          <table:table-cell table:style-name="ce21" office:value-type="float" office:value="0.0105636">
            <text:p>1.06E-002</text:p>
          </table:table-cell>
          <table:table-cell table:style-name="ce21" office:value-type="float" office:value="0.00461564">
            <text:p>4.62E-003</text:p>
          </table:table-cell>
          <table:table-cell table:style-name="ce21" office:value-type="float" office:value="0.013776">
            <text:p>1.38E-002</text:p>
          </table:table-cell>
          <table:table-cell table:style-name="ce36" office:value-type="float" office:value="0.0340534">
            <text:p>3.41E-002</text:p>
          </table:table-cell>
          <table:table-cell table:number-columns-repeated="856"/>
        </table:table-row>
        <table:table-row table:style-name="ro1">
          <table:table-cell table:style-name="ce6" office:value-type="float" office:value="5">
            <text:p>5</text:p>
          </table:table-cell>
          <table:table-cell office:value-type="float" office:value="0.00751632">
            <text:p>7.52E-003</text:p>
          </table:table-cell>
          <table:table-cell office:value-type="float" office:value="0.0204383">
            <text:p>2.04E-002</text:p>
          </table:table-cell>
          <table:table-cell office:value-type="float" office:value="0.0135132">
            <text:p>1.35E-002</text:p>
          </table:table-cell>
          <table:table-cell table:style-name="ce21" office:value-type="float" office:value="0.0148536">
            <text:p>1.49E-002</text:p>
          </table:table-cell>
          <table:table-cell office:value-type="float" office:value="0.0678356">
            <text:p>6.78E-002</text:p>
          </table:table-cell>
          <table:table-cell office:value-type="float" office:value="0.036777">
            <text:p>3.68E-002</text:p>
          </table:table-cell>
          <table:table-cell office:value-type="float" office:value="0.0773457">
            <text:p>7.73E-002</text:p>
          </table:table-cell>
          <table:table-cell table:style-name="ce21" office:value-type="float" office:value="0.528025">
            <text:p>5.28E-001</text:p>
          </table:table-cell>
          <table:table-cell table:style-name="ce36" office:value-type="float" office:value="0.328728">
            <text:p>3.29E-001</text:p>
          </table:table-cell>
          <table:table-cell table:style-name="ce39" office:value-type="float" office:value="0.00511657">
            <text:p>5.12E-003</text:p>
          </table:table-cell>
          <table:table-cell office:value-type="float" office:value="0.00763501">
            <text:p>7.64E-003</text:p>
          </table:table-cell>
          <table:table-cell office:value-type="float" office:value="0.00422463">
            <text:p>4.22E-003</text:p>
          </table:table-cell>
          <table:table-cell table:style-name="ce21" office:value-type="float" office:value="0.00611685">
            <text:p>6.12E-003</text:p>
          </table:table-cell>
          <table:table-cell table:style-name="ce21" office:value-type="float" office:value="0.0103887">
            <text:p>1.04E-002</text:p>
          </table:table-cell>
          <table:table-cell table:style-name="ce21" office:value-type="float" office:value="0.00487407">
            <text:p>4.87E-003</text:p>
          </table:table-cell>
          <table:table-cell table:style-name="ce21" office:value-type="float" office:value="0.0126384">
            <text:p>1.26E-002</text:p>
          </table:table-cell>
          <table:table-cell table:style-name="ce21" office:value-type="float" office:value="0.0274518">
            <text:p>2.75E-002</text:p>
          </table:table-cell>
          <table:table-cell table:style-name="ce36" office:value-type="float" office:value="0.00904794">
            <text:p>9.05E-003</text:p>
          </table:table-cell>
          <table:table-cell table:style-name="ce39" office:value-type="float" office:value="0.00197232">
            <text:p>1.97E-003</text:p>
          </table:table-cell>
          <table:table-cell table:style-name="ce21" office:value-type="float" office:value="0.0020282">
            <text:p>2.03E-003</text:p>
          </table:table-cell>
          <table:table-cell table:style-name="ce21" office:value-type="float" office:value="0.00544842">
            <text:p>5.45E-003</text:p>
          </table:table-cell>
          <table:table-cell table:style-name="ce21" office:value-type="float" office:value="0.00229981">
            <text:p>2.30E-003</text:p>
          </table:table-cell>
          <table:table-cell table:style-name="ce21" office:value-type="float" office:value="0.00348421">
            <text:p>3.48E-003</text:p>
          </table:table-cell>
          <table:table-cell table:style-name="ce21" office:value-type="float" office:value="0.00784511">
            <text:p>7.85E-003</text:p>
          </table:table-cell>
          <table:table-cell table:style-name="ce21" office:value-type="float" office:value="0.00483544">
            <text:p>4.84E-003</text:p>
          </table:table-cell>
          <table:table-cell table:style-name="ce21" office:value-type="float" office:value="0.0109025">
            <text:p>1.09E-002</text:p>
          </table:table-cell>
          <table:table-cell table:style-name="ce36" office:value-type="float" office:value="0.0222041">
            <text:p>2.22E-002</text:p>
          </table:table-cell>
          <table:table-cell/>
          <table:table-cell table:style-name="ce21" office:value-type="float" office:value="0.00790309">
            <text:p>7.90E-003</text:p>
          </table:table-cell>
          <table:table-cell table:style-name="ce21" office:value-type="float" office:value="0.0215713">
            <text:p>2.16E-002</text:p>
          </table:table-cell>
          <table:table-cell table:style-name="ce21" office:value-type="float" office:value="0.0141514">
            <text:p>1.42E-002</text:p>
          </table:table-cell>
          <table:table-cell table:style-name="ce21" office:value-type="float" office:value="0.0150264">
            <text:p>1.50E-002</text:p>
          </table:table-cell>
          <table:table-cell table:style-name="ce21" office:value-type="float" office:value="0.072414">
            <text:p>7.24E-002</text:p>
          </table:table-cell>
          <table:table-cell table:style-name="ce21" office:value-type="float" office:value="0.0375394">
            <text:p>3.75E-002</text:p>
          </table:table-cell>
          <table:table-cell table:style-name="ce21" office:value-type="float" office:value="0.070518">
            <text:p>7.05E-002</text:p>
          </table:table-cell>
          <table:table-cell table:style-name="ce21" office:value-type="float" office:value="0.583378">
            <text:p>5.83E-001</text:p>
          </table:table-cell>
          <table:table-cell table:style-name="ce36" office:value-type="float" office:value="0.33052">
            <text:p>3.31E-001</text:p>
          </table:table-cell>
          <table:table-cell table:style-name="ce39" office:value-type="float" office:value="0.00559327">
            <text:p>5.59E-003</text:p>
          </table:table-cell>
          <table:table-cell table:style-name="ce21" office:value-type="float" office:value="0.00865446">
            <text:p>8.65E-003</text:p>
          </table:table-cell>
          <table:table-cell table:style-name="ce21" office:value-type="float" office:value="0.0038878">
            <text:p>3.89E-003</text:p>
          </table:table-cell>
          <table:table-cell table:style-name="ce21" office:value-type="float" office:value="0.0064648">
            <text:p>6.46E-003</text:p>
          </table:table-cell>
          <table:table-cell table:style-name="ce21" office:value-type="float" office:value="0.0137202">
            <text:p>1.37E-002</text:p>
          </table:table-cell>
          <table:table-cell table:style-name="ce21" office:value-type="float" office:value="0.00490051">
            <text:p>4.90E-003</text:p>
          </table:table-cell>
          <table:table-cell table:style-name="ce21" office:value-type="float" office:value="0.0121427">
            <text:p>1.21E-002</text:p>
          </table:table-cell>
          <table:table-cell table:style-name="ce21" office:value-type="float" office:value="0.0376787">
            <text:p>3.77E-002</text:p>
          </table:table-cell>
          <table:table-cell table:style-name="ce36" office:value-type="float" office:value="0.00925628">
            <text:p>9.26E-003</text:p>
          </table:table-cell>
          <table:table-cell table:style-name="ce39" office:value-type="float" office:value="0.00204706">
            <text:p>2.05E-003</text:p>
          </table:table-cell>
          <table:table-cell table:style-name="ce21" office:value-type="float" office:value="0.00243511">
            <text:p>2.44E-003</text:p>
          </table:table-cell>
          <table:table-cell table:style-name="ce21" office:value-type="float" office:value="0.0058159">
            <text:p>5.82E-003</text:p>
          </table:table-cell>
          <table:table-cell table:style-name="ce21" office:value-type="float" office:value="0.00238168">
            <text:p>2.38E-003</text:p>
          </table:table-cell>
          <table:table-cell table:style-name="ce21" office:value-type="float" office:value="0.00390121">
            <text:p>3.90E-003</text:p>
          </table:table-cell>
          <table:table-cell table:style-name="ce21" office:value-type="float" office:value="0.00794089">
            <text:p>7.94E-003</text:p>
          </table:table-cell>
          <table:table-cell table:style-name="ce21" office:value-type="float" office:value="0.0047588">
            <text:p>4.76E-003</text:p>
          </table:table-cell>
          <table:table-cell table:style-name="ce21" office:value-type="float" office:value="0.0118061">
            <text:p>1.18E-002</text:p>
          </table:table-cell>
          <table:table-cell table:style-name="ce36" office:value-type="float" office:value="0.0201081">
            <text:p>2.01E-002</text:p>
          </table:table-cell>
          <table:table-cell/>
          <table:table-cell table:style-name="ce21" office:value-type="float" office:value="0.00800348">
            <text:p>8.00E-003</text:p>
          </table:table-cell>
          <table:table-cell table:style-name="ce21" office:value-type="float" office:value="0.0208171">
            <text:p>2.08E-002</text:p>
          </table:table-cell>
          <table:table-cell table:style-name="ce21" office:value-type="float" office:value="0.0148644">
            <text:p>1.49E-002</text:p>
          </table:table-cell>
          <table:table-cell table:style-name="ce21" office:value-type="float" office:value="0.0151854">
            <text:p>1.52E-002</text:p>
          </table:table-cell>
          <table:table-cell table:style-name="ce21" office:value-type="float" office:value="0.0675865">
            <text:p>6.76E-002</text:p>
          </table:table-cell>
          <table:table-cell table:style-name="ce21" office:value-type="float" office:value="0.0355937">
            <text:p>3.56E-002</text:p>
          </table:table-cell>
          <table:table-cell table:style-name="ce21" office:value-type="float" office:value="0.0795289">
            <text:p>7.95E-002</text:p>
          </table:table-cell>
          <table:table-cell table:style-name="ce21" office:value-type="float" office:value="0.521833">
            <text:p>5.22E-001</text:p>
          </table:table-cell>
          <table:table-cell table:style-name="ce36" office:value-type="float" office:value="0.288389">
            <text:p>2.88E-001</text:p>
          </table:table-cell>
          <table:table-cell table:style-name="ce39" office:value-type="float" office:value="0.00576272">
            <text:p>5.76E-003</text:p>
          </table:table-cell>
          <table:table-cell table:style-name="ce21" office:value-type="float" office:value="0.0101915">
            <text:p>1.02E-002</text:p>
          </table:table-cell>
          <table:table-cell table:style-name="ce21" office:value-type="float" office:value="0.00463808">
            <text:p>4.64E-003</text:p>
          </table:table-cell>
          <table:table-cell table:style-name="ce21" office:value-type="float" office:value="0.00695198">
            <text:p>6.95E-003</text:p>
          </table:table-cell>
          <table:table-cell table:style-name="ce21" office:value-type="float" office:value="0.0133347">
            <text:p>1.33E-002</text:p>
          </table:table-cell>
          <table:table-cell table:style-name="ce21" office:value-type="float" office:value="0.00554814">
            <text:p>5.55E-003</text:p>
          </table:table-cell>
          <table:table-cell table:style-name="ce21" office:value-type="float" office:value="0.0123722">
            <text:p>1.24E-002</text:p>
          </table:table-cell>
          <table:table-cell table:style-name="ce21" office:value-type="float" office:value="0.0304679">
            <text:p>3.05E-002</text:p>
          </table:table-cell>
          <table:table-cell table:style-name="ce36" office:value-type="float" office:value="0.0102471">
            <text:p>1.02E-002</text:p>
          </table:table-cell>
          <table:table-cell table:style-name="ce39" office:value-type="float" office:value="0.00200964">
            <text:p>2.01E-003</text:p>
          </table:table-cell>
          <table:table-cell table:style-name="ce21" office:value-type="float" office:value="0.00220422">
            <text:p>2.20E-003</text:p>
          </table:table-cell>
          <table:table-cell table:style-name="ce21" office:value-type="float" office:value="0.00704099">
            <text:p>7.04E-003</text:p>
          </table:table-cell>
          <table:table-cell table:style-name="ce21" office:value-type="float" office:value="0.00243511">
            <text:p>2.44E-003</text:p>
          </table:table-cell>
          <table:table-cell table:style-name="ce21" office:value-type="float" office:value="0.00265787">
            <text:p>2.66E-003</text:p>
          </table:table-cell>
          <table:table-cell table:style-name="ce21" office:value-type="float" office:value="0.00941329">
            <text:p>9.41E-003</text:p>
          </table:table-cell>
          <table:table-cell table:style-name="ce21" office:value-type="float" office:value="0.00541369">
            <text:p>5.41E-003</text:p>
          </table:table-cell>
          <table:table-cell table:style-name="ce21" office:value-type="float" office:value="0.00605721">
            <text:p>6.06E-003</text:p>
          </table:table-cell>
          <table:table-cell table:style-name="ce36" office:value-type="float" office:value="0.0264461">
            <text:p>2.64E-002</text:p>
          </table:table-cell>
          <table:table-cell/>
          <table:table-cell table:style-name="ce21" office:value-type="float" office:value="0.00802208">
            <text:p>8.02E-003</text:p>
          </table:table-cell>
          <table:table-cell table:style-name="ce21" office:value-type="float" office:value="0.0215013">
            <text:p>2.15E-002</text:p>
          </table:table-cell>
          <table:table-cell table:style-name="ce21" office:value-type="float" office:value="0.0153268">
            <text:p>1.53E-002</text:p>
          </table:table-cell>
          <table:table-cell table:style-name="ce21" office:value-type="float" office:value="0.0149212">
            <text:p>1.49E-002</text:p>
          </table:table-cell>
          <table:table-cell table:style-name="ce21" office:value-type="float" office:value="0.0679228">
            <text:p>6.79E-002</text:p>
          </table:table-cell>
          <table:table-cell table:style-name="ce21" office:value-type="float" office:value="0.0366705">
            <text:p>3.67E-002</text:p>
          </table:table-cell>
          <table:table-cell table:style-name="ce21" office:value-type="float" office:value="0.0785489">
            <text:p>7.85E-002</text:p>
          </table:table-cell>
          <table:table-cell table:style-name="ce21" office:value-type="float" office:value="0.520503">
            <text:p>5.21E-001</text:p>
          </table:table-cell>
          <table:table-cell table:style-name="ce36" office:value-type="float" office:value="0.292302">
            <text:p>2.92E-001</text:p>
          </table:table-cell>
          <table:table-cell table:style-name="ce39" office:value-type="float" office:value="0.00640372">
            <text:p>6.40E-003</text:p>
          </table:table-cell>
          <table:table-cell table:style-name="ce21" office:value-type="float" office:value="0.0114817">
            <text:p>1.15E-002</text:p>
          </table:table-cell>
          <table:table-cell table:style-name="ce21" office:value-type="float" office:value="0.00605045">
            <text:p>6.05E-003</text:p>
          </table:table-cell>
          <table:table-cell table:style-name="ce21" office:value-type="float" office:value="0.00715818">
            <text:p>7.16E-003</text:p>
          </table:table-cell>
          <table:table-cell table:style-name="ce21" office:value-type="float" office:value="0.0158054">
            <text:p>1.58E-002</text:p>
          </table:table-cell>
          <table:table-cell table:style-name="ce21" office:value-type="float" office:value="0.00738759">
            <text:p>7.39E-003</text:p>
          </table:table-cell>
          <table:table-cell table:style-name="ce21" office:value-type="float" office:value="0.0132281">
            <text:p>1.32E-002</text:p>
          </table:table-cell>
          <table:table-cell table:style-name="ce21" office:value-type="float" office:value="0.0340806">
            <text:p>3.41E-002</text:p>
          </table:table-cell>
          <table:table-cell table:style-name="ce36" office:value-type="float" office:value="0.0145957">
            <text:p>1.46E-002</text:p>
          </table:table-cell>
          <table:table-cell table:style-name="ce39" office:value-type="float" office:value="0.00200339">
            <text:p>2.00E-003</text:p>
          </table:table-cell>
          <table:table-cell table:style-name="ce21" office:value-type="float" office:value="0.00231533">
            <text:p>2.32E-003</text:p>
          </table:table-cell>
          <table:table-cell table:style-name="ce21" office:value-type="float" office:value="0.00744743">
            <text:p>7.45E-003</text:p>
          </table:table-cell>
          <table:table-cell table:style-name="ce21" office:value-type="float" office:value="0.00246457">
            <text:p>2.46E-003</text:p>
          </table:table-cell>
          <table:table-cell table:style-name="ce21" office:value-type="float" office:value="0.00271766">
            <text:p>2.72E-003</text:p>
          </table:table-cell>
          <table:table-cell table:style-name="ce21" office:value-type="float" office:value="0.00944193">
            <text:p>9.44E-003</text:p>
          </table:table-cell>
          <table:table-cell table:style-name="ce21" office:value-type="float" office:value="0.00499548">
            <text:p>5.00E-003</text:p>
          </table:table-cell>
          <table:table-cell table:style-name="ce21" office:value-type="float" office:value="0.00569711">
            <text:p>5.70E-003</text:p>
          </table:table-cell>
          <table:table-cell table:style-name="ce36" office:value-type="float" office:value="0.0256972">
            <text:p>2.57E-002</text:p>
          </table:table-cell>
          <table:table-cell/>
          <table:table-cell table:style-name="ce21" office:value-type="float" office:value="0.00807831">
            <text:p>8.08E-003</text:p>
          </table:table-cell>
          <table:table-cell table:style-name="ce21" office:value-type="float" office:value="0.0209925">
            <text:p>2.10E-002</text:p>
          </table:table-cell>
          <table:table-cell table:style-name="ce21" office:value-type="float" office:value="0.0152049">
            <text:p>1.52E-002</text:p>
          </table:table-cell>
          <table:table-cell table:style-name="ce21" office:value-type="float" office:value="0.0147285">
            <text:p>1.47E-002</text:p>
          </table:table-cell>
          <table:table-cell table:style-name="ce21" office:value-type="float" office:value="0.0676773">
            <text:p>6.77E-002</text:p>
          </table:table-cell>
          <table:table-cell table:style-name="ce21" office:value-type="float" office:value="0.0348058">
            <text:p>3.48E-002</text:p>
          </table:table-cell>
          <table:table-cell table:style-name="ce21" office:value-type="float" office:value="0.0801258">
            <text:p>8.01E-002</text:p>
          </table:table-cell>
          <table:table-cell table:style-name="ce21" office:value-type="float" office:value="0.512139">
            <text:p>5.12E-001</text:p>
          </table:table-cell>
          <table:table-cell table:style-name="ce36" office:value-type="float" office:value="0.291867">
            <text:p>2.92E-001</text:p>
          </table:table-cell>
          <table:table-cell table:style-name="ce39" office:value-type="float" office:value="0.00619161">
            <text:p>6.19E-003</text:p>
          </table:table-cell>
          <table:table-cell table:style-name="ce21" office:value-type="float" office:value="0.0106006">
            <text:p>1.06E-002</text:p>
          </table:table-cell>
          <table:table-cell table:style-name="ce21" office:value-type="float" office:value="0.00761424">
            <text:p>7.61E-003</text:p>
          </table:table-cell>
          <table:table-cell table:style-name="ce21" office:value-type="float" office:value="0.0074519">
            <text:p>7.45E-003</text:p>
          </table:table-cell>
          <table:table-cell table:style-name="ce21" office:value-type="float" office:value="0.0150072">
            <text:p>1.50E-002</text:p>
          </table:table-cell>
          <table:table-cell table:style-name="ce21" office:value-type="float" office:value="0.00896082">
            <text:p>8.96E-003</text:p>
          </table:table-cell>
          <table:table-cell table:style-name="ce21" office:value-type="float" office:value="0.015658">
            <text:p>1.57E-002</text:p>
          </table:table-cell>
          <table:table-cell table:style-name="ce21" office:value-type="float" office:value="0.0419509">
            <text:p>4.20E-002</text:p>
          </table:table-cell>
          <table:table-cell table:style-name="ce36" office:value-type="float" office:value="0.0164709">
            <text:p>1.65E-002</text:p>
          </table:table-cell>
          <table:table-cell table:style-name="ce39" office:value-type="float" office:value="0.00206841">
            <text:p>2.07E-003</text:p>
          </table:table-cell>
          <table:table-cell table:style-name="ce21" office:value-type="float" office:value="0.00212572">
            <text:p>2.13E-003</text:p>
          </table:table-cell>
          <table:table-cell table:style-name="ce21" office:value-type="float" office:value="0.00725666">
            <text:p>7.26E-003</text:p>
          </table:table-cell>
          <table:table-cell table:style-name="ce21" office:value-type="float" office:value="0.00270034">
            <text:p>2.70E-003</text:p>
          </table:table-cell>
          <table:table-cell table:style-name="ce21" office:value-type="float" office:value="0.00283224">
            <text:p>2.83E-003</text:p>
          </table:table-cell>
          <table:table-cell table:style-name="ce21" office:value-type="float" office:value="0.00965449">
            <text:p>9.65E-003</text:p>
          </table:table-cell>
          <table:table-cell table:style-name="ce21" office:value-type="float" office:value="0.00639964">
            <text:p>6.40E-003</text:p>
          </table:table-cell>
          <table:table-cell table:style-name="ce21" office:value-type="float" office:value="0.00701576">
            <text:p>7.02E-003</text:p>
          </table:table-cell>
          <table:table-cell table:style-name="ce36" office:value-type="float" office:value="0.0281693">
            <text:p>2.82E-002</text:p>
          </table:table-cell>
          <table:table-cell/>
          <table:table-cell table:style-name="ce21" office:value-type="float" office:value="0.00825773">
            <text:p>8.26E-003</text:p>
          </table:table-cell>
          <table:table-cell table:style-name="ce21" office:value-type="float" office:value="0.0221881">
            <text:p>2.22E-002</text:p>
          </table:table-cell>
          <table:table-cell table:style-name="ce21" office:value-type="float" office:value="0.0157266">
            <text:p>1.57E-002</text:p>
          </table:table-cell>
          <table:table-cell table:style-name="ce21" office:value-type="float" office:value="0.015304">
            <text:p>1.53E-002</text:p>
          </table:table-cell>
          <table:table-cell table:style-name="ce21" office:value-type="float" office:value="0.0748244">
            <text:p>7.48E-002</text:p>
          </table:table-cell>
          <table:table-cell table:style-name="ce21" office:value-type="float" office:value="0.0387683">
            <text:p>3.88E-002</text:p>
          </table:table-cell>
          <table:table-cell table:style-name="ce21" office:value-type="float" office:value="0.0691864">
            <text:p>6.92E-002</text:p>
          </table:table-cell>
          <table:table-cell table:style-name="ce21" office:value-type="float" office:value="0.610967">
            <text:p>6.11E-001</text:p>
          </table:table-cell>
          <table:table-cell table:style-name="ce36" office:value-type="float" office:value="0.346218">
            <text:p>3.46E-001</text:p>
          </table:table-cell>
          <table:table-cell table:style-name="ce39" office:value-type="float" office:value="0.00552644">
            <text:p>5.53E-003</text:p>
          </table:table-cell>
          <table:table-cell table:style-name="ce21" office:value-type="float" office:value="0.0102729">
            <text:p>1.03E-002</text:p>
          </table:table-cell>
          <table:table-cell table:style-name="ce21" office:value-type="float" office:value="0.00355348">
            <text:p>3.55E-003</text:p>
          </table:table-cell>
          <table:table-cell table:style-name="ce21" office:value-type="float" office:value="0.00635016">
            <text:p>6.35E-003</text:p>
          </table:table-cell>
          <table:table-cell table:style-name="ce21" office:value-type="float" office:value="0.0153774">
            <text:p>1.54E-002</text:p>
          </table:table-cell>
          <table:table-cell table:style-name="ce21" office:value-type="float" office:value="0.00408732">
            <text:p>4.09E-003</text:p>
          </table:table-cell>
          <table:table-cell table:style-name="ce21" office:value-type="float" office:value="0.0106644">
            <text:p>1.07E-002</text:p>
          </table:table-cell>
          <table:table-cell table:style-name="ce21" office:value-type="float" office:value="0.0416055">
            <text:p>4.16E-002</text:p>
          </table:table-cell>
          <table:table-cell table:style-name="ce36" office:value-type="float" office:value="0.00765216">
            <text:p>7.65E-003</text:p>
          </table:table-cell>
          <table:table-cell table:style-name="ce39" office:value-type="float" office:value="0.00235529">
            <text:p>2.36E-003</text:p>
          </table:table-cell>
          <table:table-cell table:style-name="ce21" office:value-type="float" office:value="0.0026526">
            <text:p>2.65E-003</text:p>
          </table:table-cell>
          <table:table-cell table:style-name="ce21" office:value-type="float" office:value="0.00713712">
            <text:p>7.14E-003</text:p>
          </table:table-cell>
          <table:table-cell table:style-name="ce21" office:value-type="float" office:value="0.00257349">
            <text:p>2.57E-003</text:p>
          </table:table-cell>
          <table:table-cell table:style-name="ce21" office:value-type="float" office:value="0.00324859">
            <text:p>3.25E-003</text:p>
          </table:table-cell>
          <table:table-cell table:style-name="ce21" office:value-type="float" office:value="0.00900189">
            <text:p>9.00E-003</text:p>
          </table:table-cell>
          <table:table-cell table:style-name="ce21" office:value-type="float" office:value="0.00440252">
            <text:p>4.40E-003</text:p>
          </table:table-cell>
          <table:table-cell table:style-name="ce21" office:value-type="float" office:value="0.00974381">
            <text:p>9.74E-003</text:p>
          </table:table-cell>
          <table:table-cell table:style-name="ce36" office:value-type="float" office:value="0.0234724">
            <text:p>2.35E-002</text:p>
          </table:table-cell>
          <table:table-cell table:number-columns-repeated="856"/>
        </table:table-row>
        <table:table-row table:style-name="ro1">
          <table:table-cell table:style-name="ce6" office:value-type="string">
            <text:p>mean</text:p>
          </table:table-cell>
          <table:table-cell table:style-name="ce22" table:formula="of:=AVERAGE([.B6:.B10])" office:value-type="float" office:value="0.007565942">
            <text:p>0.00757</text:p>
          </table:table-cell>
          <table:table-cell table:style-name="ce22" table:formula="of:=AVERAGE([.C6:.C10])" office:value-type="float" office:value="0.0210652">
            <text:p>0.02107</text:p>
          </table:table-cell>
          <table:table-cell table:style-name="ce22" table:formula="of:=AVERAGE([.D6:.D10])" office:value-type="float" office:value="0.01364058">
            <text:p>0.01364</text:p>
          </table:table-cell>
          <table:table-cell table:style-name="ce22" table:formula="of:=AVERAGE([.E6:.E10])" office:value-type="float" office:value="0.0148574">
            <text:p>0.01486</text:p>
          </table:table-cell>
          <table:table-cell table:style-name="ce22" table:formula="of:=AVERAGE([.F6:.F10])" office:value-type="float" office:value="0.07064616">
            <text:p>0.07065</text:p>
          </table:table-cell>
          <table:table-cell table:style-name="ce22" table:formula="of:=AVERAGE([.G6:.G10])" office:value-type="float" office:value="0.03716324">
            <text:p>0.03716</text:p>
          </table:table-cell>
          <table:table-cell table:style-name="ce22" table:formula="of:=AVERAGE([.H6:.H10])" office:value-type="float" office:value="0.07339604">
            <text:p>0.07340</text:p>
          </table:table-cell>
          <table:table-cell table:style-name="ce22" table:formula="of:=AVERAGE([.I6:.I10])" office:value-type="float" office:value="0.562563">
            <text:p>0.56256</text:p>
          </table:table-cell>
          <table:table-cell table:style-name="ce22" table:formula="of:=AVERAGE([.J6:.J10])" office:value-type="float" office:value="0.3312402">
            <text:p>0.33124</text:p>
          </table:table-cell>
          <table:table-cell table:style-name="ce22" table:formula="of:=AVERAGE([.K6:.K10])" office:value-type="float" office:value="0.005233132">
            <text:p>0.00523</text:p>
          </table:table-cell>
          <table:table-cell table:style-name="ce22" table:formula="of:=AVERAGE([.L6:.L10])" office:value-type="float" office:value="0.007794724">
            <text:p>0.00779</text:p>
          </table:table-cell>
          <table:table-cell table:style-name="ce22" table:formula="of:=AVERAGE([.M6:.M10])" office:value-type="float" office:value="0.00395179">
            <text:p>0.00395</text:p>
          </table:table-cell>
          <table:table-cell table:style-name="ce22" table:formula="of:=AVERAGE([.N6:.N10])" office:value-type="float" office:value="0.00619485">
            <text:p>0.00619</text:p>
          </table:table-cell>
          <table:table-cell table:style-name="ce22" table:formula="of:=AVERAGE([.O6:.O10])" office:value-type="float" office:value="0.01089404">
            <text:p>0.01089</text:p>
          </table:table-cell>
          <table:table-cell table:style-name="ce22" table:formula="of:=AVERAGE([.P6:.P10])" office:value-type="float" office:value="0.004527886">
            <text:p>0.00453</text:p>
          </table:table-cell>
          <table:table-cell table:style-name="ce22" table:formula="of:=AVERAGE([.Q6:.Q10])" office:value-type="float" office:value="0.01296998">
            <text:p>0.01297</text:p>
          </table:table-cell>
          <table:table-cell table:style-name="ce22" table:formula="of:=AVERAGE([.R6:.R10])" office:value-type="float" office:value="0.02783628">
            <text:p>0.02784</text:p>
          </table:table-cell>
          <table:table-cell table:style-name="ce22" table:formula="of:=AVERAGE([.S6:.S10])" office:value-type="float" office:value="0.009049544">
            <text:p>0.00905</text:p>
          </table:table-cell>
          <table:table-cell table:style-name="ce22" table:formula="of:=AVERAGE([.T6:.T10])" office:value-type="float" office:value="0.002000014">
            <text:p>0.00200</text:p>
          </table:table-cell>
          <table:table-cell table:style-name="ce22" table:formula="of:=AVERAGE([.U6:.U10])" office:value-type="float" office:value="0.002231526">
            <text:p>0.00223</text:p>
          </table:table-cell>
          <table:table-cell table:style-name="ce22" table:formula="of:=AVERAGE([.V6:.V10])" office:value-type="float" office:value="0.005336458">
            <text:p>0.00534</text:p>
          </table:table-cell>
          <table:table-cell table:style-name="ce22" table:formula="of:=AVERAGE([.W6:.W10])" office:value-type="float" office:value="0.002307074">
            <text:p>0.00231</text:p>
          </table:table-cell>
          <table:table-cell table:style-name="ce22" table:formula="of:=AVERAGE([.X6:.X10])" office:value-type="float" office:value="0.003723732">
            <text:p>0.00372</text:p>
          </table:table-cell>
          <table:table-cell table:style-name="ce22" table:formula="of:=AVERAGE([.Y6:.Y10])" office:value-type="float" office:value="0.007714392">
            <text:p>0.00771</text:p>
          </table:table-cell>
          <table:table-cell table:style-name="ce22" table:formula="of:=AVERAGE([.Z6:.Z10])" office:value-type="float" office:value="0.004767962">
            <text:p>0.00477</text:p>
          </table:table-cell>
          <table:table-cell table:style-name="ce22" table:formula="of:=AVERAGE([.AA6:.AA10])" office:value-type="float" office:value="0.01176738">
            <text:p>0.01177</text:p>
          </table:table-cell>
          <table:table-cell table:style-name="ce22" table:formula="of:=AVERAGE([.AB6:.AB10])" office:value-type="float" office:value="0.021081">
            <text:p>0.02108</text:p>
          </table:table-cell>
          <table:table-cell table:style-name="ce22" table:formula="of:=AVERAGE([.AC6:.AC10])" office:value-type="float" office:value="0">
            <text:p>#DIV/0!</text:p>
          </table:table-cell>
          <table:table-cell table:style-name="ce22" table:formula="of:=AVERAGE([.AD6:.AD10])" office:value-type="float" office:value="0.00777008">
            <text:p>0.00777</text:p>
          </table:table-cell>
          <table:table-cell table:style-name="ce22" table:formula="of:=AVERAGE([.AE6:.AE10])" office:value-type="float" office:value="0.02128886">
            <text:p>0.02129</text:p>
          </table:table-cell>
          <table:table-cell table:style-name="ce22" table:formula="of:=AVERAGE([.AF6:.AF10])" office:value-type="float" office:value="0.01413834">
            <text:p>0.01414</text:p>
          </table:table-cell>
          <table:table-cell table:style-name="ce22" table:formula="of:=AVERAGE([.AG6:.AG10])" office:value-type="float" office:value="0.01493378">
            <text:p>0.01493</text:p>
          </table:table-cell>
          <table:table-cell table:style-name="ce22" table:formula="of:=AVERAGE([.AH6:.AH10])" office:value-type="float" office:value="0.07071728">
            <text:p>0.07072</text:p>
          </table:table-cell>
          <table:table-cell table:style-name="ce22" table:formula="of:=AVERAGE([.AI6:.AI10])" office:value-type="float" office:value="0.03758186">
            <text:p>0.03758</text:p>
          </table:table-cell>
          <table:table-cell table:style-name="ce22" table:formula="of:=AVERAGE([.AJ6:.AJ10])" office:value-type="float" office:value="0.0733627">
            <text:p>0.07336</text:p>
          </table:table-cell>
          <table:table-cell table:style-name="ce22" table:formula="of:=AVERAGE([.AK6:.AK10])" office:value-type="float" office:value="0.563687">
            <text:p>0.56369</text:p>
          </table:table-cell>
          <table:table-cell table:style-name="ce22" table:formula="of:=AVERAGE([.AL6:.AL10])" office:value-type="float" office:value="0.3339792">
            <text:p>0.33398</text:p>
          </table:table-cell>
          <table:table-cell table:style-name="ce22" table:formula="of:=AVERAGE([.AM6:.AM10])" office:value-type="float" office:value="0.005465646">
            <text:p>0.00547</text:p>
          </table:table-cell>
          <table:table-cell table:style-name="ce22" table:formula="of:=AVERAGE([.AN6:.AN10])" office:value-type="float" office:value="0.008905766">
            <text:p>0.00891</text:p>
          </table:table-cell>
          <table:table-cell table:style-name="ce22" table:formula="of:=AVERAGE([.AO6:.AO10])" office:value-type="float" office:value="0.004102924">
            <text:p>0.00410</text:p>
          </table:table-cell>
          <table:table-cell table:style-name="ce22" table:formula="of:=AVERAGE([.AP6:.AP10])" office:value-type="float" office:value="0.006524698">
            <text:p>0.00652</text:p>
          </table:table-cell>
          <table:table-cell table:style-name="ce22" table:formula="of:=AVERAGE([.AQ6:.AQ10])" office:value-type="float" office:value="0.01271766">
            <text:p>0.01272</text:p>
          </table:table-cell>
          <table:table-cell table:style-name="ce22" table:formula="of:=AVERAGE([.AR6:.AR10])" office:value-type="float" office:value="0.005154388">
            <text:p>0.00515</text:p>
          </table:table-cell>
          <table:table-cell table:style-name="ce22" table:formula="of:=AVERAGE([.AS6:.AS10])" office:value-type="float" office:value="0.01367008">
            <text:p>0.01367</text:p>
          </table:table-cell>
          <table:table-cell table:style-name="ce22" table:formula="of:=AVERAGE([.AT6:.AT10])" office:value-type="float" office:value="0.03221478">
            <text:p>0.03221</text:p>
          </table:table-cell>
          <table:table-cell table:style-name="ce22" table:formula="of:=AVERAGE([.AU6:.AU10])" office:value-type="float" office:value="0.01005741">
            <text:p>0.01006</text:p>
          </table:table-cell>
          <table:table-cell table:style-name="ce22" table:formula="of:=AVERAGE([.AV6:.AV10])" office:value-type="float" office:value="0.002033598">
            <text:p>0.00203</text:p>
          </table:table-cell>
          <table:table-cell table:style-name="ce22" table:formula="of:=AVERAGE([.AW6:.AW10])" office:value-type="float" office:value="0.002376936">
            <text:p>0.00238</text:p>
          </table:table-cell>
          <table:table-cell table:style-name="ce22" table:formula="of:=AVERAGE([.AX6:.AX10])" office:value-type="float" office:value="0.005700976">
            <text:p>0.00570</text:p>
          </table:table-cell>
          <table:table-cell table:style-name="ce22" table:formula="of:=AVERAGE([.AY6:.AY10])" office:value-type="float" office:value="0.00236649">
            <text:p>0.00237</text:p>
          </table:table-cell>
          <table:table-cell table:style-name="ce22" table:formula="of:=AVERAGE([.AZ6:.AZ10])" office:value-type="float" office:value="0.0034493">
            <text:p>0.00345</text:p>
          </table:table-cell>
          <table:table-cell table:style-name="ce22" table:formula="of:=AVERAGE([.BA6:.BA10])" office:value-type="float" office:value="0.007940306">
            <text:p>0.00794</text:p>
          </table:table-cell>
          <table:table-cell table:style-name="ce22" table:formula="of:=AVERAGE([.BB6:.BB10])" office:value-type="float" office:value="0.004831928">
            <text:p>0.00483</text:p>
          </table:table-cell>
          <table:table-cell table:style-name="ce22" table:formula="of:=AVERAGE([.BC6:.BC10])" office:value-type="float" office:value="0.010128296">
            <text:p>0.01013</text:p>
          </table:table-cell>
          <table:table-cell table:style-name="ce22" table:formula="of:=AVERAGE([.BD6:.BD10])" office:value-type="float" office:value="0.02130654">
            <text:p>0.02131</text:p>
          </table:table-cell>
          <table:table-cell table:style-name="ce22" table:formula="of:=AVERAGE([.BE6:.BE10])" office:value-type="float" office:value="0">
            <text:p>#DIV/0!</text:p>
          </table:table-cell>
          <table:table-cell table:style-name="ce22" table:formula="of:=AVERAGE([.BF6:.BF10])" office:value-type="float" office:value="0.007998896">
            <text:p>0.00800</text:p>
          </table:table-cell>
          <table:table-cell table:style-name="ce22" table:formula="of:=AVERAGE([.BG6:.BG10])" office:value-type="float" office:value="0.0213284">
            <text:p>0.02133</text:p>
          </table:table-cell>
          <table:table-cell table:style-name="ce22" table:formula="of:=AVERAGE([.BH6:.BH10])" office:value-type="float" office:value="0.01462792">
            <text:p>0.01463</text:p>
          </table:table-cell>
          <table:table-cell table:style-name="ce22" table:formula="of:=AVERAGE([.BI6:.BI10])" office:value-type="float" office:value="0.01516368">
            <text:p>0.01516</text:p>
          </table:table-cell>
          <table:table-cell table:style-name="ce22" table:formula="of:=AVERAGE([.BJ6:.BJ10])" office:value-type="float" office:value="0.0691388">
            <text:p>0.06914</text:p>
          </table:table-cell>
          <table:table-cell table:style-name="ce22" table:formula="of:=AVERAGE([.BK6:.BK10])" office:value-type="float" office:value="0.03724982">
            <text:p>0.03725</text:p>
          </table:table-cell>
          <table:table-cell table:style-name="ce22" table:formula="of:=AVERAGE([.BL6:.BL10])" office:value-type="float" office:value="0.07655622">
            <text:p>0.07656</text:p>
          </table:table-cell>
          <table:table-cell table:style-name="ce22" table:formula="of:=AVERAGE([.BM6:.BM10])" office:value-type="float" office:value="0.5379298">
            <text:p>0.53793</text:p>
          </table:table-cell>
          <table:table-cell table:style-name="ce22" table:formula="of:=AVERAGE([.BN6:.BN10])" office:value-type="float" office:value="0.329084">
            <text:p>0.32908</text:p>
          </table:table-cell>
          <table:table-cell table:style-name="ce22" table:formula="of:=AVERAGE([.BO6:.BO10])" office:value-type="float" office:value="0.005683016">
            <text:p>0.00568</text:p>
          </table:table-cell>
          <table:table-cell table:style-name="ce22" table:formula="of:=AVERAGE([.BP6:.BP10])" office:value-type="float" office:value="0.009444348">
            <text:p>0.00944</text:p>
          </table:table-cell>
          <table:table-cell table:style-name="ce22" table:formula="of:=AVERAGE([.BQ6:.BQ10])" office:value-type="float" office:value="0.004310674">
            <text:p>0.00431</text:p>
          </table:table-cell>
          <table:table-cell table:style-name="ce22" table:formula="of:=AVERAGE([.BR6:.BR10])" office:value-type="float" office:value="0.00691779">
            <text:p>0.00692</text:p>
          </table:table-cell>
          <table:table-cell table:style-name="ce22" table:formula="of:=AVERAGE([.BS6:.BS10])" office:value-type="float" office:value="0.01290096">
            <text:p>0.01290</text:p>
          </table:table-cell>
          <table:table-cell table:style-name="ce22" table:formula="of:=AVERAGE([.BT6:.BT10])" office:value-type="float" office:value="0.00532826">
            <text:p>0.00533</text:p>
          </table:table-cell>
          <table:table-cell table:style-name="ce22" table:formula="of:=AVERAGE([.BU6:.BU10])" office:value-type="float" office:value="0.01392858">
            <text:p>0.01393</text:p>
          </table:table-cell>
          <table:table-cell table:style-name="ce22" table:formula="of:=AVERAGE([.BV6:.BV10])" office:value-type="float" office:value="0.03232112">
            <text:p>0.03232</text:p>
          </table:table-cell>
          <table:table-cell table:style-name="ce22" table:formula="of:=AVERAGE([.BW6:.BW10])" office:value-type="float" office:value="0.01092662">
            <text:p>0.01093</text:p>
          </table:table-cell>
          <table:table-cell table:style-name="ce22" table:formula="of:=AVERAGE([.BX6:.BX10])" office:value-type="float" office:value="0.00196857">
            <text:p>0.00197</text:p>
          </table:table-cell>
          <table:table-cell table:style-name="ce22" table:formula="of:=AVERAGE([.BY6:.BY10])" office:value-type="float" office:value="0.002392946">
            <text:p>0.00239</text:p>
          </table:table-cell>
          <table:table-cell table:style-name="ce22" table:formula="of:=AVERAGE([.BZ6:.BZ10])" office:value-type="float" office:value="0.006483098">
            <text:p>0.00648</text:p>
          </table:table-cell>
          <table:table-cell table:style-name="ce22" table:formula="of:=AVERAGE([.CA6:.CA10])" office:value-type="float" office:value="0.002331112">
            <text:p>0.00233</text:p>
          </table:table-cell>
          <table:table-cell table:style-name="ce22" table:formula="of:=AVERAGE([.CB6:.CB10])" office:value-type="float" office:value="0.003272826">
            <text:p>0.00327</text:p>
          </table:table-cell>
          <table:table-cell table:style-name="ce22" table:formula="of:=AVERAGE([.CC6:.CC10])" office:value-type="float" office:value="0.008634516">
            <text:p>0.00863</text:p>
          </table:table-cell>
          <table:table-cell table:style-name="ce22" table:formula="of:=AVERAGE([.CD6:.CD10])" office:value-type="float" office:value="0.005179966">
            <text:p>0.00518</text:p>
          </table:table-cell>
          <table:table-cell table:style-name="ce22" table:formula="of:=AVERAGE([.CE6:.CE10])" office:value-type="float" office:value="0.009323702">
            <text:p>0.00932</text:p>
          </table:table-cell>
          <table:table-cell table:style-name="ce22" table:formula="of:=AVERAGE([.CF6:.CF10])" office:value-type="float" office:value="0.02213602">
            <text:p>0.02214</text:p>
          </table:table-cell>
          <table:table-cell table:style-name="ce22" table:formula="of:=AVERAGE([.CG6:.CG10])" office:value-type="float" office:value="0">
            <text:p>#DIV/0!</text:p>
          </table:table-cell>
          <table:table-cell table:style-name="ce22" table:formula="of:=AVERAGE([.CH6:.CH10])" office:value-type="float" office:value="0.00822866">
            <text:p>0.00823</text:p>
          </table:table-cell>
          <table:table-cell table:style-name="ce22" table:formula="of:=AVERAGE([.CI6:.CI10])" office:value-type="float" office:value="0.02235088">
            <text:p>0.02235</text:p>
          </table:table-cell>
          <table:table-cell table:style-name="ce22" table:formula="of:=AVERAGE([.CJ6:.CJ10])" office:value-type="float" office:value="0.01501908">
            <text:p>0.01502</text:p>
          </table:table-cell>
          <table:table-cell table:style-name="ce22" table:formula="of:=AVERAGE([.CK6:.CK10])" office:value-type="float" office:value="0.0151122">
            <text:p>0.01511</text:p>
          </table:table-cell>
          <table:table-cell table:style-name="ce22" table:formula="of:=AVERAGE([.CL6:.CL10])" office:value-type="float" office:value="0.07188814">
            <text:p>0.07189</text:p>
          </table:table-cell>
          <table:table-cell table:style-name="ce22" table:formula="of:=AVERAGE([.CM6:.CM10])" office:value-type="float" office:value="0.0367624">
            <text:p>0.03676</text:p>
          </table:table-cell>
          <table:table-cell table:style-name="ce22" table:formula="of:=AVERAGE([.CN6:.CN10])" office:value-type="float" office:value="0.07196006">
            <text:p>0.07196</text:p>
          </table:table-cell>
          <table:table-cell table:style-name="ce22" table:formula="of:=AVERAGE([.CO6:.CO10])" office:value-type="float" office:value="0.5739374">
            <text:p>0.57394</text:p>
          </table:table-cell>
          <table:table-cell table:style-name="ce22" table:formula="of:=AVERAGE([.CP6:.CP10])" office:value-type="float" office:value="0.317061">
            <text:p>0.31706</text:p>
          </table:table-cell>
          <table:table-cell table:style-name="ce22" table:formula="of:=AVERAGE([.CQ6:.CQ10])" office:value-type="float" office:value="0.006596326">
            <text:p>0.00660</text:p>
          </table:table-cell>
          <table:table-cell table:style-name="ce22" table:formula="of:=AVERAGE([.CR6:.CR10])" office:value-type="float" office:value="0.011168008">
            <text:p>0.01117</text:p>
          </table:table-cell>
          <table:table-cell table:style-name="ce22" table:formula="of:=AVERAGE([.CS6:.CS10])" office:value-type="float" office:value="0.005304118">
            <text:p>0.00530</text:p>
          </table:table-cell>
          <table:table-cell table:style-name="ce22" table:formula="of:=AVERAGE([.CT6:.CT10])" office:value-type="float" office:value="0.00767623">
            <text:p>0.00768</text:p>
          </table:table-cell>
          <table:table-cell table:style-name="ce22" table:formula="of:=AVERAGE([.CU6:.CU10])" office:value-type="float" office:value="0.01517606">
            <text:p>0.01518</text:p>
          </table:table-cell>
          <table:table-cell table:style-name="ce22" table:formula="of:=AVERAGE([.CV6:.CV10])" office:value-type="float" office:value="0.006635472">
            <text:p>0.00664</text:p>
          </table:table-cell>
          <table:table-cell table:style-name="ce22" table:formula="of:=AVERAGE([.CW6:.CW10])" office:value-type="float" office:value="0.01515858">
            <text:p>0.01516</text:p>
          </table:table-cell>
          <table:table-cell table:style-name="ce22" table:formula="of:=AVERAGE([.CX6:.CX10])" office:value-type="float" office:value="0.03475118">
            <text:p>0.03475</text:p>
          </table:table-cell>
          <table:table-cell table:style-name="ce22" table:formula="of:=AVERAGE([.CY6:.CY10])" office:value-type="float" office:value="0.0134362">
            <text:p>0.01344</text:p>
          </table:table-cell>
          <table:table-cell table:style-name="ce22" table:formula="of:=AVERAGE([.CZ6:.CZ10])" office:value-type="float" office:value="0.00226076">
            <text:p>0.00226</text:p>
          </table:table-cell>
          <table:table-cell table:style-name="ce22" table:formula="of:=AVERAGE([.DA6:.DA10])" office:value-type="float" office:value="0.003051308">
            <text:p>0.00305</text:p>
          </table:table-cell>
          <table:table-cell table:style-name="ce22" table:formula="of:=AVERAGE([.DB6:.DB10])" office:value-type="float" office:value="0.0072857">
            <text:p>0.00729</text:p>
          </table:table-cell>
          <table:table-cell table:style-name="ce22" table:formula="of:=AVERAGE([.DC6:.DC10])" office:value-type="float" office:value="0.002639858">
            <text:p>0.00264</text:p>
          </table:table-cell>
          <table:table-cell table:style-name="ce22" table:formula="of:=AVERAGE([.DD6:.DD10])" office:value-type="float" office:value="0.004136162">
            <text:p>0.00414</text:p>
          </table:table-cell>
          <table:table-cell table:style-name="ce22" table:formula="of:=AVERAGE([.DE6:.DE10])" office:value-type="float" office:value="0.009563788">
            <text:p>0.00956</text:p>
          </table:table-cell>
          <table:table-cell table:style-name="ce22" table:formula="of:=AVERAGE([.DF6:.DF10])" office:value-type="float" office:value="0.005565044">
            <text:p>0.00557</text:p>
          </table:table-cell>
          <table:table-cell table:style-name="ce22" table:formula="of:=AVERAGE([.DG6:.DG10])" office:value-type="float" office:value="0.011754678">
            <text:p>0.01175</text:p>
          </table:table-cell>
          <table:table-cell table:style-name="ce22" table:formula="of:=AVERAGE([.DH6:.DH10])" office:value-type="float" office:value="0.02585176">
            <text:p>0.02585</text:p>
          </table:table-cell>
          <table:table-cell table:style-name="ce22" table:formula="of:=AVERAGE([.DI6:.DI10])" office:value-type="float" office:value="0">
            <text:p>#DIV/0!</text:p>
          </table:table-cell>
          <table:table-cell table:style-name="ce22" table:formula="of:=AVERAGE([.DJ6:.DJ10])" office:value-type="float" office:value="0.008184502">
            <text:p>0.00818</text:p>
          </table:table-cell>
          <table:table-cell table:style-name="ce22" table:formula="of:=AVERAGE([.DK6:.DK10])" office:value-type="float" office:value="0.02156376">
            <text:p>0.02156</text:p>
          </table:table-cell>
          <table:table-cell table:style-name="ce22" table:formula="of:=AVERAGE([.DL6:.DL10])" office:value-type="float" office:value="0.01543782">
            <text:p>0.01544</text:p>
          </table:table-cell>
          <table:table-cell table:style-name="ce22" table:formula="of:=AVERAGE([.DM6:.DM10])" office:value-type="float" office:value="0.01502154">
            <text:p>0.01502</text:p>
          </table:table-cell>
          <table:table-cell table:style-name="ce22" table:formula="of:=AVERAGE([.DN6:.DN10])" office:value-type="float" office:value="0.06969724">
            <text:p>0.06970</text:p>
          </table:table-cell>
          <table:table-cell table:style-name="ce22" table:formula="of:=AVERAGE([.DO6:.DO10])" office:value-type="float" office:value="0.03715464">
            <text:p>0.03715</text:p>
          </table:table-cell>
          <table:table-cell table:style-name="ce22" table:formula="of:=AVERAGE([.DP6:.DP10])" office:value-type="float" office:value="0.0761689">
            <text:p>0.07617</text:p>
          </table:table-cell>
          <table:table-cell table:style-name="ce22" table:formula="of:=AVERAGE([.DQ6:.DQ10])" office:value-type="float" office:value="0.5470432">
            <text:p>0.54704</text:p>
          </table:table-cell>
          <table:table-cell table:style-name="ce22" table:formula="of:=AVERAGE([.DR6:.DR10])" office:value-type="float" office:value="0.3294876">
            <text:p>0.32949</text:p>
          </table:table-cell>
          <table:table-cell table:style-name="ce22" table:formula="of:=AVERAGE([.DS6:.DS10])" office:value-type="float" office:value="0.006118198">
            <text:p>0.00612</text:p>
          </table:table-cell>
          <table:table-cell table:style-name="ce22" table:formula="of:=AVERAGE([.DT6:.DT10])" office:value-type="float" office:value="0.010573288">
            <text:p>0.01057</text:p>
          </table:table-cell>
          <table:table-cell table:style-name="ce22" table:formula="of:=AVERAGE([.DU6:.DU10])" office:value-type="float" office:value="0.005516018">
            <text:p>0.00552</text:p>
          </table:table-cell>
          <table:table-cell table:style-name="ce22" table:formula="of:=AVERAGE([.DV6:.DV10])" office:value-type="float" office:value="0.007380196">
            <text:p>0.00738</text:p>
          </table:table-cell>
          <table:table-cell table:style-name="ce22" table:formula="of:=AVERAGE([.DW6:.DW10])" office:value-type="float" office:value="0.01544374">
            <text:p>0.01544</text:p>
          </table:table-cell>
          <table:table-cell table:style-name="ce22" table:formula="of:=AVERAGE([.DX6:.DX10])" office:value-type="float" office:value="0.0067687">
            <text:p>0.00677</text:p>
          </table:table-cell>
          <table:table-cell table:style-name="ce22" table:formula="of:=AVERAGE([.DY6:.DY10])" office:value-type="float" office:value="0.015255646">
            <text:p>0.01526</text:p>
          </table:table-cell>
          <table:table-cell table:style-name="ce22" table:formula="of:=AVERAGE([.DZ6:.DZ10])" office:value-type="float" office:value="0.0405486">
            <text:p>0.04055</text:p>
          </table:table-cell>
          <table:table-cell table:style-name="ce22" table:formula="of:=AVERAGE([.EA6:.EA10])" office:value-type="float" office:value="0.01319899">
            <text:p>0.01320</text:p>
          </table:table-cell>
          <table:table-cell table:style-name="ce22" table:formula="of:=AVERAGE([.EB6:.EB10])" office:value-type="float" office:value="0.00191073">
            <text:p>0.00191</text:p>
          </table:table-cell>
          <table:table-cell table:style-name="ce22" table:formula="of:=AVERAGE([.EC6:.EC10])" office:value-type="float" office:value="0.002608502">
            <text:p>0.00261</text:p>
          </table:table-cell>
          <table:table-cell table:style-name="ce22" table:formula="of:=AVERAGE([.ED6:.ED10])" office:value-type="float" office:value="0.007060084">
            <text:p>0.00706</text:p>
          </table:table-cell>
          <table:table-cell table:style-name="ce22" table:formula="of:=AVERAGE([.EE6:.EE10])" office:value-type="float" office:value="0.002360462">
            <text:p>0.00236</text:p>
          </table:table-cell>
          <table:table-cell table:style-name="ce22" table:formula="of:=AVERAGE([.EF6:.EF10])" office:value-type="float" office:value="0.003283392">
            <text:p>0.00328</text:p>
          </table:table-cell>
          <table:table-cell table:style-name="ce22" table:formula="of:=AVERAGE([.EG6:.EG10])" office:value-type="float" office:value="0.009376056">
            <text:p>0.00938</text:p>
          </table:table-cell>
          <table:table-cell table:style-name="ce22" table:formula="of:=AVERAGE([.EH6:.EH10])" office:value-type="float" office:value="0.005211172">
            <text:p>0.00521</text:p>
          </table:table-cell>
          <table:table-cell table:style-name="ce22" table:formula="of:=AVERAGE([.EI6:.EI10])" office:value-type="float" office:value="0.007824458">
            <text:p>0.00782</text:p>
          </table:table-cell>
          <table:table-cell table:style-name="ce22" table:formula="of:=AVERAGE([.EJ6:.EJ10])" office:value-type="float" office:value="0.0252057">
            <text:p>0.02521</text:p>
          </table:table-cell>
          <table:table-cell table:style-name="ce22" table:formula="of:=AVERAGE([.EK6:.EK10])" office:value-type="float" office:value="0">
            <text:p>#DIV/0!</text:p>
          </table:table-cell>
          <table:table-cell table:style-name="ce22" table:formula="of:=AVERAGE([.EL6:.EL10])" office:value-type="float" office:value="0.00835719">
            <text:p>0.00836</text:p>
          </table:table-cell>
          <table:table-cell table:style-name="ce22" table:formula="of:=AVERAGE([.EM6:.EM10])" office:value-type="float" office:value="0.02233526">
            <text:p>0.02234</text:p>
          </table:table-cell>
          <table:table-cell table:style-name="ce22" table:formula="of:=AVERAGE([.EN6:.EN10])" office:value-type="float" office:value="0.01609904">
            <text:p>0.01610</text:p>
          </table:table-cell>
          <table:table-cell table:style-name="ce22" table:formula="of:=AVERAGE([.EO6:.EO10])" office:value-type="float" office:value="0.01530336">
            <text:p>0.01530</text:p>
          </table:table-cell>
          <table:table-cell table:style-name="ce22" table:formula="of:=AVERAGE([.EP6:.EP10])" office:value-type="float" office:value="0.0701579">
            <text:p>0.07016</text:p>
          </table:table-cell>
          <table:table-cell table:style-name="ce22" table:formula="of:=AVERAGE([.EQ6:.EQ10])" office:value-type="float" office:value="0.03831016">
            <text:p>0.03831</text:p>
          </table:table-cell>
          <table:table-cell table:style-name="ce22" table:formula="of:=AVERAGE([.ER6:.ER10])" office:value-type="float" office:value="0.07526994">
            <text:p>0.07527</text:p>
          </table:table-cell>
          <table:table-cell table:style-name="ce22" table:formula="of:=AVERAGE([.ES6:.ES10])" office:value-type="float" office:value="0.5532056">
            <text:p>0.55321</text:p>
          </table:table-cell>
          <table:table-cell table:style-name="ce22" table:formula="of:=AVERAGE([.ET6:.ET10])" office:value-type="float" office:value="0.3256436">
            <text:p>0.32564</text:p>
          </table:table-cell>
          <table:table-cell table:style-name="ce22" table:formula="of:=AVERAGE([.EU6:.EU10])" office:value-type="float" office:value="0.005956654">
            <text:p>0.00596</text:p>
          </table:table-cell>
          <table:table-cell table:style-name="ce22" table:formula="of:=AVERAGE([.EV6:.EV10])" office:value-type="float" office:value="0.011241506">
            <text:p>0.01124</text:p>
          </table:table-cell>
          <table:table-cell table:style-name="ce22" table:formula="of:=AVERAGE([.EW6:.EW10])" office:value-type="float" office:value="0.00529184">
            <text:p>0.00529</text:p>
          </table:table-cell>
          <table:table-cell table:style-name="ce22" table:formula="of:=AVERAGE([.EX6:.EX10])" office:value-type="float" office:value="0.006963056">
            <text:p>0.00696</text:p>
          </table:table-cell>
          <table:table-cell table:style-name="ce22" table:formula="of:=AVERAGE([.EY6:.EY10])" office:value-type="float" office:value="0.01587622">
            <text:p>0.01588</text:p>
          </table:table-cell>
          <table:table-cell table:style-name="ce22" table:formula="of:=AVERAGE([.EZ6:.EZ10])" office:value-type="float" office:value="0.006298924">
            <text:p>0.00630</text:p>
          </table:table-cell>
          <table:table-cell table:style-name="ce22" table:formula="of:=AVERAGE([.FA6:.FA10])" office:value-type="float" office:value="0.0129606">
            <text:p>0.01296</text:p>
          </table:table-cell>
          <table:table-cell table:style-name="ce22" table:formula="of:=AVERAGE([.FB6:.FB10])" office:value-type="float" office:value="0.0405748">
            <text:p>0.04057</text:p>
          </table:table-cell>
          <table:table-cell table:style-name="ce22" table:formula="of:=AVERAGE([.FC6:.FC10])" office:value-type="float" office:value="0.011783452">
            <text:p>0.01178</text:p>
          </table:table-cell>
          <table:table-cell table:style-name="ce22" table:formula="of:=AVERAGE([.FD6:.FD10])" office:value-type="float" office:value="0.002262116">
            <text:p>0.00226</text:p>
          </table:table-cell>
          <table:table-cell table:style-name="ce22" table:formula="of:=AVERAGE([.FE6:.FE10])" office:value-type="float" office:value="0.004313654">
            <text:p>0.00431</text:p>
          </table:table-cell>
          <table:table-cell table:style-name="ce22" table:formula="of:=AVERAGE([.FF6:.FF10])" office:value-type="float" office:value="0.00807389">
            <text:p>0.00807</text:p>
          </table:table-cell>
          <table:table-cell table:style-name="ce22" table:formula="of:=AVERAGE([.FG6:.FG10])" office:value-type="float" office:value="0.00262357">
            <text:p>0.00262</text:p>
          </table:table-cell>
          <table:table-cell table:style-name="ce22" table:formula="of:=AVERAGE([.FH6:.FH10])" office:value-type="float" office:value="0.005374216">
            <text:p>0.00537</text:p>
          </table:table-cell>
          <table:table-cell table:style-name="ce22" table:formula="of:=AVERAGE([.FI6:.FI10])" office:value-type="float" office:value="0.010234998">
            <text:p>0.01023</text:p>
          </table:table-cell>
          <table:table-cell table:style-name="ce22" table:formula="of:=AVERAGE([.FJ6:.FJ10])" office:value-type="float" office:value="0.00480289">
            <text:p>0.00480</text:p>
          </table:table-cell>
          <table:table-cell table:style-name="ce22" table:formula="of:=AVERAGE([.FK6:.FK10])" office:value-type="float" office:value="0.012839802">
            <text:p>0.01284</text:p>
          </table:table-cell>
          <table:table-cell table:style-name="ce22" table:formula="of:=AVERAGE([.FL6:.FL10])" office:value-type="float" office:value="0.02651242">
            <text:p>0.02651</text:p>
          </table:table-cell>
          <table:table-cell table:number-columns-repeated="856"/>
        </table:table-row>
        <table:table-row table:style-name="ro1">
          <table:table-cell table:style-name="ce7" office:value-type="string">
            <text:p>variance</text:p>
          </table:table-cell>
          <table:table-cell table:style-name="ce23" table:formula="of:=VARP([.B6:.B10])" office:value-type="float" office:value="0.00000000343746865600001">
            <text:p>3.44E-09</text:p>
          </table:table-cell>
          <table:table-cell table:style-name="ce23" table:formula="of:=VARP([.C6:.C10])" office:value-type="float" office:value="0.000000181061068">
            <text:p>1.81E-07</text:p>
          </table:table-cell>
          <table:table-cell table:style-name="ce23" table:formula="of:=VARP([.D6:.D10])" office:value-type="float" office:value="0.00000000797296559999995">
            <text:p>7.97E-09</text:p>
          </table:table-cell>
          <table:table-cell table:style-name="ce23" table:formula="of:=VARP([.E6:.E10])" office:value-type="float" office:value="0.000000011878428">
            <text:p>1.19E-08</text:p>
          </table:table-cell>
          <table:table-cell table:style-name="ce23" table:formula="of:=VARP([.F6:.F10])" office:value-type="float" office:value="0.0000048699514904">
            <text:p>4.87E-06</text:p>
          </table:table-cell>
          <table:table-cell table:style-name="ce23" table:formula="of:=VARP([.G6:.G10])" office:value-type="float" office:value="0.000000112148406400001">
            <text:p>1.12E-07</text:p>
          </table:table-cell>
          <table:table-cell table:style-name="ce23" table:formula="of:=VARP([.H6:.H10])" office:value-type="float" office:value="0.0000117089047824">
            <text:p>1.17E-05</text:p>
          </table:table-cell>
          <table:table-cell table:style-name="ce23" table:formula="of:=VARP([.I6:.I10])" office:value-type="float" office:value="0.000872658227600001">
            <text:p>8.73E-04</text:p>
          </table:table-cell>
          <table:table-cell table:style-name="ce23" table:formula="of:=VARP([.J6:.J10])" office:value-type="float" office:value="0.0000337228461599999">
            <text:p>3.37E-05</text:p>
          </table:table-cell>
          <table:table-cell table:style-name="ce23" table:formula="of:=VARP([.K6:.K10])" office:value-type="float" office:value="0.00000000621424501600001">
            <text:p>6.21E-09</text:p>
          </table:table-cell>
          <table:table-cell table:style-name="ce23" table:formula="of:=VARP([.L6:.L10])" office:value-type="float" office:value="0.000000010228614064">
            <text:p>1.02E-08</text:p>
          </table:table-cell>
          <table:table-cell table:style-name="ce23" table:formula="of:=VARP([.M6:.M10])" office:value-type="float" office:value="0.00000002707291852">
            <text:p>2.71E-08</text:p>
          </table:table-cell>
          <table:table-cell table:style-name="ce23" table:formula="of:=VARP([.N6:.N10])" office:value-type="float" office:value="0.00000000716160888">
            <text:p>7.16E-09</text:p>
          </table:table-cell>
          <table:table-cell table:style-name="ce23" table:formula="of:=VARP([.O6:.O10])" office:value-type="float" office:value="0.0000000715746664">
            <text:p>7.16E-08</text:p>
          </table:table-cell>
          <table:table-cell table:style-name="ce23" table:formula="of:=VARP([.P6:.P10])" office:value-type="float" office:value="0.000000107855380744">
            <text:p>1.08E-07</text:p>
          </table:table-cell>
          <table:table-cell table:style-name="ce23" table:formula="of:=VARP([.Q6:.Q10])" office:value-type="float" office:value="0.0000002905119816">
            <text:p>2.91E-07</text:p>
          </table:table-cell>
          <table:table-cell table:style-name="ce23" table:formula="of:=VARP([.R6:.R10])" office:value-type="float" office:value="0.0000018405584536">
            <text:p>1.84E-06</text:p>
          </table:table-cell>
          <table:table-cell table:style-name="ce23" table:formula="of:=VARP([.S6:.S10])" office:value-type="float" office:value="0.000002722456873184">
            <text:p>2.72E-06</text:p>
          </table:table-cell>
          <table:table-cell table:style-name="ce23" table:formula="of:=VARP([.T6:.T10])" office:value-type="float" office:value="0.000000003787482904">
            <text:p>3.79E-09</text:p>
          </table:table-cell>
          <table:table-cell table:style-name="ce23" table:formula="of:=VARP([.U6:.U10])" office:value-type="float" office:value="0.000000025778803304">
            <text:p>2.58E-08</text:p>
          </table:table-cell>
          <table:table-cell table:style-name="ce23" table:formula="of:=VARP([.V6:.V10])" office:value-type="float" office:value="0.00000000692205809599997">
            <text:p>6.92E-09</text:p>
          </table:table-cell>
          <table:table-cell table:style-name="ce23" table:formula="of:=VARP([.W6:.W10])" office:value-type="float" office:value="0.00000000456183714399999">
            <text:p>4.56E-09</text:p>
          </table:table-cell>
          <table:table-cell table:style-name="ce23" table:formula="of:=VARP([.X6:.X10])" office:value-type="float" office:value="0.000000037472289936">
            <text:p>3.75E-08</text:p>
          </table:table-cell>
          <table:table-cell table:style-name="ce23" table:formula="of:=VARP([.Y6:.Y10])" office:value-type="float" office:value="0.0000000205338983759999">
            <text:p>2.05E-08</text:p>
          </table:table-cell>
          <table:table-cell table:style-name="ce23" table:formula="of:=VARP([.Z6:.Z10])" office:value-type="float" office:value="0.000000046130798096">
            <text:p>4.61E-08</text:p>
          </table:table-cell>
          <table:table-cell table:style-name="ce23" table:formula="of:=VARP([.AA6:.AA10])" office:value-type="float" office:value="0.0000003933913016">
            <text:p>3.93E-07</text:p>
          </table:table-cell>
          <table:table-cell table:style-name="ce23" table:formula="of:=VARP([.AB6:.AB10])" office:value-type="float" office:value="0.000000976604784">
            <text:p>9.77E-07</text:p>
          </table:table-cell>
          <table:table-cell table:style-name="ce23" table:formula="of:=VARP([.AC6:.AC10])" office:value-type="float" office:value="0">
            <text:p>#DIV/0!</text:p>
          </table:table-cell>
          <table:table-cell table:style-name="ce23" table:formula="of:=VARP([.AD6:.AD10])" office:value-type="float" office:value="0.0000000100826568">
            <text:p>1.01E-08</text:p>
          </table:table-cell>
          <table:table-cell table:style-name="ce23" table:formula="of:=VARP([.AE6:.AE10])" office:value-type="float" office:value="0.0000000804015464000003">
            <text:p>8.04E-08</text:p>
          </table:table-cell>
          <table:table-cell table:style-name="ce23" table:formula="of:=VARP([.AF6:.AF10])" office:value-type="float" office:value="0.00000000253929039999999">
            <text:p>2.54E-09</text:p>
          </table:table-cell>
          <table:table-cell table:style-name="ce23" table:formula="of:=VARP([.AG6:.AG10])" office:value-type="float" office:value="0.0000000119715816">
            <text:p>1.20E-08</text:p>
          </table:table-cell>
          <table:table-cell table:style-name="ce23" table:formula="of:=VARP([.AH6:.AH10])" office:value-type="float" office:value="0.0000036214636536">
            <text:p>3.62E-06</text:p>
          </table:table-cell>
          <table:table-cell table:style-name="ce23" table:formula="of:=VARP([.AI6:.AI10])" office:value-type="float" office:value="0.000000187195750399999">
            <text:p>1.87E-07</text:p>
          </table:table-cell>
          <table:table-cell table:style-name="ce23" table:formula="of:=VARP([.AJ6:.AJ10])" office:value-type="float" office:value="0.0000120020967">
            <text:p>1.20E-05</text:p>
          </table:table-cell>
          <table:table-cell table:style-name="ce23" table:formula="of:=VARP([.AK6:.AK10])" office:value-type="float" office:value="0.000760140424000001">
            <text:p>7.60E-04</text:p>
          </table:table-cell>
          <table:table-cell table:style-name="ce23" table:formula="of:=VARP([.AL6:.AL10])" office:value-type="float" office:value="0.00003350169736">
            <text:p>3.35E-05</text:p>
          </table:table-cell>
          <table:table-cell table:style-name="ce23" table:formula="of:=VARP([.AM6:.AM10])" office:value-type="float" office:value="0.000000220426190584">
            <text:p>2.20E-07</text:p>
          </table:table-cell>
          <table:table-cell table:style-name="ce23" table:formula="of:=VARP([.AN6:.AN10])" office:value-type="float" office:value="0.000001226023552464">
            <text:p>1.23E-06</text:p>
          </table:table-cell>
          <table:table-cell table:style-name="ce23" table:formula="of:=VARP([.AO6:.AO10])" office:value-type="float" office:value="0.000000197361900264">
            <text:p>1.97E-07</text:p>
          </table:table-cell>
          <table:table-cell table:style-name="ce23" table:formula="of:=VARP([.AP6:.AP10])" office:value-type="float" office:value="0.000000454210574976">
            <text:p>4.54E-07</text:p>
          </table:table-cell>
          <table:table-cell table:style-name="ce23" table:formula="of:=VARP([.AQ6:.AQ10])" office:value-type="float" office:value="0.0000020757203264">
            <text:p>2.08E-06</text:p>
          </table:table-cell>
          <table:table-cell table:style-name="ce23" table:formula="of:=VARP([.AR6:.AR10])" office:value-type="float" office:value="0.000000280179137736">
            <text:p>2.80E-07</text:p>
          </table:table-cell>
          <table:table-cell table:style-name="ce23" table:formula="of:=VARP([.AS6:.AS10])" office:value-type="float" office:value="0.0000054234392576">
            <text:p>5.42E-06</text:p>
          </table:table-cell>
          <table:table-cell table:style-name="ce23" table:formula="of:=VARP([.AT6:.AT10])" office:value-type="float" office:value="0.0000159328226536">
            <text:p>1.59E-05</text:p>
          </table:table-cell>
          <table:table-cell table:style-name="ce23" table:formula="of:=VARP([.AU6:.AU10])" office:value-type="float" office:value="0.00000204524003456">
            <text:p>2.05E-06</text:p>
          </table:table-cell>
          <table:table-cell table:style-name="ce23" table:formula="of:=VARP([.AV6:.AV10])" office:value-type="float" office:value="0.00000000730067573600001">
            <text:p>7.30E-09</text:p>
          </table:table-cell>
          <table:table-cell table:style-name="ce23" table:formula="of:=VARP([.AW6:.AW10])" office:value-type="float" office:value="0.000000072232325304">
            <text:p>7.22E-08</text:p>
          </table:table-cell>
          <table:table-cell table:style-name="ce23" table:formula="of:=VARP([.AX6:.AX10])" office:value-type="float" office:value="0.000000208122584904">
            <text:p>2.08E-07</text:p>
          </table:table-cell>
          <table:table-cell table:style-name="ce23" table:formula="of:=VARP([.AY6:.AY10])" office:value-type="float" office:value="0.00000000614782564">
            <text:p>6.15E-09</text:p>
          </table:table-cell>
          <table:table-cell table:style-name="ce23" table:formula="of:=VARP([.AZ6:.AZ10])" office:value-type="float" office:value="0.00000014421773168">
            <text:p>1.44E-07</text:p>
          </table:table-cell>
          <table:table-cell table:style-name="ce23" table:formula="of:=VARP([.BA6:.BA10])" office:value-type="float" office:value="0.000000122587122944">
            <text:p>1.23E-07</text:p>
          </table:table-cell>
          <table:table-cell table:style-name="ce23" table:formula="of:=VARP([.BB6:.BB10])" office:value-type="float" office:value="0.0000000570625796560001">
            <text:p>5.71E-08</text:p>
          </table:table-cell>
          <table:table-cell table:style-name="ce23" table:formula="of:=VARP([.BC6:.BC10])" office:value-type="float" office:value="0.000002574207636864">
            <text:p>2.57E-06</text:p>
          </table:table-cell>
          <table:table-cell table:style-name="ce23" table:formula="of:=VARP([.BD6:.BD10])" office:value-type="float" office:value="0.0000005968188264">
            <text:p>5.97E-07</text:p>
          </table:table-cell>
          <table:table-cell table:style-name="ce23" table:formula="of:=VARP([.BE6:.BE10])" office:value-type="float" office:value="0">
            <text:p>#DIV/0!</text:p>
          </table:table-cell>
          <table:table-cell table:style-name="ce23" table:formula="of:=VARP([.BF6:.BF10])" office:value-type="float" office:value="0.000000017588747904">
            <text:p>1.76E-08</text:p>
          </table:table-cell>
          <table:table-cell table:style-name="ce23" table:formula="of:=VARP([.BG6:.BG10])" office:value-type="float" office:value="0.000000230636168000001">
            <text:p>2.31E-07</text:p>
          </table:table-cell>
          <table:table-cell table:style-name="ce23" table:formula="of:=VARP([.BH6:.BH10])" office:value-type="float" office:value="0.0000000232409416">
            <text:p>2.32E-08</text:p>
          </table:table-cell>
          <table:table-cell table:style-name="ce23" table:formula="of:=VARP([.BI6:.BI10])" office:value-type="float" office:value="0.0000000550041256">
            <text:p>5.50E-08</text:p>
          </table:table-cell>
          <table:table-cell table:style-name="ce23" table:formula="of:=VARP([.BJ6:.BJ10])" office:value-type="float" office:value="0.00000416179780000001">
            <text:p>4.16E-06</text:p>
          </table:table-cell>
          <table:table-cell table:style-name="ce23" table:formula="of:=VARP([.BK6:.BK10])" office:value-type="float" office:value="0.0000011753665336">
            <text:p>1.18E-06</text:p>
          </table:table-cell>
          <table:table-cell table:style-name="ce23" table:formula="of:=VARP([.BL6:.BL10])" office:value-type="float" office:value="0.0000133473411176">
            <text:p>1.33E-05</text:p>
          </table:table-cell>
          <table:table-cell table:style-name="ce23" table:formula="of:=VARP([.BM6:.BM10])" office:value-type="float" office:value="0.000704640494960001">
            <text:p>7.05E-04</text:p>
          </table:table-cell>
          <table:table-cell table:style-name="ce23" table:formula="of:=VARP([.BN6:.BN10])" office:value-type="float" office:value="0.000676418996">
            <text:p>6.76E-04</text:p>
          </table:table-cell>
          <table:table-cell table:style-name="ce23" table:formula="of:=VARP([.BO6:.BO10])" office:value-type="float" office:value="0.000000282082314104">
            <text:p>2.82E-07</text:p>
          </table:table-cell>
          <table:table-cell table:style-name="ce23" table:formula="of:=VARP([.BP6:.BP10])" office:value-type="float" office:value="0.000000763708366015999">
            <text:p>7.64E-07</text:p>
          </table:table-cell>
          <table:table-cell table:style-name="ce23" table:formula="of:=VARP([.BQ6:.BQ10])" office:value-type="float" office:value="0.000000296398570264">
            <text:p>2.96E-07</text:p>
          </table:table-cell>
          <table:table-cell table:style-name="ce23" table:formula="of:=VARP([.BR6:.BR10])" office:value-type="float" office:value="0.00000044746350788">
            <text:p>4.47E-07</text:p>
          </table:table-cell>
          <table:table-cell table:style-name="ce23" table:formula="of:=VARP([.BS6:.BS10])" office:value-type="float" office:value="0.0000010793758624">
            <text:p>1.08E-06</text:p>
          </table:table-cell>
          <table:table-cell table:style-name="ce23" table:formula="of:=VARP([.BT6:.BT10])" office:value-type="float" office:value="0.00000032644034092">
            <text:p>3.26E-07</text:p>
          </table:table-cell>
          <table:table-cell table:style-name="ce23" table:formula="of:=VARP([.BU6:.BU10])" office:value-type="float" office:value="0.0000035835790496">
            <text:p>3.58E-06</text:p>
          </table:table-cell>
          <table:table-cell table:style-name="ce23" table:formula="of:=VARP([.BV6:.BV10])" office:value-type="float" office:value="0.0000301720399056">
            <text:p>3.02E-05</text:p>
          </table:table-cell>
          <table:table-cell table:style-name="ce23" table:formula="of:=VARP([.BW6:.BW10])" office:value-type="float" office:value="0.00000581638512816">
            <text:p>5.82E-06</text:p>
          </table:table-cell>
          <table:table-cell table:style-name="ce23" table:formula="of:=VARP([.BX6:.BX10])" office:value-type="float" office:value="0.00000001353420444">
            <text:p>1.35E-08</text:p>
          </table:table-cell>
          <table:table-cell table:style-name="ce23" table:formula="of:=VARP([.BY6:.BY10])" office:value-type="float" office:value="0.000000018397214424">
            <text:p>1.84E-08</text:p>
          </table:table-cell>
          <table:table-cell table:style-name="ce23" table:formula="of:=VARP([.BZ6:.BZ10])" office:value-type="float" office:value="0.000000191226200536">
            <text:p>1.91E-07</text:p>
          </table:table-cell>
          <table:table-cell table:style-name="ce23" table:formula="of:=VARP([.CA6:.CA10])" office:value-type="float" office:value="0.000000017844197936">
            <text:p>1.78E-08</text:p>
          </table:table-cell>
          <table:table-cell table:style-name="ce23" table:formula="of:=VARP([.CB6:.CB10])" office:value-type="float" office:value="0.000000162890677864">
            <text:p>1.63E-07</text:p>
          </table:table-cell>
          <table:table-cell table:style-name="ce23" table:formula="of:=VARP([.CC6:.CC10])" office:value-type="float" office:value="0.000000227544586743999">
            <text:p>2.28E-07</text:p>
          </table:table-cell>
          <table:table-cell table:style-name="ce23" table:formula="of:=VARP([.CD6:.CD10])" office:value-type="float" office:value="0.000000068151570344">
            <text:p>6.82E-08</text:p>
          </table:table-cell>
          <table:table-cell table:style-name="ce23" table:formula="of:=VARP([.CE6:.CE10])" office:value-type="float" office:value="0.000005528746272456">
            <text:p>5.53E-06</text:p>
          </table:table-cell>
          <table:table-cell table:style-name="ce23" table:formula="of:=VARP([.CF6:.CF10])" office:value-type="float" office:value="0.0000075098335976">
            <text:p>7.51E-06</text:p>
          </table:table-cell>
          <table:table-cell table:style-name="ce23" table:formula="of:=VARP([.CG6:.CG10])" office:value-type="float" office:value="0">
            <text:p>#DIV/0!</text:p>
          </table:table-cell>
          <table:table-cell table:style-name="ce23" table:formula="of:=VARP([.CH6:.CH10])" office:value-type="float" office:value="0.0000000774217551599998">
            <text:p>7.74E-08</text:p>
          </table:table-cell>
          <table:table-cell table:style-name="ce23" table:formula="of:=VARP([.CI6:.CI10])" office:value-type="float" office:value="0.0000004270170496">
            <text:p>4.27E-07</text:p>
          </table:table-cell>
          <table:table-cell table:style-name="ce23" table:formula="of:=VARP([.CJ6:.CJ10])" office:value-type="float" office:value="0.0000001371546936">
            <text:p>1.37E-07</text:p>
          </table:table-cell>
          <table:table-cell table:style-name="ce23" table:formula="of:=VARP([.CK6:.CK10])" office:value-type="float" office:value="0.0000000385759160000001">
            <text:p>3.86E-08</text:p>
          </table:table-cell>
          <table:table-cell table:style-name="ce23" table:formula="of:=VARP([.CL6:.CL10])" office:value-type="float" office:value="0.00000639647074240002">
            <text:p>6.40E-06</text:p>
          </table:table-cell>
          <table:table-cell table:style-name="ce23" table:formula="of:=VARP([.CM6:.CM10])" office:value-type="float" office:value="0.000001582018148">
            <text:p>1.58E-06</text:p>
          </table:table-cell>
          <table:table-cell table:style-name="ce23" table:formula="of:=VARP([.CN6:.CN10])" office:value-type="float" office:value="0.0000203643803584">
            <text:p>2.04E-05</text:p>
          </table:table-cell>
          <table:table-cell table:style-name="ce23" table:formula="of:=VARP([.CO6:.CO10])" office:value-type="float" office:value="0.00105368660864">
            <text:p>1.05E-03</text:p>
          </table:table-cell>
          <table:table-cell table:style-name="ce23" table:formula="of:=VARP([.CP6:.CP10])" office:value-type="float" office:value="0.0004722608028">
            <text:p>4.72E-04</text:p>
          </table:table-cell>
          <table:table-cell table:style-name="ce23" table:formula="of:=VARP([.CQ6:.CQ10])" office:value-type="float" office:value="0.000000828791868624">
            <text:p>8.29E-07</text:p>
          </table:table-cell>
          <table:table-cell table:style-name="ce23" table:formula="of:=VARP([.CR6:.CR10])" office:value-type="float" office:value="0.000001663775055456">
            <text:p>1.66E-06</text:p>
          </table:table-cell>
          <table:table-cell table:style-name="ce23" table:formula="of:=VARP([.CS6:.CS10])" office:value-type="float" office:value="0.000000426848203776">
            <text:p>4.27E-07</text:p>
          </table:table-cell>
          <table:table-cell table:style-name="ce23" table:formula="of:=VARP([.CT6:.CT10])" office:value-type="float" office:value="0.00000091183190184">
            <text:p>9.12E-07</text:p>
          </table:table-cell>
          <table:table-cell table:style-name="ce23" table:formula="of:=VARP([.CU6:.CU10])" office:value-type="float" office:value="0.0000052416229584">
            <text:p>5.24E-06</text:p>
          </table:table-cell>
          <table:table-cell table:style-name="ce23" table:formula="of:=VARP([.CV6:.CV10])" office:value-type="float" office:value="0.000000754909853816">
            <text:p>7.55E-07</text:p>
          </table:table-cell>
          <table:table-cell table:style-name="ce23" table:formula="of:=VARP([.CW6:.CW10])" office:value-type="float" office:value="0.0000027455647896">
            <text:p>2.75E-06</text:p>
          </table:table-cell>
          <table:table-cell table:style-name="ce23" table:formula="of:=VARP([.CX6:.CX10])" office:value-type="float" office:value="0.0000378504629856">
            <text:p>3.79E-05</text:p>
          </table:table-cell>
          <table:table-cell table:style-name="ce23" table:formula="of:=VARP([.CY6:.CY10])" office:value-type="float" office:value="0.000011724831848">
            <text:p>1.17E-05</text:p>
          </table:table-cell>
          <table:table-cell table:style-name="ce23" table:formula="of:=VARP([.CZ6:.CZ10])" office:value-type="float" office:value="0.00000006902554128">
            <text:p>6.90E-08</text:p>
          </table:table-cell>
          <table:table-cell table:style-name="ce23" table:formula="of:=VARP([.DA6:.DA10])" office:value-type="float" office:value="0.000000542858955096">
            <text:p>5.43E-07</text:p>
          </table:table-cell>
          <table:table-cell table:style-name="ce23" table:formula="of:=VARP([.DB6:.DB10])" office:value-type="float" office:value="0.00000055592543692">
            <text:p>5.56E-07</text:p>
          </table:table-cell>
          <table:table-cell table:style-name="ce23" table:formula="of:=VARP([.DC6:.DC10])" office:value-type="float" office:value="0.000000050958673096">
            <text:p>5.10E-08</text:p>
          </table:table-cell>
          <table:table-cell table:style-name="ce23" table:formula="of:=VARP([.DD6:.DD10])" office:value-type="float" office:value="0.000001135361208376">
            <text:p>1.14E-06</text:p>
          </table:table-cell>
          <table:table-cell table:style-name="ce23" table:formula="of:=VARP([.DE6:.DE10])" office:value-type="float" office:value="0.000000508315574456">
            <text:p>5.08E-07</text:p>
          </table:table-cell>
          <table:table-cell table:style-name="ce23" table:formula="of:=VARP([.DF6:.DF10])" office:value-type="float" office:value="0.000001327877512904">
            <text:p>1.33E-06</text:p>
          </table:table-cell>
          <table:table-cell table:style-name="ce23" table:formula="of:=VARP([.DG6:.DG10])" office:value-type="float" office:value="0.000018745111273616">
            <text:p>1.87E-05</text:p>
          </table:table-cell>
          <table:table-cell table:style-name="ce23" table:formula="of:=VARP([.DH6:.DH10])" office:value-type="float" office:value="0.0000100249480264">
            <text:p>1.00E-05</text:p>
          </table:table-cell>
          <table:table-cell table:style-name="ce23" table:formula="of:=VARP([.DI6:.DI10])" office:value-type="float" office:value="0">
            <text:p>#DIV/0!</text:p>
          </table:table-cell>
          <table:table-cell table:style-name="ce23" table:formula="of:=VARP([.DJ6:.DJ10])" office:value-type="float" office:value="0.000000034234862136">
            <text:p>3.42E-08</text:p>
          </table:table-cell>
          <table:table-cell table:style-name="ce23" table:formula="of:=VARP([.DK6:.DK10])" office:value-type="float" office:value="0.000000153940050399999">
            <text:p>1.54E-07</text:p>
          </table:table-cell>
          <table:table-cell table:style-name="ce23" table:formula="of:=VARP([.DL6:.DL10])" office:value-type="float" office:value="0.0000000767409416">
            <text:p>7.67E-08</text:p>
          </table:table-cell>
          <table:table-cell table:style-name="ce23" table:formula="of:=VARP([.DM6:.DM10])" office:value-type="float" office:value="0.0000001532706904">
            <text:p>1.53E-07</text:p>
          </table:table-cell>
          <table:table-cell table:style-name="ce23" table:formula="of:=VARP([.DN6:.DN10])" office:value-type="float" office:value="0.0000030335281424">
            <text:p>3.03E-06</text:p>
          </table:table-cell>
          <table:table-cell table:style-name="ce23" table:formula="of:=VARP([.DO6:.DO10])" office:value-type="float" office:value="0.0000016910921984">
            <text:p>1.69E-06</text:p>
          </table:table-cell>
          <table:table-cell table:style-name="ce23" table:formula="of:=VARP([.DP6:.DP10])" office:value-type="float" office:value="0.000015961621272">
            <text:p>1.60E-05</text:p>
          </table:table-cell>
          <table:table-cell table:style-name="ce23" table:formula="of:=VARP([.DQ6:.DQ10])" office:value-type="float" office:value="0.00091563502656">
            <text:p>9.16E-04</text:p>
          </table:table-cell>
          <table:table-cell table:style-name="ce23" table:formula="of:=VARP([.DR6:.DR10])" office:value-type="float" office:value="0.00047911852624">
            <text:p>4.79E-04</text:p>
          </table:table-cell>
          <table:table-cell table:style-name="ce23" table:formula="of:=VARP([.DS6:.DS10])" office:value-type="float" office:value="0.000000446086088216">
            <text:p>4.46E-07</text:p>
          </table:table-cell>
          <table:table-cell table:style-name="ce23" table:formula="of:=VARP([.DT6:.DT10])" office:value-type="float" office:value="0.000002160506279656">
            <text:p>2.16E-06</text:p>
          </table:table-cell>
          <table:table-cell table:style-name="ce23" table:formula="of:=VARP([.DU6:.DU10])" office:value-type="float" office:value="0.000001670791207976">
            <text:p>1.67E-06</text:p>
          </table:table-cell>
          <table:table-cell table:style-name="ce23" table:formula="of:=VARP([.DV6:.DV10])" office:value-type="float" office:value="0.000001001674796984">
            <text:p>1.00E-06</text:p>
          </table:table-cell>
          <table:table-cell table:style-name="ce23" table:formula="of:=VARP([.DW6:.DW10])" office:value-type="float" office:value="0.0000084895796304">
            <text:p>8.49E-06</text:p>
          </table:table-cell>
          <table:table-cell table:style-name="ce23" table:formula="of:=VARP([.DX6:.DX10])" office:value-type="float" office:value="0.0000024556374532">
            <text:p>2.46E-06</text:p>
          </table:table-cell>
          <table:table-cell table:style-name="ce23" table:formula="of:=VARP([.DY6:.DY10])" office:value-type="float" office:value="0.000013302431216864">
            <text:p>1.33E-05</text:p>
          </table:table-cell>
          <table:table-cell table:style-name="ce23" table:formula="of:=VARP([.DZ6:.DZ10])" office:value-type="float" office:value="0.000063728174824">
            <text:p>6.37E-05</text:p>
          </table:table-cell>
          <table:table-cell table:style-name="ce23" table:formula="of:=VARP([.EA6:.EA10])" office:value-type="float" office:value="0.0000185388328784">
            <text:p>1.85E-05</text:p>
          </table:table-cell>
          <table:table-cell table:style-name="ce23" table:formula="of:=VARP([.EB6:.EB10])" office:value-type="float" office:value="0.0000000425833698">
            <text:p>4.26E-08</text:p>
          </table:table-cell>
          <table:table-cell table:style-name="ce23" table:formula="of:=VARP([.EC6:.EC10])" office:value-type="float" office:value="0.000000361334777776">
            <text:p>3.61E-07</text:p>
          </table:table-cell>
          <table:table-cell table:style-name="ce23" table:formula="of:=VARP([.ED6:.ED10])" office:value-type="float" office:value="0.000000431354047864">
            <text:p>4.31E-07</text:p>
          </table:table-cell>
          <table:table-cell table:style-name="ce23" table:formula="of:=VARP([.EE6:.EE10])" office:value-type="float" office:value="0.000000089868788696">
            <text:p>8.99E-08</text:p>
          </table:table-cell>
          <table:table-cell table:style-name="ce23" table:formula="of:=VARP([.EF6:.EF10])" office:value-type="float" office:value="0.000000355739120696">
            <text:p>3.56E-07</text:p>
          </table:table-cell>
          <table:table-cell table:style-name="ce23" table:formula="of:=VARP([.EG6:.EG10])" office:value-type="float" office:value="0.000000633051216303999">
            <text:p>6.33E-07</text:p>
          </table:table-cell>
          <table:table-cell table:style-name="ce23" table:formula="of:=VARP([.EH6:.EH10])" office:value-type="float" office:value="0.000001013299068296">
            <text:p>1.01E-06</text:p>
          </table:table-cell>
          <table:table-cell table:style-name="ce23" table:formula="of:=VARP([.EI6:.EI10])" office:value-type="float" office:value="0.000001870252030096">
            <text:p>1.87E-06</text:p>
          </table:table-cell>
          <table:table-cell table:style-name="ce23" table:formula="of:=VARP([.EJ6:.EJ10])" office:value-type="float" office:value="0.000028847807036">
            <text:p>2.88E-05</text:p>
          </table:table-cell>
          <table:table-cell table:style-name="ce23" table:formula="of:=VARP([.EK6:.EK10])" office:value-type="float" office:value="0">
            <text:p>#DIV/0!</text:p>
          </table:table-cell>
          <table:table-cell table:style-name="ce23" table:formula="of:=VARP([.EL6:.EL10])" office:value-type="float" office:value="0.00000012477421196">
            <text:p>1.25E-07</text:p>
          </table:table-cell>
          <table:table-cell table:style-name="ce23" table:formula="of:=VARP([.EM6:.EM10])" office:value-type="float" office:value="0.0000006281985664">
            <text:p>6.28E-07</text:p>
          </table:table-cell>
          <table:table-cell table:style-name="ce23" table:formula="of:=VARP([.EN6:.EN10])" office:value-type="float" office:value="0.0000000818976103999998">
            <text:p>8.19E-08</text:p>
          </table:table-cell>
          <table:table-cell table:style-name="ce23" table:formula="of:=VARP([.EO6:.EO10])" office:value-type="float" office:value="0.0000002759380624">
            <text:p>2.76E-07</text:p>
          </table:table-cell>
          <table:table-cell table:style-name="ce23" table:formula="of:=VARP([.EP6:.EP10])" office:value-type="float" office:value="0.000011983854768">
            <text:p>1.20E-05</text:p>
          </table:table-cell>
          <table:table-cell table:style-name="ce23" table:formula="of:=VARP([.EQ6:.EQ10])" office:value-type="float" office:value="0.0000038786357344">
            <text:p>3.88E-06</text:p>
          </table:table-cell>
          <table:table-cell table:style-name="ce23" table:formula="of:=VARP([.ER6:.ER10])" office:value-type="float" office:value="0.0000397371551944">
            <text:p>3.97E-05</text:p>
          </table:table-cell>
          <table:table-cell table:style-name="ce23" table:formula="of:=VARP([.ES6:.ES10])" office:value-type="float" office:value="0.00289279612384">
            <text:p>2.89E-03</text:p>
          </table:table-cell>
          <table:table-cell table:style-name="ce23" table:formula="of:=VARP([.ET6:.ET10])" office:value-type="float" office:value="0.00193805049504">
            <text:p>1.94E-03</text:p>
          </table:table-cell>
          <table:table-cell table:style-name="ce23" table:formula="of:=VARP([.EU6:.EU10])" office:value-type="float" office:value="0.000001612141143104">
            <text:p>1.61E-06</text:p>
          </table:table-cell>
          <table:table-cell table:style-name="ce23" table:formula="of:=VARP([.EV6:.EV10])" office:value-type="float" office:value="0.000008468453193744">
            <text:p>8.47E-06</text:p>
          </table:table-cell>
          <table:table-cell table:style-name="ce23" table:formula="of:=VARP([.EW6:.EW10])" office:value-type="float" office:value="0.0000022044968136">
            <text:p>2.20E-06</text:p>
          </table:table-cell>
          <table:table-cell table:style-name="ce23" table:formula="of:=VARP([.EX6:.EX10])" office:value-type="float" office:value="0.000001770838127504">
            <text:p>1.77E-06</text:p>
          </table:table-cell>
          <table:table-cell table:style-name="ce23" table:formula="of:=VARP([.EY6:.EY10])" office:value-type="float" office:value="0.0000265985236976">
            <text:p>2.66E-05</text:p>
          </table:table-cell>
          <table:table-cell table:style-name="ce23" table:formula="of:=VARP([.EZ6:.EZ10])" office:value-type="float" office:value="0.000002706407876864">
            <text:p>2.71E-06</text:p>
          </table:table-cell>
          <table:table-cell table:style-name="ce23" table:formula="of:=VARP([.FA6:.FA10])" office:value-type="float" office:value="0.000006549635108">
            <text:p>6.55E-06</text:p>
          </table:table-cell>
          <table:table-cell table:style-name="ce23" table:formula="of:=VARP([.FB6:.FB10])" office:value-type="float" office:value="0.000256648531064">
            <text:p>2.57E-04</text:p>
          </table:table-cell>
          <table:table-cell table:style-name="ce23" table:formula="of:=VARP([.FC6:.FC10])" office:value-type="float" office:value="0.000006932818130816">
            <text:p>6.93E-06</text:p>
          </table:table-cell>
          <table:table-cell table:style-name="ce23" table:formula="of:=VARP([.FD6:.FD10])" office:value-type="float" office:value="0.000000029656631464">
            <text:p>2.97E-08</text:p>
          </table:table-cell>
          <table:table-cell table:style-name="ce23" table:formula="of:=VARP([.FE6:.FE10])" office:value-type="float" office:value="0.000001101824132944">
            <text:p>1.10E-06</text:p>
          </table:table-cell>
          <table:table-cell table:style-name="ce23" table:formula="of:=VARP([.FF6:.FF10])" office:value-type="float" office:value="0.00000045840082292">
            <text:p>4.58E-07</text:p>
          </table:table-cell>
          <table:table-cell table:style-name="ce23" table:formula="of:=VARP([.FG6:.FG10])" office:value-type="float" office:value="0.00000010430341272">
            <text:p>1.04E-07</text:p>
          </table:table-cell>
          <table:table-cell table:style-name="ce23" table:formula="of:=VARP([.FH6:.FH10])" office:value-type="float" office:value="0.000001866266460544">
            <text:p>1.87E-06</text:p>
          </table:table-cell>
          <table:table-cell table:style-name="ce23" table:formula="of:=VARP([.FI6:.FI10])" office:value-type="float" office:value="0.000000559727204415999">
            <text:p>5.60E-07</text:p>
          </table:table-cell>
          <table:table-cell table:style-name="ce23" table:formula="of:=VARP([.FJ6:.FJ10])" office:value-type="float" office:value="0.00000049228040192">
            <text:p>4.92E-07</text:p>
          </table:table-cell>
          <table:table-cell table:style-name="ce23" table:formula="of:=VARP([.FK6:.FK10])" office:value-type="float" office:value="0.000012164596092016">
            <text:p>1.22E-05</text:p>
          </table:table-cell>
          <table:table-cell table:style-name="ce23" table:formula="of:=VARP([.FL6:.FL10])" office:value-type="float" office:value="0.0000258891854656">
            <text:p>2.59E-05</text:p>
          </table:table-cell>
          <table:table-cell table:style-name="ce48" table:number-columns-repeated="853"/>
          <table:table-cell table:number-columns-repeated="3"/>
        </table:table-row>
        <table:table-row table:style-name="ro1">
          <table:table-cell table:style-name="ce8"/>
          <table:table-cell table:style-name="ce17"/>
          <table:table-cell table:style-name="Default" table:number-columns-repeated="2"/>
          <table:table-cell table:style-name="ce33"/>
          <table:table-cell table:number-columns-repeated="2"/>
          <table:table-cell table:style-name="ce33"/>
          <table:table-cell table:style-name="ce21"/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8"/>
          <table:table-cell table:style-name="Default" table:number-columns-repeated="3"/>
          <table:table-cell table:style-name="ce33"/>
          <table:table-cell table:number-columns-repeated="2"/>
          <table:table-cell table:style-name="ce33"/>
          <table:table-cell table:style-name="ce21"/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8"/>
          <table:table-cell table:style-name="ce17"/>
          <table:table-cell table:style-name="Default" table:number-columns-repeated="2"/>
          <table:table-cell table:style-name="ce33"/>
          <table:table-cell table:number-columns-repeated="2"/>
          <table:table-cell table:style-name="ce33"/>
          <table:table-cell table:style-name="ce21"/>
          <table:table-cell/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ce9" office:value-type="string">
            <text:p>Mean values for figures:</text:p>
          </table:table-cell>
          <table:table-cell table:style-name="ce24"/>
          <table:table-cell table:style-name="ce28"/>
          <table:table-cell table:style-name="Default"/>
          <table:table-cell table:style-name="ce24"/>
          <table:table-cell table:style-name="ce28" table:number-columns-repeated="2"/>
          <table:table-cell table:style-name="ce24"/>
          <table:table-cell table:style-name="ce28" table:number-columns-repeated="2"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10" office:value-type="string">
            <text:p>perturbation</text:p>
          </table:table-cell>
          <table:table-cell table:style-name="ce19" office:value-type="string" table:number-columns-spanned="9" table:number-rows-spanned="1">
            <text:p>whole domain 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35"/>
          <table:table-cell table:style-name="ce19" office:value-type="string" table:number-columns-spanned="9" table:number-rows-spanned="1">
            <text:p>area3 (after rarefaction before CD)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style-name="ce45" office:value-type="string" table:number-columns-spanned="9" table:number-rows-spanned="1">
            <text:p>area2 (after CD before shock)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47"/>
          <table:table-cell table:number-columns-repeated="996"/>
        </table:table-row>
        <table:table-row table:style-name="ro3">
          <table:table-cell table:style-name="ce11" office:value-type="string">
            <text:p>pert </text:p>
          </table:table-cell>
          <table:table-cell table:style-name="ce20" office:value-type="string">
            <text:p>L1_rho</text:p>
          </table:table-cell>
          <table:table-cell table:style-name="ce20" office:value-type="string">
            <text:p>L1_u</text:p>
          </table:table-cell>
          <table:table-cell table:style-name="ce29" office:value-type="string">
            <text:p>L1e</text:p>
          </table:table-cell>
          <table:table-cell table:style-name="ce20" office:value-type="string">
            <text:p>L2_rho</text:p>
          </table:table-cell>
          <table:table-cell table:style-name="ce20" office:value-type="string">
            <text:p>L2_u</text:p>
          </table:table-cell>
          <table:table-cell table:style-name="ce29" office:value-type="string">
            <text:p>L2e</text:p>
          </table:table-cell>
          <table:table-cell table:style-name="ce20" office:value-type="string">
            <text:p>Linf_rho</text:p>
          </table:table-cell>
          <table:table-cell table:style-name="ce20" office:value-type="string">
            <text:p>Linf_u</text:p>
          </table:table-cell>
          <table:table-cell table:style-name="ce29" office:value-type="string">
            <text:p>Linf_e</text:p>
          </table:table-cell>
          <table:table-cell table:style-name="ce38" office:value-type="string">
            <text:p>L1_rho3</text:p>
          </table:table-cell>
          <table:table-cell table:style-name="ce20" office:value-type="string">
            <text:p>L1_u3</text:p>
          </table:table-cell>
          <table:table-cell table:style-name="ce29" office:value-type="string">
            <text:p>L1e3</text:p>
          </table:table-cell>
          <table:table-cell table:style-name="ce20" office:value-type="string">
            <text:p>L2_rho3</text:p>
          </table:table-cell>
          <table:table-cell table:style-name="ce20" office:value-type="string">
            <text:p>L2_u3</text:p>
          </table:table-cell>
          <table:table-cell table:style-name="ce29" office:value-type="string">
            <text:p>L2e3</text:p>
          </table:table-cell>
          <table:table-cell table:style-name="ce20" office:value-type="string">
            <text:p>Linf_rho3</text:p>
          </table:table-cell>
          <table:table-cell table:style-name="ce20" office:value-type="string">
            <text:p>Linf_u3</text:p>
          </table:table-cell>
          <table:table-cell table:style-name="ce44" office:value-type="string">
            <text:p>Linf_e3</text:p>
          </table:table-cell>
          <table:table-cell table:style-name="ce38" office:value-type="string">
            <text:p>L1_rho2</text:p>
          </table:table-cell>
          <table:table-cell table:style-name="ce20" office:value-type="string">
            <text:p>L1_u2</text:p>
          </table:table-cell>
          <table:table-cell table:style-name="ce29" office:value-type="string">
            <text:p>L1e2</text:p>
          </table:table-cell>
          <table:table-cell table:style-name="ce20" office:value-type="string">
            <text:p>L2_rho2</text:p>
          </table:table-cell>
          <table:table-cell table:style-name="ce20" office:value-type="string">
            <text:p>L2_u2</text:p>
          </table:table-cell>
          <table:table-cell table:style-name="ce29" office:value-type="string">
            <text:p>L2e2</text:p>
          </table:table-cell>
          <table:table-cell table:style-name="ce20" office:value-type="string">
            <text:p>Linf_rho2</text:p>
          </table:table-cell>
          <table:table-cell table:style-name="ce20" office:value-type="string">
            <text:p>Linf_u2</text:p>
          </table:table-cell>
          <table:table-cell table:style-name="ce44" office:value-type="string">
            <text:p>Linf_e2</text:p>
          </table:table-cell>
          <table:table-cell table:number-columns-repeated="996"/>
        </table:table-row>
        <table:table-row table:style-name="ro1">
          <table:table-cell table:style-name="Default"/>
          <table:table-cell table:number-columns-repeated="3"/>
          <table:table-cell table:style-name="ce21"/>
          <table:table-cell table:number-columns-repeated="3"/>
          <table:table-cell table:style-name="ce21"/>
          <table:table-cell table:style-name="ce36"/>
          <table:table-cell table:style-name="ce39"/>
          <table:table-cell table:number-columns-repeated="2"/>
          <table:table-cell table:style-name="ce21" table:number-columns-repeated="5"/>
          <table:table-cell table:style-name="ce36"/>
          <table:table-cell table:style-name="ce39"/>
          <table:table-cell table:style-name="ce21" table:number-columns-repeated="7"/>
          <table:table-cell table:style-name="ce36"/>
          <table:table-cell table:number-columns-repeated="996"/>
        </table:table-row>
        <table:table-row table:style-name="ro1">
          <table:table-cell table:style-name="ce12" office:value-type="float" office:value="0">
            <text:p>0.00</text:p>
          </table:table-cell>
          <table:table-cell office:value-type="float" office:value="0.00743272">
            <text:p>7.43E-003</text:p>
          </table:table-cell>
          <table:table-cell office:value-type="float" office:value="0.0213968">
            <text:p>2.14E-002</text:p>
          </table:table-cell>
          <table:table-cell office:value-type="float" office:value="0.0134211">
            <text:p>1.34E-002</text:p>
          </table:table-cell>
          <table:table-cell table:style-name="ce21" office:value-type="float" office:value="0.0147253">
            <text:p>1.47E-002</text:p>
          </table:table-cell>
          <table:table-cell office:value-type="float" office:value="0.0727847">
            <text:p>7.28E-002</text:p>
          </table:table-cell>
          <table:table-cell office:value-type="float" office:value="0.037364">
            <text:p>3.74E-002</text:p>
          </table:table-cell>
          <table:table-cell office:value-type="float" office:value="0.0700971">
            <text:p>7.01E-002</text:p>
          </table:table-cell>
          <table:table-cell table:style-name="ce21" office:value-type="float" office:value="0.5894">
            <text:p>5.89E-001</text:p>
          </table:table-cell>
          <table:table-cell table:style-name="ce36" office:value-type="float" office:value="0.332762">
            <text:p>3.33E-001</text:p>
          </table:table-cell>
          <table:table-cell table:style-name="ce39" office:value-type="float" office:value="0.00518855">
            <text:p>5.19E-003</text:p>
          </table:table-cell>
          <table:table-cell office:value-type="float" office:value="0.00774985">
            <text:p>7.75E-003</text:p>
          </table:table-cell>
          <table:table-cell office:value-type="float" office:value="0.00395013">
            <text:p>3.95E-003</text:p>
          </table:table-cell>
          <table:table-cell table:style-name="ce21" office:value-type="float" office:value="0.00614149">
            <text:p>6.14E-003</text:p>
          </table:table-cell>
          <table:table-cell table:style-name="ce21" office:value-type="float" office:value="0.0108845">
            <text:p>1.09E-002</text:p>
          </table:table-cell>
          <table:table-cell table:style-name="ce21" office:value-type="float" office:value="0.00437795">
            <text:p>4.38E-003</text:p>
          </table:table-cell>
          <table:table-cell table:style-name="ce21" office:value-type="float" office:value="0.0128661">
            <text:p>1.29E-002</text:p>
          </table:table-cell>
          <table:table-cell table:style-name="ce21" office:value-type="float" office:value="0.0281343">
            <text:p>2.81E-002</text:p>
          </table:table-cell>
          <table:table-cell table:style-name="ce36" office:value-type="float" office:value="0.00874291">
            <text:p>8.74E-003</text:p>
          </table:table-cell>
          <table:table-cell table:style-name="ce39" office:value-type="float" office:value="0.002032">
            <text:p>2.03E-003</text:p>
          </table:table-cell>
          <table:table-cell table:style-name="ce21" office:value-type="float" office:value="0.0023153">
            <text:p>2.32E-003</text:p>
          </table:table-cell>
          <table:table-cell table:style-name="ce21" office:value-type="float" office:value="0.00513741">
            <text:p>5.14E-003</text:p>
          </table:table-cell>
          <table:table-cell table:style-name="ce21" office:value-type="float" office:value="0.00230973">
            <text:p>2.31E-003</text:p>
          </table:table-cell>
          <table:table-cell table:style-name="ce21" office:value-type="float" office:value="0.00382">
            <text:p>3.82E-003</text:p>
          </table:table-cell>
          <table:table-cell table:style-name="ce21" office:value-type="float" office:value="0.00753731">
            <text:p>7.54E-003</text:p>
          </table:table-cell>
          <table:table-cell table:style-name="ce21" office:value-type="float" office:value="0.0047081">
            <text:p>4.71E-003</text:p>
          </table:table-cell>
          <table:table-cell table:style-name="ce21" office:value-type="float" office:value="0.0121034">
            <text:p>1.21E-002</text:p>
          </table:table-cell>
          <table:table-cell table:style-name="ce36" office:value-type="float" office:value="0.0204881">
            <text:p>2.05E-002</text:p>
          </table:table-cell>
          <table:table-cell table:number-columns-repeated="996"/>
        </table:table-row>
        <table:table-row table:style-name="ro1">
          <table:table-cell table:style-name="ce13" office:value-type="float" office:value="0.05">
            <text:p>5.00E-002</text:p>
          </table:table-cell>
          <table:table-cell table:formula="of:=[.B11]" office:value-type="float" office:value="0.007565942">
            <text:p>7.57E-003</text:p>
          </table:table-cell>
          <table:table-cell table:formula="of:=[.C11]" office:value-type="float" office:value="0.0210652">
            <text:p>2.11E-002</text:p>
          </table:table-cell>
          <table:table-cell table:formula="of:=[.D11]" office:value-type="float" office:value="0.01364058">
            <text:p>1.36E-002</text:p>
          </table:table-cell>
          <table:table-cell table:style-name="ce21" table:formula="of:=[.E11]" office:value-type="float" office:value="0.0148574">
            <text:p>1.49E-002</text:p>
          </table:table-cell>
          <table:table-cell table:formula="of:=[.F11]" office:value-type="float" office:value="0.07064616">
            <text:p>7.06E-002</text:p>
          </table:table-cell>
          <table:table-cell table:formula="of:=[.G11]" office:value-type="float" office:value="0.03716324">
            <text:p>3.72E-002</text:p>
          </table:table-cell>
          <table:table-cell table:formula="of:=[.H11]" office:value-type="float" office:value="0.07339604">
            <text:p>7.34E-002</text:p>
          </table:table-cell>
          <table:table-cell table:style-name="ce21" table:formula="of:=[.I11]" office:value-type="float" office:value="0.562563">
            <text:p>5.63E-001</text:p>
          </table:table-cell>
          <table:table-cell table:formula="of:=[.J11]" office:value-type="float" office:value="0.3312402">
            <text:p>3.31E-001</text:p>
          </table:table-cell>
          <table:table-cell table:formula="of:=[.K11]" office:value-type="float" office:value="0.005233132">
            <text:p>5.23E-003</text:p>
          </table:table-cell>
          <table:table-cell table:formula="of:=[.L11]" office:value-type="float" office:value="0.007794724">
            <text:p>7.79E-003</text:p>
          </table:table-cell>
          <table:table-cell table:formula="of:=[.M11]" office:value-type="float" office:value="0.00395179">
            <text:p>3.95E-003</text:p>
          </table:table-cell>
          <table:table-cell table:style-name="ce21" table:formula="of:=[.N11]" office:value-type="float" office:value="0.00619485">
            <text:p>6.19E-003</text:p>
          </table:table-cell>
          <table:table-cell table:style-name="ce21" table:formula="of:=[.O11]" office:value-type="float" office:value="0.01089404">
            <text:p>1.09E-002</text:p>
          </table:table-cell>
          <table:table-cell table:style-name="ce21" table:formula="of:=[.P11]" office:value-type="float" office:value="0.004527886">
            <text:p>4.53E-003</text:p>
          </table:table-cell>
          <table:table-cell table:style-name="ce21" table:formula="of:=[.Q11]" office:value-type="float" office:value="0.01296998">
            <text:p>1.30E-002</text:p>
          </table:table-cell>
          <table:table-cell table:style-name="ce21" table:formula="of:=[.R11]" office:value-type="float" office:value="0.02783628">
            <text:p>2.78E-002</text:p>
          </table:table-cell>
          <table:table-cell table:style-name="ce21" table:formula="of:=[.S11]" office:value-type="float" office:value="0.009049544">
            <text:p>9.05E-003</text:p>
          </table:table-cell>
          <table:table-cell table:style-name="ce21" table:formula="of:=[.T11]" office:value-type="float" office:value="0.002000014">
            <text:p>2.00E-003</text:p>
          </table:table-cell>
          <table:table-cell table:style-name="ce21" table:formula="of:=[.U11]" office:value-type="float" office:value="0.002231526">
            <text:p>2.23E-003</text:p>
          </table:table-cell>
          <table:table-cell table:style-name="ce21" table:formula="of:=[.V11]" office:value-type="float" office:value="0.005336458">
            <text:p>5.34E-003</text:p>
          </table:table-cell>
          <table:table-cell table:style-name="ce21" table:formula="of:=[.W11]" office:value-type="float" office:value="0.002307074">
            <text:p>2.31E-003</text:p>
          </table:table-cell>
          <table:table-cell table:style-name="ce21" table:formula="of:=[.X11]" office:value-type="float" office:value="0.003723732">
            <text:p>3.72E-003</text:p>
          </table:table-cell>
          <table:table-cell table:style-name="ce21" table:formula="of:=[.Y11]" office:value-type="float" office:value="0.007714392">
            <text:p>7.71E-003</text:p>
          </table:table-cell>
          <table:table-cell table:style-name="ce21" table:formula="of:=[.Z11]" office:value-type="float" office:value="0.004767962">
            <text:p>4.77E-003</text:p>
          </table:table-cell>
          <table:table-cell table:style-name="ce21" table:formula="of:=[.AA11]" office:value-type="float" office:value="0.01176738">
            <text:p>1.18E-002</text:p>
          </table:table-cell>
          <table:table-cell table:style-name="ce21" table:formula="of:=[.AB11]" office:value-type="float" office:value="0.021081">
            <text:p>2.11E-002</text:p>
          </table:table-cell>
          <table:table-cell table:style-name="ce21" table:number-columns-repeated="996"/>
        </table:table-row>
        <table:table-row table:style-name="ro1">
          <table:table-cell table:style-name="ce13" office:value-type="float" office:value="0.1">
            <text:p>1.00E-001</text:p>
          </table:table-cell>
          <table:table-cell table:formula="of:=[.AD11]" office:value-type="float" office:value="0.00777008">
            <text:p>7.77E-003</text:p>
          </table:table-cell>
          <table:table-cell table:formula="of:=[.AE11]" office:value-type="float" office:value="0.02128886">
            <text:p>2.13E-002</text:p>
          </table:table-cell>
          <table:table-cell table:formula="of:=[.AF11]" office:value-type="float" office:value="0.01413834">
            <text:p>1.41E-002</text:p>
          </table:table-cell>
          <table:table-cell table:style-name="ce21" table:formula="of:=[.AG11]" office:value-type="float" office:value="0.01493378">
            <text:p>1.49E-002</text:p>
          </table:table-cell>
          <table:table-cell table:formula="of:=[.AH11]" office:value-type="float" office:value="0.07071728">
            <text:p>7.07E-002</text:p>
          </table:table-cell>
          <table:table-cell table:formula="of:=[.AI11]" office:value-type="float" office:value="0.03758186">
            <text:p>3.76E-002</text:p>
          </table:table-cell>
          <table:table-cell table:formula="of:=[.AJ11]" office:value-type="float" office:value="0.0733627">
            <text:p>7.34E-002</text:p>
          </table:table-cell>
          <table:table-cell table:style-name="ce21" table:formula="of:=[.AK11]" office:value-type="float" office:value="0.563687">
            <text:p>5.64E-001</text:p>
          </table:table-cell>
          <table:table-cell table:formula="of:=[.AL11]" office:value-type="float" office:value="0.3339792">
            <text:p>3.34E-001</text:p>
          </table:table-cell>
          <table:table-cell table:formula="of:=[.AM11]" office:value-type="float" office:value="0.005465646">
            <text:p>5.47E-003</text:p>
          </table:table-cell>
          <table:table-cell table:formula="of:=[.AN11]" office:value-type="float" office:value="0.008905766">
            <text:p>8.91E-003</text:p>
          </table:table-cell>
          <table:table-cell table:formula="of:=[.AO11]" office:value-type="float" office:value="0.004102924">
            <text:p>4.10E-003</text:p>
          </table:table-cell>
          <table:table-cell table:style-name="ce21" table:formula="of:=[.AP11]" office:value-type="float" office:value="0.006524698">
            <text:p>6.52E-003</text:p>
          </table:table-cell>
          <table:table-cell table:style-name="ce21" table:formula="of:=[.AQ11]" office:value-type="float" office:value="0.01271766">
            <text:p>1.27E-002</text:p>
          </table:table-cell>
          <table:table-cell table:style-name="ce21" table:formula="of:=[.AR11]" office:value-type="float" office:value="0.005154388">
            <text:p>5.15E-003</text:p>
          </table:table-cell>
          <table:table-cell table:style-name="ce21" table:formula="of:=[.AS11]" office:value-type="float" office:value="0.01367008">
            <text:p>1.37E-002</text:p>
          </table:table-cell>
          <table:table-cell table:style-name="ce21" table:formula="of:=[.AT11]" office:value-type="float" office:value="0.03221478">
            <text:p>3.22E-002</text:p>
          </table:table-cell>
          <table:table-cell table:style-name="ce21" table:formula="of:=[.AU11]" office:value-type="float" office:value="0.01005741">
            <text:p>1.01E-002</text:p>
          </table:table-cell>
          <table:table-cell table:style-name="ce21" table:formula="of:=[.AV11]" office:value-type="float" office:value="0.002033598">
            <text:p>2.03E-003</text:p>
          </table:table-cell>
          <table:table-cell table:style-name="ce21" table:formula="of:=[.AW11]" office:value-type="float" office:value="0.002376936">
            <text:p>2.38E-003</text:p>
          </table:table-cell>
          <table:table-cell table:style-name="ce21" table:formula="of:=[.AX11]" office:value-type="float" office:value="0.005700976">
            <text:p>5.70E-003</text:p>
          </table:table-cell>
          <table:table-cell table:style-name="ce21" table:formula="of:=[.AY11]" office:value-type="float" office:value="0.00236649">
            <text:p>2.37E-003</text:p>
          </table:table-cell>
          <table:table-cell table:style-name="ce21" table:formula="of:=[.AZ11]" office:value-type="float" office:value="0.0034493">
            <text:p>3.45E-003</text:p>
          </table:table-cell>
          <table:table-cell table:style-name="ce21" table:formula="of:=[.BA11]" office:value-type="float" office:value="0.007940306">
            <text:p>7.94E-003</text:p>
          </table:table-cell>
          <table:table-cell table:style-name="ce21" table:formula="of:=[.BB11]" office:value-type="float" office:value="0.004831928">
            <text:p>4.83E-003</text:p>
          </table:table-cell>
          <table:table-cell table:style-name="ce21" table:formula="of:=[.BC11]" office:value-type="float" office:value="0.010128296">
            <text:p>1.01E-002</text:p>
          </table:table-cell>
          <table:table-cell table:style-name="ce21" table:formula="of:=[.BD11]" office:value-type="float" office:value="0.02130654">
            <text:p>2.13E-002</text:p>
          </table:table-cell>
          <table:table-cell table:style-name="ce21" table:number-columns-repeated="996"/>
        </table:table-row>
        <table:table-row table:style-name="ro1">
          <table:table-cell table:style-name="ce13" office:value-type="float" office:value="0.15">
            <text:p>1.50E-001</text:p>
          </table:table-cell>
          <table:table-cell table:formula="of:=[.BF11]" office:value-type="float" office:value="0.007998896">
            <text:p>8.00E-003</text:p>
          </table:table-cell>
          <table:table-cell table:formula="of:=[.BG11]" office:value-type="float" office:value="0.0213284">
            <text:p>2.13E-002</text:p>
          </table:table-cell>
          <table:table-cell table:formula="of:=[.BH11]" office:value-type="float" office:value="0.01462792">
            <text:p>1.46E-002</text:p>
          </table:table-cell>
          <table:table-cell table:style-name="ce21" table:formula="of:=[.BI11]" office:value-type="float" office:value="0.01516368">
            <text:p>1.52E-002</text:p>
          </table:table-cell>
          <table:table-cell table:formula="of:=[.BJ11]" office:value-type="float" office:value="0.0691388">
            <text:p>6.91E-002</text:p>
          </table:table-cell>
          <table:table-cell table:formula="of:=[.BK11]" office:value-type="float" office:value="0.03724982">
            <text:p>3.72E-002</text:p>
          </table:table-cell>
          <table:table-cell table:formula="of:=[.BL11]" office:value-type="float" office:value="0.07655622">
            <text:p>7.66E-002</text:p>
          </table:table-cell>
          <table:table-cell table:style-name="ce21" table:formula="of:=[.BM11]" office:value-type="float" office:value="0.5379298">
            <text:p>5.38E-001</text:p>
          </table:table-cell>
          <table:table-cell table:formula="of:=[.BN11]" office:value-type="float" office:value="0.329084">
            <text:p>3.29E-001</text:p>
          </table:table-cell>
          <table:table-cell table:formula="of:=[.BO11]" office:value-type="float" office:value="0.005683016">
            <text:p>5.68E-003</text:p>
          </table:table-cell>
          <table:table-cell table:formula="of:=[.BP11]" office:value-type="float" office:value="0.009444348">
            <text:p>9.44E-003</text:p>
          </table:table-cell>
          <table:table-cell table:formula="of:=[.BQ11]" office:value-type="float" office:value="0.004310674">
            <text:p>4.31E-003</text:p>
          </table:table-cell>
          <table:table-cell table:style-name="ce21" table:formula="of:=[.BR11]" office:value-type="float" office:value="0.00691779">
            <text:p>6.92E-003</text:p>
          </table:table-cell>
          <table:table-cell table:style-name="ce21" table:formula="of:=[.BS11]" office:value-type="float" office:value="0.01290096">
            <text:p>1.29E-002</text:p>
          </table:table-cell>
          <table:table-cell table:style-name="ce21" table:formula="of:=[.BT11]" office:value-type="float" office:value="0.00532826">
            <text:p>5.33E-003</text:p>
          </table:table-cell>
          <table:table-cell table:style-name="ce21" table:formula="of:=[.BU11]" office:value-type="float" office:value="0.01392858">
            <text:p>1.39E-002</text:p>
          </table:table-cell>
          <table:table-cell table:style-name="ce21" table:formula="of:=[.BV11]" office:value-type="float" office:value="0.03232112">
            <text:p>3.23E-002</text:p>
          </table:table-cell>
          <table:table-cell table:style-name="ce21" table:formula="of:=[.BW11]" office:value-type="float" office:value="0.01092662">
            <text:p>1.09E-002</text:p>
          </table:table-cell>
          <table:table-cell table:style-name="ce21" table:formula="of:=[.BX11]" office:value-type="float" office:value="0.00196857">
            <text:p>1.97E-003</text:p>
          </table:table-cell>
          <table:table-cell table:style-name="ce21" table:formula="of:=[.BY11]" office:value-type="float" office:value="0.002392946">
            <text:p>2.39E-003</text:p>
          </table:table-cell>
          <table:table-cell table:style-name="ce21" table:formula="of:=[.BZ11]" office:value-type="float" office:value="0.006483098">
            <text:p>6.48E-003</text:p>
          </table:table-cell>
          <table:table-cell table:style-name="ce21" table:formula="of:=[.CA11]" office:value-type="float" office:value="0.002331112">
            <text:p>2.33E-003</text:p>
          </table:table-cell>
          <table:table-cell table:style-name="ce21" table:formula="of:=[.CB11]" office:value-type="float" office:value="0.003272826">
            <text:p>3.27E-003</text:p>
          </table:table-cell>
          <table:table-cell table:style-name="ce21" table:formula="of:=[.CC11]" office:value-type="float" office:value="0.008634516">
            <text:p>8.63E-003</text:p>
          </table:table-cell>
          <table:table-cell table:style-name="ce21" table:formula="of:=[.CD11]" office:value-type="float" office:value="0.005179966">
            <text:p>5.18E-003</text:p>
          </table:table-cell>
          <table:table-cell table:style-name="ce21" table:formula="of:=[.CE11]" office:value-type="float" office:value="0.009323702">
            <text:p>9.32E-003</text:p>
          </table:table-cell>
          <table:table-cell table:style-name="ce21" table:formula="of:=[.CF11]" office:value-type="float" office:value="0.02213602">
            <text:p>2.21E-002</text:p>
          </table:table-cell>
          <table:table-cell table:style-name="ce21" table:number-columns-repeated="996"/>
        </table:table-row>
        <table:table-row table:style-name="ro1">
          <table:table-cell table:style-name="ce13" office:value-type="float" office:value="0.2">
            <text:p>2.00E-001</text:p>
          </table:table-cell>
          <table:table-cell table:formula="of:=[.CH11]" office:value-type="float" office:value="0.00822866">
            <text:p>8.23E-003</text:p>
          </table:table-cell>
          <table:table-cell table:formula="of:=[.CI11]" office:value-type="float" office:value="0.02235088">
            <text:p>2.24E-002</text:p>
          </table:table-cell>
          <table:table-cell table:formula="of:=[.CJ11]" office:value-type="float" office:value="0.01501908">
            <text:p>1.50E-002</text:p>
          </table:table-cell>
          <table:table-cell table:style-name="ce21" table:formula="of:=[.CK11]" office:value-type="float" office:value="0.0151122">
            <text:p>1.51E-002</text:p>
          </table:table-cell>
          <table:table-cell table:formula="of:=[.CL11]" office:value-type="float" office:value="0.07188814">
            <text:p>7.19E-002</text:p>
          </table:table-cell>
          <table:table-cell table:formula="of:=[.CM11]" office:value-type="float" office:value="0.0367624">
            <text:p>3.68E-002</text:p>
          </table:table-cell>
          <table:table-cell table:formula="of:=[.CN11]" office:value-type="float" office:value="0.07196006">
            <text:p>7.20E-002</text:p>
          </table:table-cell>
          <table:table-cell table:style-name="ce21" table:formula="of:=[.CO11]" office:value-type="float" office:value="0.5739374">
            <text:p>5.74E-001</text:p>
          </table:table-cell>
          <table:table-cell table:formula="of:=[.CP11]" office:value-type="float" office:value="0.317061">
            <text:p>3.17E-001</text:p>
          </table:table-cell>
          <table:table-cell table:formula="of:=[.CQ11]" office:value-type="float" office:value="0.006596326">
            <text:p>6.60E-003</text:p>
          </table:table-cell>
          <table:table-cell table:formula="of:=[.CR11]" office:value-type="float" office:value="0.011168008">
            <text:p>1.12E-002</text:p>
          </table:table-cell>
          <table:table-cell table:formula="of:=[.CS11]" office:value-type="float" office:value="0.005304118">
            <text:p>5.30E-003</text:p>
          </table:table-cell>
          <table:table-cell table:style-name="ce21" table:formula="of:=[.CT11]" office:value-type="float" office:value="0.00767623">
            <text:p>7.68E-003</text:p>
          </table:table-cell>
          <table:table-cell table:style-name="ce21" table:formula="of:=[.CU11]" office:value-type="float" office:value="0.01517606">
            <text:p>1.52E-002</text:p>
          </table:table-cell>
          <table:table-cell table:style-name="ce21" table:formula="of:=[.CV11]" office:value-type="float" office:value="0.006635472">
            <text:p>6.64E-003</text:p>
          </table:table-cell>
          <table:table-cell table:style-name="ce21" table:formula="of:=[.CW11]" office:value-type="float" office:value="0.01515858">
            <text:p>1.52E-002</text:p>
          </table:table-cell>
          <table:table-cell table:style-name="ce21" table:formula="of:=[.CX11]" office:value-type="float" office:value="0.03475118">
            <text:p>3.48E-002</text:p>
          </table:table-cell>
          <table:table-cell table:style-name="ce21" table:formula="of:=[.CY11]" office:value-type="float" office:value="0.0134362">
            <text:p>1.34E-002</text:p>
          </table:table-cell>
          <table:table-cell table:style-name="ce21" table:formula="of:=[.CZ11]" office:value-type="float" office:value="0.00226076">
            <text:p>2.26E-003</text:p>
          </table:table-cell>
          <table:table-cell table:style-name="ce21" table:formula="of:=[.DA11]" office:value-type="float" office:value="0.003051308">
            <text:p>3.05E-003</text:p>
          </table:table-cell>
          <table:table-cell table:style-name="ce21" table:formula="of:=[.DB11]" office:value-type="float" office:value="0.0072857">
            <text:p>7.29E-003</text:p>
          </table:table-cell>
          <table:table-cell table:style-name="ce21" table:formula="of:=[.DC11]" office:value-type="float" office:value="0.002639858">
            <text:p>2.64E-003</text:p>
          </table:table-cell>
          <table:table-cell table:style-name="ce21" table:formula="of:=[.DD11]" office:value-type="float" office:value="0.004136162">
            <text:p>4.14E-003</text:p>
          </table:table-cell>
          <table:table-cell table:style-name="ce21" table:formula="of:=[.DE11]" office:value-type="float" office:value="0.009563788">
            <text:p>9.56E-003</text:p>
          </table:table-cell>
          <table:table-cell table:style-name="ce21" table:formula="of:=[.DF11]" office:value-type="float" office:value="0.005565044">
            <text:p>5.57E-003</text:p>
          </table:table-cell>
          <table:table-cell table:style-name="ce21" table:formula="of:=[.DG11]" office:value-type="float" office:value="0.011754678">
            <text:p>1.18E-002</text:p>
          </table:table-cell>
          <table:table-cell table:style-name="ce21" table:formula="of:=[.DH11]" office:value-type="float" office:value="0.02585176">
            <text:p>2.59E-002</text:p>
          </table:table-cell>
          <table:table-cell table:style-name="ce21" table:number-columns-repeated="996"/>
        </table:table-row>
        <table:table-row table:style-name="ro1">
          <table:table-cell table:style-name="ce13" office:value-type="float" office:value="0.25">
            <text:p>2.50E-001</text:p>
          </table:table-cell>
          <table:table-cell table:style-name="ce20" table:formula="of:=[.DJ11]" office:value-type="float" office:value="0.008184502">
            <text:p>8.18E-003</text:p>
          </table:table-cell>
          <table:table-cell table:style-name="ce20" table:formula="of:=[.DK11]" office:value-type="float" office:value="0.02156376">
            <text:p>2.16E-002</text:p>
          </table:table-cell>
          <table:table-cell table:style-name="ce20" table:formula="of:=[.DL11]" office:value-type="float" office:value="0.01543782">
            <text:p>1.54E-002</text:p>
          </table:table-cell>
          <table:table-cell table:style-name="ce20" table:formula="of:=[.DM11]" office:value-type="float" office:value="0.01502154">
            <text:p>1.50E-002</text:p>
          </table:table-cell>
          <table:table-cell table:style-name="ce20" table:formula="of:=[.DN11]" office:value-type="float" office:value="0.06969724">
            <text:p>6.97E-002</text:p>
          </table:table-cell>
          <table:table-cell table:style-name="ce20" table:formula="of:=[.DO11]" office:value-type="float" office:value="0.03715464">
            <text:p>3.72E-002</text:p>
          </table:table-cell>
          <table:table-cell table:style-name="ce20" table:formula="of:=[.DP11]" office:value-type="float" office:value="0.0761689">
            <text:p>7.62E-002</text:p>
          </table:table-cell>
          <table:table-cell table:style-name="ce20" table:formula="of:=[.DQ11]" office:value-type="float" office:value="0.5470432">
            <text:p>5.47E-001</text:p>
          </table:table-cell>
          <table:table-cell table:style-name="ce20" table:formula="of:=[.DR11]" office:value-type="float" office:value="0.3294876">
            <text:p>3.29E-001</text:p>
          </table:table-cell>
          <table:table-cell table:style-name="ce20" table:formula="of:=[.DS11]" office:value-type="float" office:value="0.006118198">
            <text:p>6.12E-003</text:p>
          </table:table-cell>
          <table:table-cell table:style-name="ce20" table:formula="of:=[.DT11]" office:value-type="float" office:value="0.010573288">
            <text:p>1.06E-002</text:p>
          </table:table-cell>
          <table:table-cell table:style-name="ce20" table:formula="of:=[.DU11]" office:value-type="float" office:value="0.005516018">
            <text:p>5.52E-003</text:p>
          </table:table-cell>
          <table:table-cell table:style-name="ce20" table:formula="of:=[.DV11]" office:value-type="float" office:value="0.007380196">
            <text:p>7.38E-003</text:p>
          </table:table-cell>
          <table:table-cell table:style-name="ce20" table:formula="of:=[.DW11]" office:value-type="float" office:value="0.01544374">
            <text:p>1.54E-002</text:p>
          </table:table-cell>
          <table:table-cell table:style-name="ce20" table:formula="of:=[.DX11]" office:value-type="float" office:value="0.0067687">
            <text:p>6.77E-003</text:p>
          </table:table-cell>
          <table:table-cell table:style-name="ce20" table:formula="of:=[.DY11]" office:value-type="float" office:value="0.015255646">
            <text:p>1.53E-002</text:p>
          </table:table-cell>
          <table:table-cell table:style-name="ce20" table:formula="of:=[.DZ11]" office:value-type="float" office:value="0.0405486">
            <text:p>4.05E-002</text:p>
          </table:table-cell>
          <table:table-cell table:style-name="ce20" table:formula="of:=[.EA11]" office:value-type="float" office:value="0.01319899">
            <text:p>1.32E-002</text:p>
          </table:table-cell>
          <table:table-cell table:style-name="ce20" table:formula="of:=[.EB11]" office:value-type="float" office:value="0.00191073">
            <text:p>1.91E-003</text:p>
          </table:table-cell>
          <table:table-cell table:style-name="ce20" table:formula="of:=[.EC11]" office:value-type="float" office:value="0.002608502">
            <text:p>2.61E-003</text:p>
          </table:table-cell>
          <table:table-cell table:style-name="ce20" table:formula="of:=[.ED11]" office:value-type="float" office:value="0.007060084">
            <text:p>7.06E-003</text:p>
          </table:table-cell>
          <table:table-cell table:style-name="ce20" table:formula="of:=[.EE11]" office:value-type="float" office:value="0.002360462">
            <text:p>2.36E-003</text:p>
          </table:table-cell>
          <table:table-cell table:style-name="ce20" table:formula="of:=[.EF11]" office:value-type="float" office:value="0.003283392">
            <text:p>3.28E-003</text:p>
          </table:table-cell>
          <table:table-cell table:style-name="ce20" table:formula="of:=[.EG11]" office:value-type="float" office:value="0.009376056">
            <text:p>9.38E-003</text:p>
          </table:table-cell>
          <table:table-cell table:style-name="ce20" table:formula="of:=[.EH11]" office:value-type="float" office:value="0.005211172">
            <text:p>5.21E-003</text:p>
          </table:table-cell>
          <table:table-cell table:style-name="ce20" table:formula="of:=[.EI11]" office:value-type="float" office:value="0.007824458">
            <text:p>7.82E-003</text:p>
          </table:table-cell>
          <table:table-cell table:style-name="ce20" table:formula="of:=[.EJ11]" office:value-type="float" office:value="0.0252057">
            <text:p>2.52E-002</text:p>
          </table:table-cell>
          <table:table-cell table:style-name="ce21" table:number-columns-repeated="996"/>
        </table:table-row>
        <table:table-row table:style-name="ro2">
          <table:table-cell table:style-name="ce5" office:value-type="float" office:value="0.3">
            <text:p>3.00E-001</text:p>
          </table:table-cell>
          <table:table-cell table:style-name="ce25" table:formula="of:=[.EL11]" office:value-type="float" office:value="0.00835719">
            <text:p>8.36E-003</text:p>
          </table:table-cell>
          <table:table-cell table:style-name="ce25" table:formula="of:=[.EM11]" office:value-type="float" office:value="0.02233526">
            <text:p>2.23E-002</text:p>
          </table:table-cell>
          <table:table-cell table:style-name="ce25" table:formula="of:=[.EN11]" office:value-type="float" office:value="0.01609904">
            <text:p>1.61E-002</text:p>
          </table:table-cell>
          <table:table-cell table:style-name="ce25" table:formula="of:=[.EO11]" office:value-type="float" office:value="0.01530336">
            <text:p>1.53E-002</text:p>
          </table:table-cell>
          <table:table-cell table:style-name="ce25" table:formula="of:=[.EP11]" office:value-type="float" office:value="0.0701579">
            <text:p>7.02E-002</text:p>
          </table:table-cell>
          <table:table-cell table:style-name="ce25" table:formula="of:=[.EQ11]" office:value-type="float" office:value="0.03831016">
            <text:p>3.83E-002</text:p>
          </table:table-cell>
          <table:table-cell table:style-name="ce25" table:formula="of:=[.ER11]" office:value-type="float" office:value="0.07526994">
            <text:p>7.53E-002</text:p>
          </table:table-cell>
          <table:table-cell table:style-name="ce25" table:formula="of:=[.ES11]" office:value-type="float" office:value="0.5532056">
            <text:p>5.53E-001</text:p>
          </table:table-cell>
          <table:table-cell table:style-name="ce25" table:formula="of:=[.ET11]" office:value-type="float" office:value="0.3256436">
            <text:p>3.26E-001</text:p>
          </table:table-cell>
          <table:table-cell table:style-name="ce25" table:formula="of:=[.EU11]" office:value-type="float" office:value="0.005956654">
            <text:p>5.96E-003</text:p>
          </table:table-cell>
          <table:table-cell table:style-name="ce25" table:formula="of:=[.EV11]" office:value-type="float" office:value="0.011241506">
            <text:p>1.12E-002</text:p>
          </table:table-cell>
          <table:table-cell table:style-name="ce25" table:formula="of:=[.EW11]" office:value-type="float" office:value="0.00529184">
            <text:p>5.29E-003</text:p>
          </table:table-cell>
          <table:table-cell table:style-name="ce25" table:formula="of:=[.EX11]" office:value-type="float" office:value="0.006963056">
            <text:p>6.96E-003</text:p>
          </table:table-cell>
          <table:table-cell table:style-name="ce25" table:formula="of:=[.EY11]" office:value-type="float" office:value="0.01587622">
            <text:p>1.59E-002</text:p>
          </table:table-cell>
          <table:table-cell table:style-name="ce25" table:formula="of:=[.EZ11]" office:value-type="float" office:value="0.006298924">
            <text:p>6.30E-003</text:p>
          </table:table-cell>
          <table:table-cell table:style-name="ce25" table:formula="of:=[.FA11]" office:value-type="float" office:value="0.0129606">
            <text:p>1.30E-002</text:p>
          </table:table-cell>
          <table:table-cell table:style-name="ce25" table:formula="of:=[.FB11]" office:value-type="float" office:value="0.0405748">
            <text:p>4.06E-002</text:p>
          </table:table-cell>
          <table:table-cell table:style-name="ce25" table:formula="of:=[.FC11]" office:value-type="float" office:value="0.011783452">
            <text:p>1.18E-002</text:p>
          </table:table-cell>
          <table:table-cell table:style-name="ce25" table:formula="of:=[.FD11]" office:value-type="float" office:value="0.002262116">
            <text:p>2.26E-003</text:p>
          </table:table-cell>
          <table:table-cell table:style-name="ce25" table:formula="of:=[.FE11]" office:value-type="float" office:value="0.004313654">
            <text:p>4.31E-003</text:p>
          </table:table-cell>
          <table:table-cell table:style-name="ce25" table:formula="of:=[.FF11]" office:value-type="float" office:value="0.00807389">
            <text:p>8.07E-003</text:p>
          </table:table-cell>
          <table:table-cell table:style-name="ce25" table:formula="of:=[.FG11]" office:value-type="float" office:value="0.00262357">
            <text:p>2.62E-003</text:p>
          </table:table-cell>
          <table:table-cell table:style-name="ce25" table:formula="of:=[.FH11]" office:value-type="float" office:value="0.005374216">
            <text:p>5.37E-003</text:p>
          </table:table-cell>
          <table:table-cell table:style-name="ce25" table:formula="of:=[.FI11]" office:value-type="float" office:value="0.010234998">
            <text:p>1.02E-002</text:p>
          </table:table-cell>
          <table:table-cell table:style-name="ce25" table:formula="of:=[.FJ11]" office:value-type="float" office:value="0.00480289">
            <text:p>4.80E-003</text:p>
          </table:table-cell>
          <table:table-cell table:style-name="ce25" table:formula="of:=[.FK11]" office:value-type="float" office:value="0.012839802">
            <text:p>1.28E-002</text:p>
          </table:table-cell>
          <table:table-cell table:style-name="ce25" table:formula="of:=[.FL11]" office:value-type="float" office:value="0.02651242">
            <text:p>2.65E-002</text:p>
          </table:table-cell>
          <table:table-cell table:style-name="ce21" table:number-columns-repeated="996"/>
        </table:table-row>
        <table:table-row table:style-name="ro1">
          <table:table-cell table:style-name="ce14"/>
          <table:table-cell table:number-columns-repeated="3"/>
          <table:table-cell table:style-name="ce21"/>
          <table:table-cell table:number-columns-repeated="3"/>
          <table:table-cell table:style-name="ce21"/>
          <table:table-cell table:style-name="ce36"/>
          <table:table-cell table:style-name="Default"/>
          <table:table-cell table:style-name="ce42" table:number-columns-spanned="3" table:number-rows-spanned="1"/>
          <table:covered-table-cell table:style-name="Default"/>
          <table:covered-table-cell/>
          <table:table-cell table:number-columns-repeated="1010"/>
        </table:table-row>
        <table:table-row table:style-name="ro1">
          <table:table-cell table:style-name="ce14"/>
          <table:table-cell table:number-columns-repeated="3"/>
          <table:table-cell table:style-name="ce21"/>
          <table:table-cell table:number-columns-repeated="3"/>
          <table:table-cell table:style-name="ce21"/>
          <table:table-cell table:style-name="ce36"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15"/>
          <table:table-cell table:style-name="ce20" table:number-columns-repeated="8"/>
          <table:table-cell table:style-name="ce37"/>
          <table:table-cell table:style-name="Default" table:number-columns-repeated="3"/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2"/>
        </table:table-row>
        <table:table-row table:style-name="ro2">
          <table:table-cell/>
          <table:table-cell table:style-name="ce16"/>
          <table:table-cell/>
          <table:table-cell table:style-name="ce28" table:number-columns-repeated="6"/>
          <table:table-cell/>
          <table:table-cell table:style-name="ce40" table:number-columns-spanned="3" table:number-rows-spanned="1"/>
          <table:covered-table-cell table:style-name="ce43"/>
          <table:covered-table-cell table:style-name="ce43"/>
          <table:table-cell table:style-name="ce30"/>
          <table:table-cell table:style-name="ce40" table:number-columns-spanned="3" table:number-rows-spanned="1"/>
          <table:covered-table-cell table:style-name="ce43"/>
          <table:covered-table-cell table:style-name="ce43"/>
          <table:table-cell table:number-columns-repeated="1007"/>
        </table:table-row>
        <table:table-row table:style-name="ro2">
          <table:table-cell/>
          <table:table-cell table:style-name="ce16"/>
          <table:table-cell/>
          <table:table-cell table:style-name="Default"/>
          <table:table-cell table:number-columns-repeated="8"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16"/>
          <table:table-cell table:style-name="Default"/>
          <table:table-cell table:number-columns-repeated="2"/>
          <table:table-cell>
            <draw:frame table:end-cell-address="Sheet1.K52" table:end-x="0.3146in" table:end-y="0.0402in" draw:z-index="1" draw:style-name="gr1" svg:width="4.663in" svg:height="3.1177in" svg:x="0.0236in" svg:y="0.1102in">
              <draw:object draw:notify-on-update-of-ranges="Sheet1.K18:Sheet1.K18 Sheet1.K20:Sheet1.K26 Sheet1.A20:Sheet1.A26 Sheet1.N18:Sheet1.N18 Sheet1.N20:Sheet1.N26 Sheet1.A20:Sheet1.A26 Sheet1.Q18:Sheet1.Q18 Sheet1.Q20:Sheet1.Q26 Sheet1.A20:Sheet1.A2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/>
          <table:table-cell table:style-name="Default"/>
          <table:table-cell table:number-columns-repeated="2"/>
          <table:table-cell table:style-name="Default">
            <draw:frame table:end-cell-address="Sheet1.O53" table:end-x="0.4823in" table:end-y="0.0126in" draw:z-index="2" draw:style-name="gr1" svg:width="3.5012in" svg:height="3.2571in" svg:x="0.4638in" svg:y="0.1205in">
              <draw:object draw:notify-on-update-of-ranges="Sheet1.T18:Sheet1.T18 Sheet1.T20:Sheet1.T26 Sheet1.A20:Sheet1.A26 Sheet1.W18:Sheet1.W18 Sheet1.W20:Sheet1.W26 Sheet1.A20:Sheet1.A26 Sheet1.Z18:Sheet1.Z18 Sheet1.Z20:Sheet1.Z26 Sheet1.A20:Sheet1.A2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16">
            <draw:frame table:end-cell-address="Sheet1.E53" table:end-x="0.6724in" table:end-y="0.176in" draw:z-index="0" draw:style-name="gr1" svg:width="3.1091in" svg:height="3.2524in" svg:x="0.0102in" svg:y="0.1118in">
              <draw:object draw:notify-on-update-of-ranges="Sheet1.B18:Sheet1.B18 Sheet1.B20:Sheet1.B26 Sheet1.A20:Sheet1.A26 Sheet1.E18:Sheet1.E18 Sheet1.E20:Sheet1.E26 Sheet1.A20:Sheet1.A26 Sheet1.H18:Sheet1.H18 Sheet1.H20:Sheet1.H26 Sheet1.A20:Sheet1.A2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/>
          <table:table-cell table:style-name="ce16"/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/>
          <table:table-cell table:style-name="ce16"/>
          <table:table-cell table:number-columns-repeated="2"/>
          <table:table-cell table:style-name="ce21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/>
          <table:table-cell table:style-name="ce16"/>
          <table:table-cell table:number-columns-repeated="2"/>
          <table:table-cell table:style-name="ce21"/>
          <table:table-cell table:number-columns-repeated="6"/>
          <table:table-cell table:style-name="Default" table:number-columns-repeated="2"/>
          <table:table-cell table:number-columns-repeated="1011"/>
        </table:table-row>
        <table:table-row table:style-name="ro2" table:number-rows-repeated="4">
          <table:table-cell/>
          <table:table-cell table:style-name="ce16"/>
          <table:table-cell table:number-columns-repeated="2"/>
          <table:table-cell table:style-name="ce21"/>
          <table:table-cell table:number-columns-repeated="7"/>
          <table:table-cell table:style-name="Default"/>
          <table:table-cell table:number-columns-repeated="1011"/>
        </table:table-row>
        <table:table-row table:style-name="ro2" table:number-rows-repeated="3">
          <table:table-cell/>
          <table:table-cell table:style-name="ce16"/>
          <table:table-cell table:number-columns-repeated="10"/>
          <table:table-cell table:style-name="Default"/>
          <table:table-cell table:number-columns-repeated="1011"/>
        </table:table-row>
        <table:table-row table:style-name="ro2" table:number-rows-repeated="7">
          <table:table-cell/>
          <table:table-cell table:style-name="ce16"/>
          <table:table-cell table:number-columns-repeated="2"/>
          <table:table-cell table:style-name="ce21"/>
          <table:table-cell table:number-columns-repeated="7"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16"/>
          <table:table-cell table:number-columns-repeated="10"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16"/>
          <table:table-cell table:style-name="Default" table:number-columns-repeated="2"/>
          <table:table-cell/>
          <table:table-cell>
            <draw:frame table:end-cell-address="Sheet1.K71" table:end-x="0.4201in" table:end-y="0.1307in" draw:z-index="5" draw:style-name="gr1" svg:width="4.6591in" svg:height="3.1217in" svg:x="0.1331in" svg:y="0.0201in">
              <draw:object draw:notify-on-update-of-ranges="Sheet1.L18:Sheet1.L18 Sheet1.L20:Sheet1.L26 Sheet1.A20:Sheet1.A26 Sheet1.O18:Sheet1.O18 Sheet1.O20:Sheet1.O26 Sheet1.A20:Sheet1.A26 Sheet1.R18:Sheet1.R18 Sheet1.R20:Sheet1.R26 Sheet1.A20:Sheet1.A2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  <table:table-cell>
            <draw:frame table:end-cell-address="Sheet1.P73" table:end-x="0.0378in" table:end-y="0.0551in" draw:z-index="7" draw:style-name="gr1" svg:width="3.5012in" svg:height="3.2575in" svg:x="0.0193in" svg:y="0.1626in">
              <draw:object draw:notify-on-update-of-ranges="Sheet1.U18:Sheet1.U18 Sheet1.U20:Sheet1.U26 Sheet1.A20:Sheet1.A26 Sheet1.X18:Sheet1.X18 Sheet1.X20:Sheet1.X26 Sheet1.A20:Sheet1.A26 Sheet1.AA18:Sheet1.AA18 Sheet1.AA20:Sheet1.AA26 Sheet1.A20:Sheet1.A26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style-name="Default"/>
          <table:table-cell table:number-columns-repeated="1011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2">
          <table:table-cell/>
          <table:table-cell table:style-name="ce16">
            <draw:frame table:end-cell-address="Sheet1.E74" table:end-x="0.7173in" table:end-y="0.072in" draw:z-index="3" draw:style-name="gr1" svg:width="3.1102in" svg:height="3.2512in" svg:x="0.0539in" svg:y="0.0087in">
              <draw:object draw:notify-on-update-of-ranges="Sheet1.C18:Sheet1.C18 Sheet1.C20:Sheet1.C26 Sheet1.A20:Sheet1.A26 Sheet1.F18:Sheet1.F18 Sheet1.F20:Sheet1.F26 Sheet1.A20:Sheet1.A26 Sheet1.I18:Sheet1.I18 Sheet1.I20:Sheet1.I26 Sheet1.A20:Sheet1.A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2">
          <table:table-cell/>
          <table:table-cell table:style-name="ce16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2">
          <table:table-cell/>
          <table:table-cell table:style-name="ce16"/>
          <table:table-cell/>
          <table:table-cell table:style-name="Default"/>
          <table:table-cell table:style-name="ce21"/>
          <table:table-cell table:style-name="Default"/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2" table:number-rows-repeated="5">
          <table:table-cell/>
          <table:table-cell table:style-name="ce16"/>
          <table:table-cell table:number-columns-repeated="2"/>
          <table:table-cell table:style-name="ce21"/>
          <table:table-cell table:style-name="Default"/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2" table:number-rows-repeated="4">
          <table:table-cell/>
          <table:table-cell table:style-name="ce16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2">
          <table:table-cell/>
          <table:table-cell table:style-name="ce16"/>
          <table:table-cell/>
          <table:table-cell table:style-name="Default"/>
          <table:table-cell table:style-name="ce21"/>
          <table:table-cell table:style-name="Default"/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2" table:number-rows-repeated="4">
          <table:table-cell/>
          <table:table-cell table:style-name="ce16"/>
          <table:table-cell table:number-columns-repeated="2"/>
          <table:table-cell table:style-name="ce21"/>
          <table:table-cell table:style-name="Default"/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2">
          <table:table-cell/>
          <table:table-cell table:style-name="ce16"/>
          <table:table-cell table:number-columns-repeated="2"/>
          <table:table-cell table:style-name="ce21"/>
          <table:table-cell table:style-name="Default">
            <draw:frame table:end-cell-address="Sheet1.K91" table:end-x="0.2988in" table:end-y="0.1in" draw:z-index="6" draw:style-name="gr1" svg:width="4.6591in" svg:height="3.1213in" svg:x="0.0118in" svg:y="0.1669in">
              <draw:object draw:notify-on-update-of-ranges="Sheet1.M18:Sheet1.M18 Sheet1.M20:Sheet1.M26 Sheet1.A20:Sheet1.A26 Sheet1.P18:Sheet1.P18 Sheet1.P20:Sheet1.P26 Sheet1.A20:Sheet1.A26 Sheet1.S18:Sheet1.S18 Sheet1.S20:Sheet1.S26 Sheet1.A20:Sheet1.A26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2">
          <table:table-cell/>
          <table:table-cell table:style-name="ce16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2">
          <table:table-cell>
            <draw:frame table:end-cell-address="Sheet1.E93" table:end-x="0.5953in" table:end-y="0.1252in" draw:z-index="4" draw:style-name="gr1" svg:width="3.1102in" svg:height="3.252in" svg:x="1in" svg:y="0.0614in">
              <draw:object draw:notify-on-update-of-ranges="Sheet1.D18:Sheet1.D18 Sheet1.D20:Sheet1.D26 Sheet1.A20:Sheet1.A26 Sheet1.G18:Sheet1.G18 Sheet1.G20:Sheet1.G26 Sheet1.A20:Sheet1.A26 Sheet1.J18:Sheet1.J18 Sheet1.J20:Sheet1.J26 Sheet1.A20:Sheet1.A2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6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1"/>
          <table:table-cell table:style-name="Default"/>
          <table:table-cell/>
          <table:table-cell>
            <draw:frame table:end-cell-address="Sheet1.P94" table:end-x="0.0378in" table:end-y="0.0594in" draw:z-index="8" draw:style-name="gr1" svg:width="3.5012in" svg:height="3.2575in" svg:x="0.0193in" svg:y="0.1673in">
              <draw:object draw:notify-on-update-of-ranges="Sheet1.V18:Sheet1.V18 Sheet1.V20:Sheet1.V26 Sheet1.A20:Sheet1.A26 Sheet1.Y18:Sheet1.Y18 Sheet1.Y20:Sheet1.Y26 Sheet1.A20:Sheet1.A26 Sheet1.AB18:Sheet1.AB18 Sheet1.AB20:Sheet1.AB26 Sheet1.A20:Sheet1.A26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12"/>
        </table:table-row>
        <table:table-row table:style-name="ro2" table:number-rows-repeated="2">
          <table:table-cell/>
          <table:table-cell table:style-name="ce16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2">
          <table:table-cell/>
          <table:table-cell table:style-name="ce16"/>
          <table:table-cell/>
          <table:table-cell table:style-name="Default"/>
          <table:table-cell table:style-name="ce21"/>
          <table:table-cell table:style-name="Default"/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2" table:number-rows-repeated="35">
          <table:table-cell/>
          <table:table-cell table:style-name="ce16"/>
          <table:table-cell table:number-columns-repeated="2"/>
          <table:table-cell table:style-name="ce21"/>
          <table:table-cell table:style-name="Default"/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1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0">10/20/2010</text:date>, <text:time>09:5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4T09:04:06</meta:creation-date>
    <dc:date>2010-10-20T09:50:51</dc:date>
    <meta:editing-duration>PT10H16M15S</meta:editing-duration>
    <meta:editing-cycles>74</meta:editing-cycles>
    <meta:generator>OpenOffice.org/3.1$Linux OpenOffice.org_project/310m21$Build-9319</meta:generator>
    <meta:document-statistic meta:table-count="3" meta:cell-count="1568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0.0001" chart:maximum="1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7.901cm" svg:height="8.259cm" chart:class="chart:scatter" chart:style-name="ch1">
        <chart:title svg:x="2.64cm" svg:y="0.166cm" chart:style-name="ch2">
          <text:p>whole domain</text:p>
        </chart:title>
        <chart:legend chart:legend-position="top" svg:x="3.287cm" svg:y="0.662cm" chart:style-name="ch3"/>
        <chart:plot-area chart:style-name="ch4" table:cell-range-address="Sheet1.A20:Sheet1.A26 Sheet1.C18:Sheet1.C18 Sheet1.C20:Sheet1.C26 Sheet1.F18:Sheet1.F18 Sheet1.F20:Sheet1.F26 Sheet1.I18:Sheet1.I18 Sheet1.I20:Sheet1.I26" chart:data-source-has-labels="row" svg:x="0.233cm" svg:y="0.602cm" svg:width="7.422cm" svg:height="7.669cm">
          <chart:axis chart:dimension="x" chart:name="primary-x" chart:style-name="ch5">
            <chart:title svg:x="2.919cm" svg:y="7.853cm" chart:style-name="ch6">
              <text:p>perturbation factor</text:p>
            </chart:title>
          </chart:axis>
          <chart:axis chart:dimension="y" chart:name="primary-y" chart:style-name="ch7">
            <chart:title svg:x="0.276cm" svg:y="7.532cm" chart:style-name="ch8">
              <text:p>error u (normalized withshock-induced velocity)</text:p>
            </chart:title>
            <chart:grid chart:style-name="ch9" chart:class="major"/>
          </chart:axis>
          <chart:series chart:style-name="ch10" chart:values-cell-range-address="Sheet1.C20:Sheet1.C26" chart:label-cell-address="Sheet1.C18:Sheet1.C18" chart:class="chart:scatter">
            <chart:domain table:cell-range-address="Sheet1.A20:Sheet1.A26"/>
            <chart:data-point chart:repeated="7"/>
          </chart:series>
          <chart:series chart:style-name="ch11" chart:values-cell-range-address="Sheet1.F20:Sheet1.F26" chart:label-cell-address="Sheet1.F18:Sheet1.F18" chart:class="chart:scatter">
            <chart:data-point chart:repeated="7"/>
          </chart:series>
          <chart:series chart:style-name="ch12" chart:values-cell-range-address="Sheet1.I20:Sheet1.I26" chart:label-cell-address="Sheet1.I18:Sheet1.I18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18:Sheet1.C18">L1_u</text:p>
              </table:table-cell>
              <table:table-cell office:value-type="string">
                <text:p text:id="Sheet1.F18:Sheet1.F18">L2_u</text:p>
              </table:table-cell>
              <table:table-cell office:value-type="string">
                <text:p text:id="Sheet1.I18:Sheet1.I18">Linf_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213968">
                <text:p text:id="Sheet1.C20:Sheet1.C26">0.0213968</text:p>
              </table:table-cell>
              <table:table-cell office:value-type="float" office:value="0.0727847">
                <text:p text:id="Sheet1.F20:Sheet1.F26">0.0727847</text:p>
              </table:table-cell>
              <table:table-cell office:value-type="float" office:value="0.5894">
                <text:p text:id="Sheet1.I20:Sheet1.I26">0.58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210652">
                <text:p>0.0210652</text:p>
              </table:table-cell>
              <table:table-cell office:value-type="float" office:value="0.07064616">
                <text:p>0.07064616</text:p>
              </table:table-cell>
              <table:table-cell office:value-type="float" office:value="0.562563">
                <text:p>0.5625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2128886">
                <text:p>0.02128886</text:p>
              </table:table-cell>
              <table:table-cell office:value-type="float" office:value="0.07071728">
                <text:p>0.07071728</text:p>
              </table:table-cell>
              <table:table-cell office:value-type="float" office:value="0.563687">
                <text:p>0.5636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213284">
                <text:p>0.0213284</text:p>
              </table:table-cell>
              <table:table-cell office:value-type="float" office:value="0.0691388">
                <text:p>0.0691388</text:p>
              </table:table-cell>
              <table:table-cell office:value-type="float" office:value="0.5379298">
                <text:p>0.53792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2235088">
                <text:p>0.02235088</text:p>
              </table:table-cell>
              <table:table-cell office:value-type="float" office:value="0.07188814">
                <text:p>0.07188814</text:p>
              </table:table-cell>
              <table:table-cell office:value-type="float" office:value="0.5739374">
                <text:p>0.57393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2156376">
                <text:p>0.02156376</text:p>
              </table:table-cell>
              <table:table-cell office:value-type="float" office:value="0.06969724">
                <text:p>0.06969724</text:p>
              </table:table-cell>
              <table:table-cell office:value-type="float" office:value="0.5470432">
                <text:p>0.54704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2233526">
                <text:p>0.02233526</text:p>
              </table:table-cell>
              <table:table-cell office:value-type="float" office:value="0.0701579">
                <text:p>0.0701579</text:p>
              </table:table-cell>
              <table:table-cell office:value-type="float" office:value="0.5532056">
                <text:p>0.55320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0.0001" chart:maximum="1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7.901cm" svg:height="8.261cm" chart:class="chart:scatter" chart:style-name="ch1">
        <chart:title svg:x="2.64cm" svg:y="0.166cm" chart:style-name="ch2">
          <text:p>whole domain</text:p>
        </chart:title>
        <chart:legend chart:legend-position="top" svg:x="3.287cm" svg:y="0.664cm" chart:style-name="ch3"/>
        <chart:plot-area chart:style-name="ch4" table:cell-range-address="Sheet1.A20:Sheet1.A26 Sheet1.D18:Sheet1.D18 Sheet1.D20:Sheet1.D26 Sheet1.G18:Sheet1.G18 Sheet1.G20:Sheet1.G26 Sheet1.J18:Sheet1.J18 Sheet1.J20:Sheet1.J26" chart:data-source-has-labels="row" svg:x="0.233cm" svg:y="0.603cm" svg:width="7.422cm" svg:height="7.669cm">
          <chart:axis chart:dimension="x" chart:name="primary-x" chart:style-name="ch5">
            <chart:title svg:x="2.919cm" svg:y="7.855cm" chart:style-name="ch6">
              <text:p>perturbation factor</text:p>
            </chart:title>
          </chart:axis>
          <chart:axis chart:dimension="y" chart:name="primary-y" chart:style-name="ch7">
            <chart:title svg:x="0.276cm" svg:y="8.552cm" chart:style-name="ch8">
              <text:p>errore (normalized with high pressure section internal energy</text:p>
            </chart:title>
            <chart:grid chart:style-name="ch9" chart:class="major"/>
          </chart:axis>
          <chart:series chart:style-name="ch10" chart:values-cell-range-address="Sheet1.D20:Sheet1.D26" chart:label-cell-address="Sheet1.D18:Sheet1.D18" chart:class="chart:scatter">
            <chart:domain table:cell-range-address="Sheet1.A20:Sheet1.A26"/>
            <chart:data-point chart:repeated="7"/>
          </chart:series>
          <chart:series chart:style-name="ch11" chart:values-cell-range-address="Sheet1.G20:Sheet1.G26" chart:label-cell-address="Sheet1.G18:Sheet1.G18" chart:class="chart:scatter">
            <chart:data-point chart:repeated="7"/>
          </chart:series>
          <chart:series chart:style-name="ch12" chart:values-cell-range-address="Sheet1.J20:Sheet1.J26" chart:label-cell-address="Sheet1.J18:Sheet1.J18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D18:Sheet1.D18">L1e</text:p>
              </table:table-cell>
              <table:table-cell office:value-type="string">
                <text:p text:id="Sheet1.G18:Sheet1.G18">L2e</text:p>
              </table:table-cell>
              <table:table-cell office:value-type="string">
                <text:p text:id="Sheet1.J18:Sheet1.J18">Linf_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134211">
                <text:p text:id="Sheet1.D20:Sheet1.D26">0.0134211</text:p>
              </table:table-cell>
              <table:table-cell office:value-type="float" office:value="0.037364">
                <text:p text:id="Sheet1.G20:Sheet1.G26">0.037364</text:p>
              </table:table-cell>
              <table:table-cell office:value-type="float" office:value="0.332762">
                <text:p text:id="Sheet1.J20:Sheet1.J26">0.33276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1364058">
                <text:p>0.01364058</text:p>
              </table:table-cell>
              <table:table-cell office:value-type="float" office:value="0.03716324">
                <text:p>0.03716324</text:p>
              </table:table-cell>
              <table:table-cell office:value-type="float" office:value="0.3312402">
                <text:p>0.33124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1413834">
                <text:p>0.01413834</text:p>
              </table:table-cell>
              <table:table-cell office:value-type="float" office:value="0.03758186">
                <text:p>0.03758186</text:p>
              </table:table-cell>
              <table:table-cell office:value-type="float" office:value="0.3339792">
                <text:p>0.33397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1462792">
                <text:p>0.01462792</text:p>
              </table:table-cell>
              <table:table-cell office:value-type="float" office:value="0.03724982">
                <text:p>0.03724982</text:p>
              </table:table-cell>
              <table:table-cell office:value-type="float" office:value="0.329084">
                <text:p>0.3290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1501908">
                <text:p>0.01501908</text:p>
              </table:table-cell>
              <table:table-cell office:value-type="float" office:value="0.0367624">
                <text:p>0.0367624</text:p>
              </table:table-cell>
              <table:table-cell office:value-type="float" office:value="0.317061">
                <text:p>0.3170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1543782">
                <text:p>0.01543782</text:p>
              </table:table-cell>
              <table:table-cell office:value-type="float" office:value="0.03715464">
                <text:p>0.03715464</text:p>
              </table:table-cell>
              <table:table-cell office:value-type="float" office:value="0.3294876">
                <text:p>0.32948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1609904">
                <text:p>0.01609904</text:p>
              </table:table-cell>
              <table:table-cell office:value-type="float" office:value="0.03831016">
                <text:p>0.03831016</text:p>
              </table:table-cell>
              <table:table-cell office:value-type="float" office:value="0.3256436">
                <text:p>0.32564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1.835cm" svg:height="7.93cm" chart:class="chart:scatter" chart:style-name="ch1">
        <chart:legend chart:legend-position="top" svg:x="5.735cm" svg:y="0.563cm" chart:style-name="ch2"/>
        <chart:plot-area chart:style-name="ch3" table:cell-range-address="Sheet1.A20:Sheet1.A26 Sheet1.L18:Sheet1.L18 Sheet1.L20:Sheet1.L26 Sheet1.O18:Sheet1.O18 Sheet1.O20:Sheet1.O26 Sheet1.R18:Sheet1.R18 Sheet1.R20:Sheet1.R26" chart:data-source-has-labels="row" svg:x="0.391cm" svg:y="0.346cm" svg:width="11.014cm" svg:height="7.447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20:Sheet1.L26" chart:label-cell-address="Sheet1.L18:Sheet1.L18" chart:class="chart:scatter">
            <chart:domain table:cell-range-address="Sheet1.A20:Sheet1.A26"/>
            <chart:data-point chart:repeated="7"/>
          </chart:series>
          <chart:series chart:style-name="ch8" chart:values-cell-range-address="Sheet1.O20:Sheet1.O26" chart:label-cell-address="Sheet1.O18:Sheet1.O18" chart:class="chart:scatter">
            <chart:data-point chart:repeated="7"/>
          </chart:series>
          <chart:series chart:style-name="ch9" chart:values-cell-range-address="Sheet1.R20:Sheet1.R26" chart:label-cell-address="Sheet1.R18:Sheet1.R1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L18:Sheet1.L18">L1_u3</text:p>
              </table:table-cell>
              <table:table-cell office:value-type="string">
                <text:p text:id="Sheet1.O18:Sheet1.O18">L2_u3</text:p>
              </table:table-cell>
              <table:table-cell office:value-type="string">
                <text:p text:id="Sheet1.R18:Sheet1.R18">Linf_u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774985">
                <text:p text:id="Sheet1.L20:Sheet1.L26">0.00774985</text:p>
              </table:table-cell>
              <table:table-cell office:value-type="float" office:value="0.0108845">
                <text:p text:id="Sheet1.O20:Sheet1.O26">0.0108845</text:p>
              </table:table-cell>
              <table:table-cell office:value-type="float" office:value="0.0281343">
                <text:p text:id="Sheet1.R20:Sheet1.R26">0.028134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7794724">
                <text:p>0.007794724</text:p>
              </table:table-cell>
              <table:table-cell office:value-type="float" office:value="0.01089404">
                <text:p>0.01089404</text:p>
              </table:table-cell>
              <table:table-cell office:value-type="float" office:value="0.02783628">
                <text:p>0.027836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8905766">
                <text:p>0.008905766</text:p>
              </table:table-cell>
              <table:table-cell office:value-type="float" office:value="0.01271766">
                <text:p>0.01271766</text:p>
              </table:table-cell>
              <table:table-cell office:value-type="float" office:value="0.03221478">
                <text:p>0.032214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9444348">
                <text:p>0.009444348</text:p>
              </table:table-cell>
              <table:table-cell office:value-type="float" office:value="0.01290096">
                <text:p>0.01290096</text:p>
              </table:table-cell>
              <table:table-cell office:value-type="float" office:value="0.03232112">
                <text:p>0.03232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11168008">
                <text:p>0.011168008</text:p>
              </table:table-cell>
              <table:table-cell office:value-type="float" office:value="0.01517606">
                <text:p>0.01517606</text:p>
              </table:table-cell>
              <table:table-cell office:value-type="float" office:value="0.03475118">
                <text:p>0.034751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10573288">
                <text:p>0.010573288</text:p>
              </table:table-cell>
              <table:table-cell office:value-type="float" office:value="0.01544374">
                <text:p>0.01544374</text:p>
              </table:table-cell>
              <table:table-cell office:value-type="float" office:value="0.0405486">
                <text:p>0.04054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11241506">
                <text:p>0.011241506</text:p>
              </table:table-cell>
              <table:table-cell office:value-type="float" office:value="0.01587622">
                <text:p>0.01587622</text:p>
              </table:table-cell>
              <table:table-cell office:value-type="float" office:value="0.0405748">
                <text:p>0.04057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0.0001" chart:maximum="1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7.898cm" svg:height="8.262cm" chart:class="chart:scatter" chart:style-name="ch1">
        <chart:title svg:x="2.639cm" svg:y="0.166cm" chart:style-name="ch2">
          <text:p>whole domain</text:p>
        </chart:title>
        <chart:legend chart:legend-position="top" svg:x="3.284cm" svg:y="0.663cm" chart:style-name="ch3"/>
        <chart:plot-area chart:style-name="ch4" table:cell-range-address="Sheet1.A20:Sheet1.B26 Sheet1.B18:Sheet1.B18 Sheet1.E18:Sheet1.E18 Sheet1.E20:Sheet1.E26 Sheet1.H18:Sheet1.H18 Sheet1.H20:Sheet1.H26" chart:data-source-has-labels="row" svg:x="0.23cm" svg:y="0.604cm" svg:width="7.421cm" svg:height="7.672cm">
          <chart:axis chart:dimension="x" chart:name="primary-x" chart:style-name="ch5">
            <chart:title svg:x="2.916cm" svg:y="7.856cm" chart:style-name="ch6">
              <text:p>perturbation factor</text:p>
            </chart:title>
          </chart:axis>
          <chart:axis chart:dimension="y" chart:name="primary-y" chart:style-name="ch7">
            <chart:title svg:x="0.274cm" svg:y="8.235cm" chart:style-name="ch8">
              <text:p>error rho (normalized with high pressure section density)</text:p>
            </chart:title>
            <chart:grid chart:style-name="ch9" chart:class="major"/>
          </chart:axis>
          <chart:series chart:style-name="ch10" chart:values-cell-range-address="Sheet1.B20:Sheet1.B26" chart:label-cell-address="Sheet1.B18:Sheet1.B18" chart:class="chart:scatter">
            <chart:domain table:cell-range-address="Sheet1.A20:Sheet1.A26"/>
            <chart:data-point chart:repeated="7"/>
          </chart:series>
          <chart:series chart:style-name="ch11" chart:values-cell-range-address="Sheet1.E20:Sheet1.E26" chart:label-cell-address="Sheet1.E18:Sheet1.E18" chart:class="chart:scatter">
            <chart:data-point chart:repeated="7"/>
          </chart:series>
          <chart:series chart:style-name="ch12" chart:values-cell-range-address="Sheet1.H20:Sheet1.H26" chart:label-cell-address="Sheet1.H18:Sheet1.H18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8:Sheet1.B18">L1_rho</text:p>
              </table:table-cell>
              <table:table-cell office:value-type="string">
                <text:p text:id="Sheet1.E18:Sheet1.E18">L2_rho</text:p>
              </table:table-cell>
              <table:table-cell office:value-type="string">
                <text:p text:id="Sheet1.H18:Sheet1.H18">Linf_rh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743272">
                <text:p text:id="Sheet1.B20:Sheet1.B26">0.00743272</text:p>
              </table:table-cell>
              <table:table-cell office:value-type="float" office:value="0.0147253">
                <text:p text:id="Sheet1.E20:Sheet1.E26">0.0147253</text:p>
              </table:table-cell>
              <table:table-cell office:value-type="float" office:value="0.0700971">
                <text:p text:id="Sheet1.H20:Sheet1.H26">0.07009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7565942">
                <text:p>0.007565942</text:p>
              </table:table-cell>
              <table:table-cell office:value-type="float" office:value="0.0148574">
                <text:p>0.0148574</text:p>
              </table:table-cell>
              <table:table-cell office:value-type="float" office:value="0.07339604">
                <text:p>0.073396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777008">
                <text:p>0.00777008</text:p>
              </table:table-cell>
              <table:table-cell office:value-type="float" office:value="0.01493378">
                <text:p>0.01493378</text:p>
              </table:table-cell>
              <table:table-cell office:value-type="float" office:value="0.0733627">
                <text:p>0.07336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7998896">
                <text:p>0.007998896</text:p>
              </table:table-cell>
              <table:table-cell office:value-type="float" office:value="0.01516368">
                <text:p>0.01516368</text:p>
              </table:table-cell>
              <table:table-cell office:value-type="float" office:value="0.07655622">
                <text:p>0.076556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822866">
                <text:p>0.00822866</text:p>
              </table:table-cell>
              <table:table-cell office:value-type="float" office:value="0.0151122">
                <text:p>0.0151122</text:p>
              </table:table-cell>
              <table:table-cell office:value-type="float" office:value="0.07196006">
                <text:p>0.07196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8184502">
                <text:p>0.008184502</text:p>
              </table:table-cell>
              <table:table-cell office:value-type="float" office:value="0.01502154">
                <text:p>0.01502154</text:p>
              </table:table-cell>
              <table:table-cell office:value-type="float" office:value="0.0761689">
                <text:p>0.07616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0835719">
                <text:p>0.00835719</text:p>
              </table:table-cell>
              <table:table-cell office:value-type="float" office:value="0.01530336">
                <text:p>0.01530336</text:p>
              </table:table-cell>
              <table:table-cell office:value-type="float" office:value="0.07526994">
                <text:p>0.075269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1.845cm" svg:height="7.92cm" chart:class="chart:scatter" chart:style-name="ch1">
        <chart:legend chart:legend-position="top" svg:x="5.74cm" svg:y="0.56cm" chart:style-name="ch2"/>
        <chart:plot-area chart:style-name="ch3" table:cell-range-address="Sheet1.A20:Sheet1.A26 Sheet1.K18:Sheet1.K18 Sheet1.K20:Sheet1.K26 Sheet1.N18:Sheet1.N18 Sheet1.N20:Sheet1.N26 Sheet1.Q18:Sheet1.Q18 Sheet1.Q20:Sheet1.Q26" chart:data-source-has-labels="row" svg:x="0.392cm" svg:y="0.344cm" svg:width="11.021cm" svg:height="7.44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20:Sheet1.K26" chart:label-cell-address="Sheet1.K18:Sheet1.K18" chart:class="chart:scatter">
            <chart:domain table:cell-range-address="Sheet1.A20:Sheet1.A26"/>
            <chart:data-point chart:repeated="7"/>
          </chart:series>
          <chart:series chart:style-name="ch8" chart:values-cell-range-address="Sheet1.N20:Sheet1.N26" chart:label-cell-address="Sheet1.N18:Sheet1.N18" chart:class="chart:scatter">
            <chart:data-point chart:repeated="7"/>
          </chart:series>
          <chart:series chart:style-name="ch9" chart:values-cell-range-address="Sheet1.Q20:Sheet1.Q26" chart:label-cell-address="Sheet1.Q18:Sheet1.Q1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K18:Sheet1.K18">L1_rho3</text:p>
              </table:table-cell>
              <table:table-cell office:value-type="string">
                <text:p text:id="Sheet1.N18:Sheet1.N18">L2_rho3</text:p>
              </table:table-cell>
              <table:table-cell office:value-type="string">
                <text:p text:id="Sheet1.Q18:Sheet1.Q18">Linf_rho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518855">
                <text:p text:id="Sheet1.K20:Sheet1.K26">0.00518855</text:p>
              </table:table-cell>
              <table:table-cell office:value-type="float" office:value="0.00614149">
                <text:p text:id="Sheet1.N20:Sheet1.N26">0.00614149</text:p>
              </table:table-cell>
              <table:table-cell office:value-type="float" office:value="0.0128661">
                <text:p text:id="Sheet1.Q20:Sheet1.Q26">0.012866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5233132">
                <text:p>0.005233132</text:p>
              </table:table-cell>
              <table:table-cell office:value-type="float" office:value="0.00619485">
                <text:p>0.00619485</text:p>
              </table:table-cell>
              <table:table-cell office:value-type="float" office:value="0.01296998">
                <text:p>0.01296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5465646">
                <text:p>0.005465646</text:p>
              </table:table-cell>
              <table:table-cell office:value-type="float" office:value="0.006524698">
                <text:p>0.006524698</text:p>
              </table:table-cell>
              <table:table-cell office:value-type="float" office:value="0.01367008">
                <text:p>0.01367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5683016">
                <text:p>0.005683016</text:p>
              </table:table-cell>
              <table:table-cell office:value-type="float" office:value="0.00691779">
                <text:p>0.00691779</text:p>
              </table:table-cell>
              <table:table-cell office:value-type="float" office:value="0.01392858">
                <text:p>0.013928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6596326">
                <text:p>0.006596326</text:p>
              </table:table-cell>
              <table:table-cell office:value-type="float" office:value="0.00767623">
                <text:p>0.00767623</text:p>
              </table:table-cell>
              <table:table-cell office:value-type="float" office:value="0.01515858">
                <text:p>0.015158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6118198">
                <text:p>0.006118198</text:p>
              </table:table-cell>
              <table:table-cell office:value-type="float" office:value="0.007380196">
                <text:p>0.007380196</text:p>
              </table:table-cell>
              <table:table-cell office:value-type="float" office:value="0.015255646">
                <text:p>0.015255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05956654">
                <text:p>0.005956654</text:p>
              </table:table-cell>
              <table:table-cell office:value-type="float" office:value="0.006963056">
                <text:p>0.006963056</text:p>
              </table:table-cell>
              <table:table-cell office:value-type="float" office:value="0.0129606">
                <text:p>0.01296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894cm" svg:height="8.274cm" chart:class="chart:scatter" chart:style-name="ch1">
        <chart:legend chart:legend-position="top" svg:x="3.808cm" svg:y="0.577cm" chart:style-name="ch2"/>
        <chart:plot-area chart:style-name="ch3" table:cell-range-address="Sheet1.A20:Sheet1.A26 Sheet1.T18:Sheet1.T18 Sheet1.T20:Sheet1.T26 Sheet1.W18:Sheet1.W18 Sheet1.W20:Sheet1.W26 Sheet1.Z18:Sheet1.Z18 Sheet1.Z20:Sheet1.Z26" chart:data-source-has-labels="row" svg:x="0.362cm" svg:y="0.147cm" svg:width="8.255cm" svg:height="7.769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T20:Sheet1.T26" chart:label-cell-address="Sheet1.T18:Sheet1.T18" chart:class="chart:scatter">
            <chart:domain table:cell-range-address="Sheet1.A20:Sheet1.A26"/>
            <chart:data-point chart:repeated="7"/>
          </chart:series>
          <chart:series chart:style-name="ch8" chart:values-cell-range-address="Sheet1.W20:Sheet1.W26" chart:label-cell-address="Sheet1.W18:Sheet1.W18" chart:class="chart:scatter">
            <chart:data-point chart:repeated="7"/>
          </chart:series>
          <chart:series chart:style-name="ch9" chart:values-cell-range-address="Sheet1.Z20:Sheet1.Z26" chart:label-cell-address="Sheet1.Z18:Sheet1.Z1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T18:Sheet1.T18">L1_rho2</text:p>
              </table:table-cell>
              <table:table-cell office:value-type="string">
                <text:p text:id="Sheet1.W18:Sheet1.W18">L2_rho2</text:p>
              </table:table-cell>
              <table:table-cell office:value-type="string">
                <text:p text:id="Sheet1.Z18:Sheet1.Z18">Linf_rho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2032">
                <text:p text:id="Sheet1.T20:Sheet1.T26">0.002032</text:p>
              </table:table-cell>
              <table:table-cell office:value-type="float" office:value="0.00230973">
                <text:p text:id="Sheet1.W20:Sheet1.W26">0.00230973</text:p>
              </table:table-cell>
              <table:table-cell office:value-type="float" office:value="0.0047081">
                <text:p text:id="Sheet1.Z20:Sheet1.Z26">0.004708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2000014">
                <text:p>0.002000014</text:p>
              </table:table-cell>
              <table:table-cell office:value-type="float" office:value="0.002307074">
                <text:p>0.002307074</text:p>
              </table:table-cell>
              <table:table-cell office:value-type="float" office:value="0.004767962">
                <text:p>0.0047679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2033598">
                <text:p>0.002033598</text:p>
              </table:table-cell>
              <table:table-cell office:value-type="float" office:value="0.00236649">
                <text:p>0.00236649</text:p>
              </table:table-cell>
              <table:table-cell office:value-type="float" office:value="0.004831928">
                <text:p>0.0048319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196857">
                <text:p>0.00196857</text:p>
              </table:table-cell>
              <table:table-cell office:value-type="float" office:value="0.002331112">
                <text:p>0.002331112</text:p>
              </table:table-cell>
              <table:table-cell office:value-type="float" office:value="0.005179966">
                <text:p>0.0051799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226076">
                <text:p>0.00226076</text:p>
              </table:table-cell>
              <table:table-cell office:value-type="float" office:value="0.002639858">
                <text:p>0.002639858</text:p>
              </table:table-cell>
              <table:table-cell office:value-type="float" office:value="0.005565044">
                <text:p>0.0055650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191073">
                <text:p>0.00191073</text:p>
              </table:table-cell>
              <table:table-cell office:value-type="float" office:value="0.002360462">
                <text:p>0.002360462</text:p>
              </table:table-cell>
              <table:table-cell office:value-type="float" office:value="0.005211172">
                <text:p>0.0052111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02262116">
                <text:p>0.002262116</text:p>
              </table:table-cell>
              <table:table-cell office:value-type="float" office:value="0.00262357">
                <text:p>0.00262357</text:p>
              </table:table-cell>
              <table:table-cell office:value-type="float" office:value="0.00480289">
                <text:p>0.004802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1.835cm" svg:height="7.929cm" chart:class="chart:scatter" chart:style-name="ch1">
        <chart:legend chart:legend-position="top" svg:x="5.735cm" svg:y="0.562cm" chart:style-name="ch2"/>
        <chart:plot-area chart:style-name="ch3" table:cell-range-address="Sheet1.A20:Sheet1.A26 Sheet1.M18:Sheet1.M18 Sheet1.M20:Sheet1.M26 Sheet1.P18:Sheet1.P18 Sheet1.P20:Sheet1.P26 Sheet1.S18:Sheet1.S18 Sheet1.S20:Sheet1.S26" chart:data-source-has-labels="row" svg:x="0.391cm" svg:y="0.345cm" svg:width="11.014cm" svg:height="7.44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M20:Sheet1.M26" chart:label-cell-address="Sheet1.M18:Sheet1.M18" chart:class="chart:scatter">
            <chart:domain table:cell-range-address="Sheet1.A20:Sheet1.A26"/>
            <chart:data-point chart:repeated="7"/>
          </chart:series>
          <chart:series chart:style-name="ch8" chart:values-cell-range-address="Sheet1.P20:Sheet1.P26" chart:label-cell-address="Sheet1.P18:Sheet1.P18" chart:class="chart:scatter">
            <chart:data-point chart:repeated="7"/>
          </chart:series>
          <chart:series chart:style-name="ch9" chart:values-cell-range-address="Sheet1.S20:Sheet1.S26" chart:label-cell-address="Sheet1.S18:Sheet1.S1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M18:Sheet1.M18">L1e3</text:p>
              </table:table-cell>
              <table:table-cell office:value-type="string">
                <text:p text:id="Sheet1.P18:Sheet1.P18">L2e3</text:p>
              </table:table-cell>
              <table:table-cell office:value-type="string">
                <text:p text:id="Sheet1.S18:Sheet1.S18">Linf_e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395013">
                <text:p text:id="Sheet1.M20:Sheet1.M26">0.00395013</text:p>
              </table:table-cell>
              <table:table-cell office:value-type="float" office:value="0.00437795">
                <text:p text:id="Sheet1.P20:Sheet1.P26">0.00437795</text:p>
              </table:table-cell>
              <table:table-cell office:value-type="float" office:value="0.00874291">
                <text:p text:id="Sheet1.S20:Sheet1.S26">0.008742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395179">
                <text:p>0.00395179</text:p>
              </table:table-cell>
              <table:table-cell office:value-type="float" office:value="0.004527886">
                <text:p>0.004527886</text:p>
              </table:table-cell>
              <table:table-cell office:value-type="float" office:value="0.009049544">
                <text:p>0.0090495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4102924">
                <text:p>0.004102924</text:p>
              </table:table-cell>
              <table:table-cell office:value-type="float" office:value="0.005154388">
                <text:p>0.005154388</text:p>
              </table:table-cell>
              <table:table-cell office:value-type="float" office:value="0.01005741">
                <text:p>0.010057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4310674">
                <text:p>0.004310674</text:p>
              </table:table-cell>
              <table:table-cell office:value-type="float" office:value="0.00532826">
                <text:p>0.00532826</text:p>
              </table:table-cell>
              <table:table-cell office:value-type="float" office:value="0.01092662">
                <text:p>0.010926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5304118">
                <text:p>0.005304118</text:p>
              </table:table-cell>
              <table:table-cell office:value-type="float" office:value="0.006635472">
                <text:p>0.006635472</text:p>
              </table:table-cell>
              <table:table-cell office:value-type="float" office:value="0.0134362">
                <text:p>0.01343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5516018">
                <text:p>0.005516018</text:p>
              </table:table-cell>
              <table:table-cell office:value-type="float" office:value="0.0067687">
                <text:p>0.0067687</text:p>
              </table:table-cell>
              <table:table-cell office:value-type="float" office:value="0.01319899">
                <text:p>0.01319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0529184">
                <text:p>0.00529184</text:p>
              </table:table-cell>
              <table:table-cell office:value-type="float" office:value="0.006298924">
                <text:p>0.006298924</text:p>
              </table:table-cell>
              <table:table-cell office:value-type="float" office:value="0.011783452">
                <text:p>0.01178345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894cm" svg:height="8.275cm" chart:class="chart:scatter" chart:style-name="ch1">
        <chart:legend chart:legend-position="top" svg:x="3.808cm" svg:y="0.577cm" chart:style-name="ch2"/>
        <chart:plot-area chart:style-name="ch3" table:cell-range-address="Sheet1.A20:Sheet1.A26 Sheet1.U18:Sheet1.U18 Sheet1.U20:Sheet1.U26 Sheet1.X18:Sheet1.X18 Sheet1.X20:Sheet1.X26 Sheet1.AA18:Sheet1.AA18 Sheet1.AA20:Sheet1.AA26" chart:data-source-has-labels="row" svg:x="0.362cm" svg:y="0.147cm" svg:width="8.255cm" svg:height="7.769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20:Sheet1.U26" chart:label-cell-address="Sheet1.U18:Sheet1.U18" chart:class="chart:scatter">
            <chart:domain table:cell-range-address="Sheet1.A20:Sheet1.A26"/>
            <chart:data-point chart:repeated="7"/>
          </chart:series>
          <chart:series chart:style-name="ch8" chart:values-cell-range-address="Sheet1.X20:Sheet1.X26" chart:label-cell-address="Sheet1.X18:Sheet1.X18" chart:class="chart:scatter">
            <chart:data-point chart:repeated="7"/>
          </chart:series>
          <chart:series chart:style-name="ch9" chart:values-cell-range-address="Sheet1.AA20:Sheet1.AA26" chart:label-cell-address="Sheet1.AA18:Sheet1.AA1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U18:Sheet1.U18">L1_u2</text:p>
              </table:table-cell>
              <table:table-cell office:value-type="string">
                <text:p text:id="Sheet1.X18:Sheet1.X18">L2_u2</text:p>
              </table:table-cell>
              <table:table-cell office:value-type="string">
                <text:p text:id="Sheet1.AA18:Sheet1.AA18">Linf_u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23153">
                <text:p text:id="Sheet1.U20:Sheet1.U26">0.0023153</text:p>
              </table:table-cell>
              <table:table-cell office:value-type="float" office:value="0.00382">
                <text:p text:id="Sheet1.X20:Sheet1.X26">0.00382</text:p>
              </table:table-cell>
              <table:table-cell office:value-type="float" office:value="0.0121034">
                <text:p text:id="Sheet1.AA20:Sheet1.AA26">0.012103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2231526">
                <text:p>0.002231526</text:p>
              </table:table-cell>
              <table:table-cell office:value-type="float" office:value="0.003723732">
                <text:p>0.003723732</text:p>
              </table:table-cell>
              <table:table-cell office:value-type="float" office:value="0.01176738">
                <text:p>0.011767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2376936">
                <text:p>0.002376936</text:p>
              </table:table-cell>
              <table:table-cell office:value-type="float" office:value="0.0034493">
                <text:p>0.0034493</text:p>
              </table:table-cell>
              <table:table-cell office:value-type="float" office:value="0.010128296">
                <text:p>0.0101282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2392946">
                <text:p>0.002392946</text:p>
              </table:table-cell>
              <table:table-cell office:value-type="float" office:value="0.003272826">
                <text:p>0.003272826</text:p>
              </table:table-cell>
              <table:table-cell office:value-type="float" office:value="0.009323702">
                <text:p>0.0093237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3051308">
                <text:p>0.003051308</text:p>
              </table:table-cell>
              <table:table-cell office:value-type="float" office:value="0.004136162">
                <text:p>0.004136162</text:p>
              </table:table-cell>
              <table:table-cell office:value-type="float" office:value="0.011754678">
                <text:p>0.0117546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2608502">
                <text:p>0.002608502</text:p>
              </table:table-cell>
              <table:table-cell office:value-type="float" office:value="0.003283392">
                <text:p>0.003283392</text:p>
              </table:table-cell>
              <table:table-cell office:value-type="float" office:value="0.007824458">
                <text:p>0.0078244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04313654">
                <text:p>0.004313654</text:p>
              </table:table-cell>
              <table:table-cell office:value-type="float" office:value="0.005374216">
                <text:p>0.005374216</text:p>
              </table:table-cell>
              <table:table-cell office:value-type="float" office:value="0.012839802">
                <text:p>0.0128398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894cm" svg:height="8.275cm" chart:class="chart:scatter" chart:style-name="ch1">
        <chart:legend chart:legend-position="top" svg:x="3.808cm" svg:y="0.576cm" chart:style-name="ch2"/>
        <chart:plot-area chart:style-name="ch3" table:cell-range-address="Sheet1.A20:Sheet1.A26 Sheet1.V18:Sheet1.V18 Sheet1.V20:Sheet1.V26 Sheet1.Y18:Sheet1.Y18 Sheet1.Y20:Sheet1.Y26 Sheet1.AB18:Sheet1.AB18 Sheet1.AB20:Sheet1.AB26" chart:data-source-has-labels="row" svg:x="0.362cm" svg:y="0.147cm" svg:width="8.255cm" svg:height="7.769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V20:Sheet1.V26" chart:label-cell-address="Sheet1.V18:Sheet1.V18" chart:class="chart:scatter">
            <chart:domain table:cell-range-address="Sheet1.A20:Sheet1.A26"/>
            <chart:data-point chart:repeated="7"/>
          </chart:series>
          <chart:series chart:style-name="ch8" chart:values-cell-range-address="Sheet1.Y20:Sheet1.Y26" chart:label-cell-address="Sheet1.Y18:Sheet1.Y18" chart:class="chart:scatter">
            <chart:data-point chart:repeated="7"/>
          </chart:series>
          <chart:series chart:style-name="ch9" chart:values-cell-range-address="Sheet1.AB20:Sheet1.AB26" chart:label-cell-address="Sheet1.AB18:Sheet1.AB1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V18:Sheet1.V18">L1e2</text:p>
              </table:table-cell>
              <table:table-cell office:value-type="string">
                <text:p text:id="Sheet1.Y18:Sheet1.Y18">L2e2</text:p>
              </table:table-cell>
              <table:table-cell office:value-type="string">
                <text:p text:id="Sheet1.AB18:Sheet1.AB18">Linf_e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513741">
                <text:p text:id="Sheet1.V20:Sheet1.V26">0.00513741</text:p>
              </table:table-cell>
              <table:table-cell office:value-type="float" office:value="0.00753731">
                <text:p text:id="Sheet1.Y20:Sheet1.Y26">0.00753731</text:p>
              </table:table-cell>
              <table:table-cell office:value-type="float" office:value="0.0204881">
                <text:p text:id="Sheet1.AB20:Sheet1.AB26">0.020488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5336458">
                <text:p>0.005336458</text:p>
              </table:table-cell>
              <table:table-cell office:value-type="float" office:value="0.007714392">
                <text:p>0.007714392</text:p>
              </table:table-cell>
              <table:table-cell office:value-type="float" office:value="0.021081">
                <text:p>0.0210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5700976">
                <text:p>0.005700976</text:p>
              </table:table-cell>
              <table:table-cell office:value-type="float" office:value="0.007940306">
                <text:p>0.007940306</text:p>
              </table:table-cell>
              <table:table-cell office:value-type="float" office:value="0.02130654">
                <text:p>0.021306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6483098">
                <text:p>0.006483098</text:p>
              </table:table-cell>
              <table:table-cell office:value-type="float" office:value="0.008634516">
                <text:p>0.008634516</text:p>
              </table:table-cell>
              <table:table-cell office:value-type="float" office:value="0.02213602">
                <text:p>0.022136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72857">
                <text:p>0.0072857</text:p>
              </table:table-cell>
              <table:table-cell office:value-type="float" office:value="0.009563788">
                <text:p>0.009563788</text:p>
              </table:table-cell>
              <table:table-cell office:value-type="float" office:value="0.02585176">
                <text:p>0.02585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7060084">
                <text:p>0.007060084</text:p>
              </table:table-cell>
              <table:table-cell office:value-type="float" office:value="0.009376056">
                <text:p>0.009376056</text:p>
              </table:table-cell>
              <table:table-cell office:value-type="float" office:value="0.0252057">
                <text:p>0.02520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0807389">
                <text:p>0.00807389</text:p>
              </table:table-cell>
              <table:table-cell office:value-type="float" office:value="0.010234998">
                <text:p>0.010234998</text:p>
              </table:table-cell>
              <table:table-cell office:value-type="float" office:value="0.02651242">
                <text:p>0.0265124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